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846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9ec9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c6eb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3d5a1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63ee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3553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426d7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59e4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63ee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80cc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a455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ae44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ba9c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d4dc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eb22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f2b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1066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190a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336b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3b30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482b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54957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5be2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6d3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75d3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85c2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31164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23b300" officeooo:paragraph-rsid="0023b3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8463f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normal" officeooo:rsid="001a2c75" officeooo:paragraph-rsid="0008463f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normal" officeooo:rsid="0008463f" officeooo:paragraph-rsid="001426d7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normal" officeooo:rsid="0008463f" officeooo:paragraph-rsid="00159e4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normal" officeooo:rsid="0008463f" officeooo:paragraph-rsid="00180cca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normal" officeooo:rsid="0008463f" officeooo:paragraph-rsid="001a4558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 style:writing-mode="lr-tb"/>
      <style:text-properties style:font-name="JetBrains Mono" fo:font-size="10pt" fo:language="zxx" fo:country="none" fo:font-weight="normal" officeooo:rsid="00189fbf" officeooo:paragraph-rsid="00189fbf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normal" officeooo:paragraph-rsid="001eb68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officeooo:paragraph-rsid="0023b300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ru" fo:country="RU" fo:font-weight="bold" officeooo:rsid="0037587b" officeooo:paragraph-rsid="0037587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ru" fo:country="RU" fo:font-weight="bold" officeooo:rsid="0037587b" officeooo:paragraph-rsid="00382b9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ru" fo:country="RU" fo:font-weight="bold" officeooo:rsid="0037587b" officeooo:paragraph-rsid="003a94f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8463f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8463f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8463f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8463f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8463f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8463f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8463f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8463f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language="zxx" fo:country="none" officeooo:paragraph-rsid="0008463f" style:language-asian="zxx" style:country-asian="none" style:language-complex="zxx" style:country-complex="none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8463f" style:language-asian="zxx" style:country-asian="none" style:language-complex="zxx" style:country-complex="none"/>
    </style:style>
    <style:style style:name="P5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08463f" style:language-asian="zxx" style:country-asian="none" style:language-complex="zxx" style:country-complex="none"/>
    </style:style>
    <style:style style:name="P5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09ec98" style:language-asian="zxx" style:country-asian="none" style:language-complex="zxx" style:country-complex="none"/>
    </style:style>
    <style:style style:name="P5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0c6eb4" style:language-asian="zxx" style:country-asian="none" style:language-complex="zxx" style:country-complex="none"/>
    </style:style>
    <style:style style:name="P5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1927a" style:language-asian="zxx" style:country-asian="none" style:language-complex="zxx" style:country-complex="none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3d5a1" style:language-asian="zxx" style:country-asian="none" style:language-complex="zxx" style:country-complex="none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426d7" style:language-asian="zxx" style:country-asian="none" style:language-complex="zxx" style:country-complex="none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59e44" style:language-asian="zxx" style:country-asian="none" style:language-complex="zxx" style:country-complex="none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63ee6" style:language-asian="zxx" style:country-asian="none" style:language-complex="zxx" style:country-complex="non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80cca" style:language-asian="zxx" style:country-asian="none" style:language-complex="zxx" style:country-complex="none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a4558" style:language-asian="zxx" style:country-asian="none" style:language-complex="zxx" style:country-complex="none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ae443" style:language-asian="zxx" style:country-asian="none" style:language-complex="zxx" style:country-complex="none"/>
    </style:style>
    <style:style style:name="P6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ba9c4" style:language-asian="zxx" style:country-asian="none" style:language-complex="zxx" style:country-complex="none"/>
    </style:style>
    <style:style style:name="P6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d4dca" style:language-asian="zxx" style:country-asian="none" style:language-complex="zxx" style:country-complex="none"/>
    </style:style>
    <style:style style:name="P6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eb220" style:language-asian="zxx" style:country-asian="none" style:language-complex="zxx" style:country-complex="none"/>
    </style:style>
    <style:style style:name="P6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eb683" style:language-asian="zxx" style:country-asian="none" style:language-complex="zxx" style:country-complex="none"/>
    </style:style>
    <style:style style:name="P6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f2b3f" style:language-asian="zxx" style:country-asian="none" style:language-complex="zxx" style:country-complex="none"/>
    </style:style>
    <style:style style:name="P6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10665" style:language-asian="zxx" style:country-asian="none" style:language-complex="zxx" style:country-complex="none"/>
    </style:style>
    <style:style style:name="P6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190a6" style:language-asian="zxx" style:country-asian="none" style:language-complex="zxx" style:country-complex="none"/>
    </style:style>
    <style:style style:name="P6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336bb" style:language-asian="zxx" style:country-asian="none" style:language-complex="zxx" style:country-complex="none"/>
    </style:style>
    <style:style style:name="P7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3b300" style:language-asian="zxx" style:country-asian="none" style:language-complex="zxx" style:country-complex="none"/>
    </style:style>
    <style:style style:name="P7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482bb" style:language-asian="zxx" style:country-asian="none" style:language-complex="zxx" style:country-complex="none"/>
    </style:style>
    <style:style style:name="P7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5be2c" style:language-asian="zxx" style:country-asian="none" style:language-complex="zxx" style:country-complex="none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846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846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9ec9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c6eb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3553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426d7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7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59e4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63ee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80cc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455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e44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ba9c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d4dc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eb22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f2b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1066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190a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336b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3b30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482b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54957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5be2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6d3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75d3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285c2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31164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89fbf" officeooo:paragraph-rsid="00189fb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8463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9ec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c6e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3553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426d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59e4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63ee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80cc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45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e4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ba9c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d4dc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eb22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f2b3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size="10pt" fo:language="zxx" fo:country="none" officeooo:paragraph-rsid="0008463f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25be2c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26d33f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275d3a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285c2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31164f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397f51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3a94fc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382b96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font-size="12pt" fo:language="zxx" fo:country="none" officeooo:paragraph-rsid="0008463f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8463f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9ec9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3d5a1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63ee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4558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e44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eb22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1eb68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31164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23b30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8463f" officeooo:paragraph-rsid="0037587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eb683" officeooo:paragraph-rsid="002190a6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eb683" officeooo:paragraph-rsid="0031164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23b300" officeooo:paragraph-rsid="0025be2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23b300" officeooo:paragraph-rsid="0026d3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408ccc" officeooo:paragraph-rsid="00408cc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eb683" style:language-asian="zxx" style:country-asian="none" style:language-complex="zxx" style:country-complex="none"/>
    </style:style>
    <style:style style:name="P14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3b300" style:language-asian="zxx" style:country-asian="none" style:language-complex="zxx" style:country-complex="none"/>
    </style:style>
    <style:style style:name="P14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25be2c" style:language-asian="zxx" style:country-asian="none" style:language-complex="zxx" style:country-complex="none"/>
    </style:style>
    <style:style style:name="P14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25be2c"/>
    </style:style>
    <style:style style:name="P14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officeooo:paragraph-rsid="0026d33f"/>
    </style:style>
    <style:style style:name="P145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14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147" style:family="paragraph">
      <style:paragraph-properties style:text-autospace="none"/>
      <style:text-properties style:font-name="F" fo:font-size="12pt"/>
    </style:style>
    <style:style style:name="P148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4ca787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08463f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ize="10pt" fo:language="zxx" fo:country="none" fo:font-weight="normal" officeooo:rsid="0023b300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9" style:family="text">
      <style:text-properties style:font-name="JetBrains Mono" fo:font-size="10pt" fo:language="zxx" fo:country="none" fo:font-weight="normal" officeooo:rsid="001eb683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0" style:family="text">
      <style:text-properties style:font-name="JetBrains Mono" fo:font-size="10pt" fo:language="zxx" fo:country="none" fo:font-weight="normal" officeooo:rsid="0008463f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1" style:family="text">
      <style:text-properties style:font-name="JetBrains Mono" fo:font-size="10pt" fo:language="zxx" fo:country="none" fo:font-weight="normal" officeooo:rsid="0023b300" fo:background-color="#d3d3d3" loext:char-shading-value="0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2" style:family="text">
      <style:text-properties style:font-name="JetBrains Mono" fo:font-size="10pt" fo:language="zxx" fo:country="none" fo:font-weight="bold" officeooo:rsid="0023b30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3" style:family="text">
      <style:text-properties style:font-name="JetBrains Mono" fo:font-size="10pt" fo:language="zxx" fo:country="none" fo:font-weight="bold" officeooo:rsid="002482b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4" style:family="text">
      <style:text-properties style:font-name="JetBrains Mono" fo:font-size="10pt" fo:language="zxx" fo:country="none" fo:font-weight="bold" officeooo:rsid="001eb68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5" style:family="text">
      <style:text-properties style:font-name="JetBrains Mono" fo:font-size="10pt" fo:language="zxx" fo:country="none" fo:font-weight="bold" officeooo:rsid="000846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6" style:family="text">
      <style:text-properties style:font-name="JetBrains Mono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style:font-name="JetBrains Mono" fo:font-size="10pt" fo:font-weight="normal" officeooo:rsid="0008463f" style:font-name-asian="Times New Roman1" style:font-size-asian="10pt" style:font-weight-asian="normal" style:font-name-complex="Times New Roman1" style:font-size-complex="10pt" style:font-weight-complex="normal"/>
    </style:style>
    <style:style style:name="T18" style:family="text">
      <style:text-properties style:font-name="JetBrains Mono" fo:font-size="10pt" fo:font-weight="normal" officeooo:rsid="001eb683" style:font-name-asian="Times New Roman1" style:font-size-asian="10pt" style:font-weight-asian="normal" style:font-name-complex="Times New Roman1" style:font-size-complex="10pt" style:font-weight-complex="normal"/>
    </style:style>
    <style:style style:name="T19" style:family="text">
      <style:text-properties style:font-name="JetBrains Mono" fo:font-size="10pt" fo:font-weight="normal" officeooo:rsid="0023b300" style:font-name-asian="Times New Roman1" style:font-size-asian="10pt" style:font-weight-asian="normal" style:font-name-complex="Times New Roman1" style:font-size-complex="10pt" style:font-weight-complex="normal"/>
    </style:style>
    <style:style style:name="T20" style:family="text">
      <style:text-properties style:font-name="JetBrains Mono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JetBrains Mono" fo:font-size="10pt" fo:font-weight="normal" officeooo:rsid="0008463f" style:font-size-asian="10pt" style:font-weight-asian="normal" style:font-size-complex="10pt" style:font-weight-complex="normal"/>
    </style:style>
    <style:style style:name="T22" style:family="text">
      <style:text-properties style:font-name="JetBrains Mono" fo:font-size="10pt" fo:font-weight="normal" officeooo:rsid="001eb683" style:font-size-asian="10pt" style:font-weight-asian="normal" style:font-size-complex="10pt" style:font-weight-complex="normal"/>
    </style:style>
    <style:style style:name="T23" style:family="text">
      <style:text-properties style:font-name="JetBrains Mono" fo:font-size="10pt" fo:font-weight="normal" officeooo:rsid="0023b300" style:font-size-asian="10pt" style:font-weight-asian="normal" style:font-size-complex="10pt" style:font-weight-complex="normal"/>
    </style:style>
    <style:style style:name="T24" style:family="text">
      <style:text-properties style:font-name="JetBrains Mono" fo:font-size="10pt" fo:font-weight="normal" fo:background-color="#dcdcdc" loext:char-shading-value="0" style:font-size-asian="10pt" style:font-weight-asian="normal" style:font-size-complex="10pt" style:font-weight-complex="normal"/>
    </style:style>
    <style:style style:name="T25" style:family="text">
      <style:text-properties style:font-name="JetBrains Mono" fo:font-size="10pt" fo:font-weight="normal" officeooo:rsid="0008463f" fo:background-color="#dcdcdc" loext:char-shading-value="0" style:font-size-asian="10pt" style:font-weight-asian="normal" style:font-size-complex="10pt" style:font-weight-complex="normal"/>
    </style:style>
    <style:style style:name="T26" style:family="text">
      <style:text-properties style:font-name="JetBrains Mono" fo:font-size="10pt" fo:font-weight="normal" officeooo:rsid="001eb683" fo:background-color="#dcdcdc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JetBrains Mono" fo:font-size="10pt" fo:font-weight="normal" officeooo:rsid="0008463f" fo:background-color="#dcdcdc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8" style:family="text">
      <style:text-properties style:font-name="JetBrains Mono" fo:font-size="10pt" fo:font-weight="normal" officeooo:rsid="001eb683" fo:background-color="#dcdcdc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29" style:family="text">
      <style:text-properties style:font-name="JetBrains Mono" fo:font-size="10pt" fo:font-weight="normal" officeooo:rsid="002336bb" fo:background-color="#dcdcdc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0" style:family="text">
      <style:text-properties style:font-name="JetBrains Mono" fo:font-size="10pt" fo:font-weight="normal" officeooo:rsid="001eb683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JetBrains Mono" fo:font-size="10pt" fo:font-weight="normal" officeooo:rsid="001eb683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2" style:family="text">
      <style:text-properties style:font-name="JetBrains Mono" fo:font-size="10pt" fo:font-weight="normal" officeooo:rsid="0023b300" fo:background-color="#d3d3d3" loext:char-shading-value="0" style:font-size-asian="10pt" style:font-weight-asian="normal" style:font-size-complex="10pt" style:font-weight-complex="normal"/>
    </style:style>
    <style:style style:name="T33" style:family="text">
      <style:text-properties style:font-name="JetBrains Mono" fo:font-size="10pt" fo:font-weight="normal" officeooo:rsid="0023b300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4" style:family="text">
      <style:text-properties style:font-name="JetBrains Mono" fo:font-size="10pt" fo:language="en" fo:country="US" fo:font-weight="bold" officeooo:rsid="0025be2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35" style:family="text">
      <style:text-properties style:font-name="JetBrains Mono" fo:font-size="10pt" fo:language="en" fo:country="US" fo:font-weight="bold" officeooo:rsid="0026d3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36" style:family="text">
      <style:text-properties style:font-name="JetBrains Mono" fo:font-size="10pt" fo:language="en" fo:country="US" fo:font-weight="bold" officeooo:rsid="00275d3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37" style:family="text">
      <style:text-properties style:font-name="JetBrains Mono" fo:font-size="10pt" fo:language="en" fo:country="US" fo:font-weight="bold" officeooo:rsid="00285c2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38" style:family="text">
      <style:text-properties style:font-name="JetBrains Mono" fo:font-size="10pt" fo:language="en" fo:country="US" fo:font-weight="bold" officeooo:rsid="00357ab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39" style:family="text">
      <style:text-properties style:font-name="JetBrains Mono" fo:font-size="10pt" fo:language="en" fo:country="US" fo:font-weight="bold" officeooo:rsid="00397f51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40" style:family="text">
      <style:text-properties style:font-name="JetBrains Mono" fo:font-size="10pt" style:font-size-asian="10pt" style:font-size-complex="10pt"/>
    </style:style>
    <style:style style:name="T41" style:family="text">
      <style:text-properties style:font-name="JetBrains Mono" fo:font-size="10pt" officeooo:rsid="0008463f" style:font-size-asian="10pt" style:font-size-complex="10pt"/>
    </style:style>
    <style:style style:name="T42" style:family="text">
      <style:text-properties style:font-name="JetBrains Mono" fo:font-size="10pt" officeooo:rsid="001eb683" style:font-size-asian="10pt" style:font-size-complex="10pt"/>
    </style:style>
    <style:style style:name="T43" style:family="text">
      <style:text-properties style:font-name="JetBrains Mono" fo:font-size="10pt" officeooo:rsid="0023b300" style:font-size-asian="10pt" style:font-size-complex="10pt"/>
    </style:style>
    <style:style style:name="T44" style:family="text">
      <style:text-properties style:font-name="JetBrains Mono" fo:font-size="10pt" officeooo:rsid="0008463f" fo:background-color="#dcdcdc" loext:char-shading-value="0" style:font-size-asian="10pt" style:font-size-complex="10pt"/>
    </style:style>
    <style:style style:name="T45" style:family="text">
      <style:text-properties style:font-name="JetBrains Mono" fo:font-size="10pt" officeooo:rsid="0011927a" fo:background-color="#dcdcdc" loext:char-shading-value="0" style:font-size-asian="10pt" style:font-size-complex="10pt"/>
    </style:style>
    <style:style style:name="T46" style:family="text">
      <style:text-properties style:font-name="JetBrains Mono" fo:font-size="10pt" officeooo:rsid="001eb683" fo:background-color="#dcdcdc" loext:char-shading-value="0" style:font-size-asian="10pt" style:font-size-complex="10pt"/>
    </style:style>
    <style:style style:name="T47" style:family="text">
      <style:text-properties style:font-name="JetBrains Mono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48" style:family="text">
      <style:text-properties style:font-name="JetBrains Mono" fo:font-size="10pt" fo:font-weight="bold" officeooo:rsid="001a2c75" style:font-name-asian="Times New Roman1" style:font-size-asian="10pt" style:font-weight-asian="bold" style:font-name-complex="Times New Roman1" style:font-size-complex="10pt" style:font-weight-complex="bold"/>
    </style:style>
    <style:style style:name="T49" style:family="text">
      <style:text-properties style:font-name="JetBrains Mono" fo:font-size="10pt" fo:font-weight="bold" officeooo:rsid="0008463f" style:font-name-asian="Times New Roman1" style:font-size-asian="10pt" style:font-weight-asian="bold" style:font-name-complex="Times New Roman1" style:font-size-complex="10pt" style:font-weight-complex="bold"/>
    </style:style>
    <style:style style:name="T50" style:family="text">
      <style:text-properties style:font-name="JetBrains Mono" fo:font-size="10pt" fo:font-weight="bold" officeooo:rsid="0009ec98" style:font-name-asian="Times New Roman1" style:font-size-asian="10pt" style:font-weight-asian="bold" style:font-name-complex="Times New Roman1" style:font-size-complex="10pt" style:font-weight-complex="bold"/>
    </style:style>
    <style:style style:name="T51" style:family="text">
      <style:text-properties style:font-name="JetBrains Mono" fo:font-size="10pt" fo:font-weight="bold" officeooo:rsid="000c6eb4" style:font-name-asian="Times New Roman1" style:font-size-asian="10pt" style:font-weight-asian="bold" style:font-name-complex="Times New Roman1" style:font-size-complex="10pt" style:font-weight-complex="bold"/>
    </style:style>
    <style:style style:name="T52" style:family="text">
      <style:text-properties style:font-name="JetBrains Mono" fo:font-size="10pt" fo:font-weight="bold" officeooo:rsid="00102c8f" style:font-name-asian="Times New Roman1" style:font-size-asian="10pt" style:font-weight-asian="bold" style:font-name-complex="Times New Roman1" style:font-size-complex="10pt" style:font-weight-complex="bold"/>
    </style:style>
    <style:style style:name="T53" style:family="text">
      <style:text-properties style:font-name="JetBrains Mono" fo:font-size="10pt" fo:font-weight="bold" officeooo:rsid="00135538" style:font-name-asian="Times New Roman1" style:font-size-asian="10pt" style:font-weight-asian="bold" style:font-name-complex="Times New Roman1" style:font-size-complex="10pt" style:font-weight-complex="bold"/>
    </style:style>
    <style:style style:name="T54" style:family="text">
      <style:text-properties style:font-name="JetBrains Mono" fo:font-size="10pt" fo:font-weight="bold" officeooo:rsid="0013d5a1" style:font-name-asian="Times New Roman1" style:font-size-asian="10pt" style:font-weight-asian="bold" style:font-name-complex="Times New Roman1" style:font-size-complex="10pt" style:font-weight-complex="bold"/>
    </style:style>
    <style:style style:name="T55" style:family="text">
      <style:text-properties style:font-name="JetBrains Mono" fo:font-size="10pt" fo:font-weight="bold" officeooo:rsid="001426d7" style:font-name-asian="Times New Roman1" style:font-size-asian="10pt" style:font-weight-asian="bold" style:font-name-complex="Times New Roman1" style:font-size-complex="10pt" style:font-weight-complex="bold"/>
    </style:style>
    <style:style style:name="T56" style:family="text">
      <style:text-properties style:font-name="JetBrains Mono" fo:font-size="10pt" fo:font-weight="bold" officeooo:rsid="00159e44" style:font-name-asian="Times New Roman1" style:font-size-asian="10pt" style:font-weight-asian="bold" style:font-name-complex="Times New Roman1" style:font-size-complex="10pt" style:font-weight-complex="bold"/>
    </style:style>
    <style:style style:name="T57" style:family="text">
      <style:text-properties style:font-name="JetBrains Mono" fo:font-size="10pt" fo:font-weight="bold" officeooo:rsid="00163ee6" style:font-name-asian="Times New Roman1" style:font-size-asian="10pt" style:font-weight-asian="bold" style:font-name-complex="Times New Roman1" style:font-size-complex="10pt" style:font-weight-complex="bold"/>
    </style:style>
    <style:style style:name="T58" style:family="text">
      <style:text-properties style:font-name="JetBrains Mono" fo:font-size="10pt" fo:font-weight="bold" officeooo:rsid="001a4558" style:font-name-asian="Times New Roman1" style:font-size-asian="10pt" style:font-weight-asian="bold" style:font-name-complex="Times New Roman1" style:font-size-complex="10pt" style:font-weight-complex="bold"/>
    </style:style>
    <style:style style:name="T59" style:family="text">
      <style:text-properties style:font-name="JetBrains Mono" fo:font-size="10pt" fo:font-weight="bold" officeooo:rsid="001ae443" style:font-name-asian="Times New Roman1" style:font-size-asian="10pt" style:font-weight-asian="bold" style:font-name-complex="Times New Roman1" style:font-size-complex="10pt" style:font-weight-complex="bold"/>
    </style:style>
    <style:style style:name="T60" style:family="text">
      <style:text-properties style:font-name="JetBrains Mono" fo:font-size="10pt" fo:font-weight="bold" officeooo:rsid="001d4dca" style:font-name-asian="Times New Roman1" style:font-size-asian="10pt" style:font-weight-asian="bold" style:font-name-complex="Times New Roman1" style:font-size-complex="10pt" style:font-weight-complex="bold"/>
    </style:style>
    <style:style style:name="T61" style:family="text">
      <style:text-properties style:font-name="JetBrains Mono" fo:font-size="10pt" fo:font-weight="bold" officeooo:rsid="001eb220" style:font-name-asian="Times New Roman1" style:font-size-asian="10pt" style:font-weight-asian="bold" style:font-name-complex="Times New Roman1" style:font-size-complex="10pt" style:font-weight-complex="bold"/>
    </style:style>
    <style:style style:name="T62" style:family="text">
      <style:text-properties style:font-name="JetBrains Mono" fo:font-size="10pt" fo:font-weight="bold" officeooo:rsid="001eb683" style:font-name-asian="Times New Roman1" style:font-size-asian="10pt" style:font-weight-asian="bold" style:font-name-complex="Times New Roman1" style:font-size-complex="10pt" style:font-weight-complex="bold"/>
    </style:style>
    <style:style style:name="T63" style:family="text">
      <style:text-properties style:font-name="JetBrains Mono" fo:font-size="10pt" fo:font-weight="bold" officeooo:rsid="00210665" style:font-name-asian="Times New Roman1" style:font-size-asian="10pt" style:font-weight-asian="bold" style:font-name-complex="Times New Roman1" style:font-size-complex="10pt" style:font-weight-complex="bold"/>
    </style:style>
    <style:style style:name="T64" style:family="text">
      <style:text-properties style:font-name="JetBrains Mono" fo:font-size="10pt" fo:font-weight="bold" officeooo:rsid="002190a6" style:font-name-asian="Times New Roman1" style:font-size-asian="10pt" style:font-weight-asian="bold" style:font-name-complex="Times New Roman1" style:font-size-complex="10pt" style:font-weight-complex="bold"/>
    </style:style>
    <style:style style:name="T65" style:family="text">
      <style:text-properties style:font-name="JetBrains Mono" fo:font-size="10pt" fo:font-weight="bold" officeooo:rsid="002336bb" style:font-name-asian="Times New Roman1" style:font-size-asian="10pt" style:font-weight-asian="bold" style:font-name-complex="Times New Roman1" style:font-size-complex="10pt" style:font-weight-complex="bold"/>
    </style:style>
    <style:style style:name="T66" style:family="text">
      <style:text-properties style:font-name="JetBrains Mono" fo:font-size="10pt" fo:font-weight="bold" officeooo:rsid="0023b300" style:font-name-asian="Times New Roman1" style:font-size-asian="10pt" style:font-weight-asian="bold" style:font-name-complex="Times New Roman1" style:font-size-complex="10pt" style:font-weight-complex="bold"/>
    </style:style>
    <style:style style:name="T67" style:family="text">
      <style:text-properties style:font-name="JetBrains Mono" fo:font-size="10pt" fo:font-weight="bold" officeooo:rsid="002482bb" style:font-name-asian="Times New Roman1" style:font-size-asian="10pt" style:font-weight-asian="bold" style:font-name-complex="Times New Roman1" style:font-size-complex="10pt" style:font-weight-complex="bold"/>
    </style:style>
    <style:style style:name="T68" style:family="text">
      <style:text-properties style:font-name="JetBrains Mono" fo:font-size="10pt" fo:font-weight="bold" officeooo:rsid="00254957" style:font-name-asian="Times New Roman1" style:font-size-asian="10pt" style:font-weight-asian="bold" style:font-name-complex="Times New Roman1" style:font-size-complex="10pt" style:font-weight-complex="bold"/>
    </style:style>
    <style:style style:name="T69" style:family="text">
      <style:text-properties style:font-name="JetBrains Mono" fo:font-size="10pt" fo:font-weight="bold" officeooo:rsid="0025be2c" style:font-name-asian="Times New Roman1" style:font-size-asian="10pt" style:font-weight-asian="bold" style:font-name-complex="Times New Roman1" style:font-size-complex="10pt" style:font-weight-complex="bold"/>
    </style:style>
    <style:style style:name="T70" style:family="text">
      <style:text-properties style:font-name="JetBrains Mono" fo:font-size="10pt" fo:font-weight="bold" officeooo:rsid="003eb1b5" style:font-name-asian="Times New Roman1" style:font-size-asian="10pt" style:font-weight-asian="bold" style:font-name-complex="Times New Roman1" style:font-size-complex="10pt" style:font-weight-complex="bold"/>
    </style:style>
    <style:style style:name="T71" style:family="text">
      <style:text-properties style:font-name="JetBrains Mono" fo:font-size="10pt" fo:font-weight="bold" officeooo:rsid="001eb683" style:font-size-asian="10pt" style:font-weight-asian="bold" style:font-size-complex="10pt" style:font-weight-complex="bold"/>
    </style:style>
    <style:style style:name="T72" style:family="text">
      <style:text-properties style:font-name="JetBrains Mono" fo:font-size="10pt" fo:font-weight="bold" officeooo:rsid="0023b300" style:font-size-asian="10pt" style:font-weight-asian="bold" style:font-size-complex="10pt" style:font-weight-complex="bold"/>
    </style:style>
    <style:style style:name="T73" style:family="text">
      <style:text-properties style:font-name="JetBrains Mono" fo:font-size="10pt" fo:font-weight="bold" officeooo:rsid="001f2b3f" style:font-size-asian="10pt" style:font-weight-asian="bold" style:font-size-complex="10pt" style:font-weight-complex="bold"/>
    </style:style>
    <style:style style:name="T74" style:family="text">
      <style:text-properties style:font-name="JetBrains Mono" fo:font-size="10pt" fo:font-weight="bold" officeooo:rsid="002482bb" style:font-size-asian="10pt" style:font-weight-asian="bold" style:font-size-complex="10pt" style:font-weight-complex="bold"/>
    </style:style>
    <style:style style:name="T75" style:family="text">
      <style:text-properties style:font-name="JetBrains Mono" fo:font-size="10pt" fo:background-color="#d3d3d3" loext:char-shading-value="0" style:font-size-asian="10pt" style:font-size-complex="10pt"/>
    </style:style>
    <style:style style:name="T76" style:family="text">
      <style:text-properties style:font-name="JetBrains Mono" fo:font-size="10pt" officeooo:rsid="0023b300" fo:background-color="#d3d3d3" loext:char-shading-value="0" style:font-size-asian="10pt" style:font-size-complex="10pt"/>
    </style:style>
    <style:style style:name="T77" style:family="text">
      <style:text-properties style:font-name="JetBrains Mono" fo:font-size="10pt" fo:language="ru" fo:country="RU" fo:font-weight="bold" officeooo:rsid="003a94f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78" style:family="text">
      <style:text-properties style:font-name="JetBrains Mono" fo:font-weight="normal" style:font-name-asian="Times New Roman1" style:font-weight-asian="normal" style:font-name-complex="Times New Roman1" style:font-weight-complex="normal"/>
    </style:style>
    <style:style style:name="T79" style:family="text">
      <style:text-properties style:font-name="JetBrains Mono" fo:font-weight="normal" officeooo:rsid="001a2c75" style:font-name-asian="Times New Roman1" style:font-weight-asian="normal" style:font-name-complex="Times New Roman1" style:font-weight-complex="normal"/>
    </style:style>
    <style:style style:name="T80" style:family="text">
      <style:text-properties style:font-name="JetBrains Mono" fo:font-weight="normal" officeooo:rsid="0008463f" style:font-name-asian="Times New Roman1" style:font-weight-asian="normal" style:font-name-complex="Times New Roman1" style:font-weight-complex="normal"/>
    </style:style>
    <style:style style:name="T81" style:family="text">
      <style:text-properties style:font-name="JetBrains Mono" fo:font-weight="normal" fo:background-color="#dcdcdc" loext:char-shading-value="0" style:font-name-asian="Times New Roman1" style:font-weight-asian="normal" style:font-name-complex="Times New Roman1" style:font-weight-complex="normal"/>
    </style:style>
    <style:style style:name="T82" style:family="text">
      <style:text-properties style:font-name="JetBrains Mono" fo:font-weight="normal" fo:background-color="#dcdcdc" loext:char-shading-value="0" style:font-weight-asian="normal" style:font-weight-complex="normal"/>
    </style:style>
    <style:style style:name="T83" style:family="text">
      <style:text-properties style:font-name="JetBrains Mono" fo:font-weight="normal" officeooo:rsid="0008463f" fo:background-color="#dcdcdc" loext:char-shading-value="0" style:font-weight-asian="normal" style:font-weight-complex="normal"/>
    </style:style>
    <style:style style:name="T84" style:family="text">
      <style:text-properties style:font-name="JetBrains Mono" fo:font-weight="normal" style:font-weight-asian="normal" style:font-weight-complex="normal"/>
    </style:style>
    <style:style style:name="T85" style:family="text">
      <style:text-properties style:font-name="JetBrains Mono" fo:font-weight="normal" officeooo:rsid="0008463f" style:font-weight-asian="normal" style:font-weight-complex="normal"/>
    </style:style>
    <style:style style:name="T86" style:family="text">
      <style:text-properties style:font-name="JetBrains Mono" fo:font-weight="normal" officeooo:rsid="0023b300" style:font-weight-asian="normal" style:font-weight-complex="normal"/>
    </style:style>
    <style:style style:name="T87" style:family="text">
      <style:text-properties style:font-name="JetBrains Mono" fo:font-weight="normal" officeooo:rsid="001a2c75" fo:background-color="#d3d3d3" loext:char-shading-value="0" style:font-name-asian="Times New Roman1" style:font-weight-asian="normal" style:font-name-complex="Times New Roman1" style:font-weight-complex="normal"/>
    </style:style>
    <style:style style:name="T88" style:family="text">
      <style:text-properties style:font-name="JetBrains Mono" officeooo:rsid="0008463f"/>
    </style:style>
    <style:style style:name="T89" style:family="text">
      <style:text-properties style:font-name="JetBrains Mono" fo:font-weight="bold" officeooo:rsid="001a2c75" style:font-name-asian="Times New Roman1" style:font-weight-asian="bold" style:font-name-complex="Times New Roman1" style:font-weight-complex="bold"/>
    </style:style>
    <style:style style:name="T90" style:family="text">
      <style:text-properties style:font-name="JetBrains Mono" fo:font-weight="bold" officeooo:rsid="0008463f" style:font-name-asian="Times New Roman1" style:font-weight-asian="bold" style:font-name-complex="Times New Roman1" style:font-weight-complex="bold"/>
    </style:style>
    <style:style style:name="T91" style:family="text">
      <style:text-properties style:font-name="JetBrains Mono" officeooo:rsid="001426d7"/>
    </style:style>
    <style:style style:name="T92" style:family="text">
      <style:text-properties style:font-name="JetBrains Mono" officeooo:rsid="001eb683"/>
    </style:style>
    <style:style style:name="T93" style:family="text">
      <style:text-properties style:font-name="JetBrains Mono" officeooo:rsid="00210665"/>
    </style:style>
    <style:style style:name="T94" style:family="text">
      <style:text-properties style:font-name="JetBrains Mono" fo:language="zxx" fo:country="none" officeooo:rsid="001eb683" style:language-asian="zxx" style:country-asian="none" style:language-complex="zxx" style:country-complex="none"/>
    </style:style>
    <style:style style:name="T95" style:family="text">
      <style:text-properties style:font-name="JetBrains mono" fo:font-weight="bold" officeooo:rsid="001a2c75" style:font-name-asian="Times New Roman1" style:font-weight-asian="bold" style:font-name-complex="Times New Roman1" style:font-weight-complex="bold"/>
    </style:style>
    <style:style style:name="T96" style:family="text">
      <style:text-properties fo:color="#ff8c00" loext:opacity="100%" style:font-name="JetBrains Mono" fo:font-size="10pt" fo:font-weight="normal" officeooo:rsid="0008463f" style:font-name-asian="Times New Roman1" style:font-size-asian="10pt" style:font-weight-asian="normal" style:font-name-complex="Times New Roman1" style:font-size-complex="10pt" style:font-weight-complex="normal"/>
    </style:style>
    <style:style style:name="T97" style:family="text">
      <style:text-properties style:use-window-font-color="true" loext:opacity="0%" style:font-name="JetBrains Mono" fo:font-size="10pt" fo:font-weight="normal" officeooo:rsid="0008463f" fo:background-color="#dcdcdc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98" style:family="text">
      <style:text-properties fo:font-size="10pt" fo:language="zxx" fo:country="none" fo:font-weight="bold" officeooo:rsid="0008463f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99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T100" style:family="text">
      <style:text-properties fo:color="#b9bcd1" loext:opacity="100%" style:font-name="JetBrains Mono1" fo:font-size="10pt" style:font-name-asian="JetBrains Mono1" style:font-size-asian="10pt" style:font-name-complex="JetBrains Mono1" style:font-size-complex="10pt"/>
    </style:style>
    <style:style style:name="T101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102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103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104" style:family="text">
      <style:text-properties fo:color="#9373a5" loext:opacity="100%" style:font-name="JetBrains Mono1" fo:font-size="10pt" style:font-name-asian="JetBrains Mono1" style:font-size-asian="10pt" style:font-name-complex="JetBrains Mono1" style:font-size-complex="10pt"/>
    </style:style>
    <style:style style:name="T105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style:style style:name="T106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107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108" style:family="text">
      <style:text-properties fo:color="#b5b6e3" loext:opacity="100%" style:font-name="JetBrains Mono1" fo:font-size="10pt" style:font-name-asian="JetBrains Mono1" style:font-size-asian="10pt" style:font-name-complex="JetBrains Mono1" style:font-size-complex="10pt"/>
    </style:style>
    <style:style style:name="T109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5.3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4.82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2.94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0.17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12.14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3.67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.57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4.39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2.07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4.8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2.8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3.9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4.49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3.63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1.58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1.98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1.59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14.00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2.79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2.95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2.4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draw:fill="solid" draw:fill-color="#191919" draw:textarea-vertical-align="top" draw:auto-grow-height="false" fo:min-height="1.99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cm" draw:fill="solid" draw:fill-color="#191919" draw:textarea-vertical-align="top" draw:auto-grow-height="false" fo:min-height="1.56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cm" draw:fill="solid" draw:fill-color="#191919" draw:textarea-vertical-align="top" draw:auto-grow-height="false" fo:min-height="3.27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solid" draw:fill-color="#191919" draw:textarea-vertical-align="top" draw:auto-grow-height="false" fo:min-height="2.00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solid" draw:fill-color="#191919" draw:textarea-vertical-align="top" draw:auto-grow-height="false" fo:min-height="2.87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cm" draw:fill="solid" draw:fill-color="#191919" draw:textarea-vertical-align="top" draw:auto-grow-height="false" fo:min-height="3.32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cm" draw:fill="solid" draw:fill-color="#191919" draw:textarea-vertical-align="top" draw:auto-grow-height="false" fo:min-height="2.83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cm" draw:fill="solid" draw:fill-color="#191919" draw:textarea-vertical-align="top" draw:auto-grow-height="false" fo:min-height="2.77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cm" draw:fill="solid" draw:fill-color="#191919" draw:textarea-vertical-align="top" draw:auto-grow-height="false" fo:min-height="1.56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cm" draw:fill="solid" draw:fill-color="#191919" draw:textarea-vertical-align="top" draw:auto-grow-height="false" fo:min-height="3.61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cm" draw:fill="solid" draw:fill-color="#191919" draw:textarea-vertical-align="top" draw:auto-grow-height="false" fo:min-height="3.58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width="0cm" draw:fill="solid" draw:fill-color="#191919" draw:textarea-vertical-align="top" draw:auto-grow-height="false" fo:min-height="2.08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cm" draw:fill="solid" draw:fill-color="#191919" draw:textarea-vertical-align="top" draw:auto-grow-height="false" fo:min-height="1.53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cm" draw:fill="solid" draw:fill-color="#191919" draw:textarea-vertical-align="top" draw:auto-grow-height="false" fo:min-height="10.78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width="0cm" draw:fill="solid" draw:fill-color="#191919" draw:textarea-vertical-align="top" draw:auto-grow-height="false" fo:min-height="1.61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width="0cm" draw:fill="solid" draw:fill-color="#191919" draw:textarea-vertical-align="top" draw:auto-grow-height="false" fo:min-height="4.42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width="0cm" draw:fill="solid" draw:fill-color="#191919" draw:textarea-vertical-align="top" draw:auto-grow-height="false" fo:min-height="2.44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width="0cm" draw:fill="solid" draw:fill-color="#191919" draw:textarea-vertical-align="top" draw:auto-grow-height="false" fo:min-height="2.45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width="0cm" draw:fill="solid" draw:fill-color="#191919" draw:textarea-vertical-align="top" draw:auto-grow-height="false" fo:min-height="3.1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width="0cm" draw:fill="solid" draw:fill-color="#191919" draw:textarea-vertical-align="top" draw:auto-grow-height="false" fo:min-height="2.46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width="0cm" draw:fill="solid" draw:fill-color="#191919" draw:textarea-vertical-align="top" draw:auto-grow-height="false" fo:min-height="2.05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width="0cm" draw:fill="solid" draw:fill-color="#191919" draw:textarea-vertical-align="top" draw:auto-grow-height="false" fo:min-height="6.00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width="0cm" draw:fill="solid" draw:fill-color="#191919" draw:textarea-vertical-align="top" draw:auto-grow-height="false" fo:min-height="3.35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width="0cm" draw:fill="solid" draw:fill-color="#191919" draw:textarea-vertical-align="top" draw:auto-grow-height="false" fo:min-height="1.66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width="0cm" draw:fill="solid" draw:fill-color="#191919" draw:textarea-vertical-align="top" draw:auto-grow-height="false" fo:min-height="1.60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width="0cm" draw:fill="solid" draw:fill-color="#191919" draw:textarea-vertical-align="top" draw:auto-grow-height="false" fo:min-height="6.29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НАУКИ И ВЫСШЕГО ОБРАЗОВАНИЯ <text:line-break/>РОССИЙСКОЙ ФЕДЕРАЦИИ</text:p>
      <text:p text:style-name="P41"/>
      <text:p text:style-name="P41">ФЕДЕРАЛЬНОЕ ГОСУДАРСТВЕННОЕ БЮДЖЕТНОЕ ОБРАЗОВАТЕЛЬНОЕ УЧРЕЖДЕНИЕ ВЫСШЕГО ОБРАЗОВАНИЯ</text:p>
      <text:p text:style-name="P44"/>
      <text:p text:style-name="P44">«БЕЛГОРОДСКИЙ ГОСУДАРСТВЕННЫЙ </text:p>
      <text:p text:style-name="P44">ТЕХНОЛОГИЧЕСКИЙ УНИВЕРСИТЕТ им. В. Г. ШУХОВА»</text:p>
      <text:p text:style-name="P44">(БГТУ им. В.Г. Шухова)</text:p>
      <text:p text:style-name="P44"/>
      <text:p text:style-name="P41">Кафедра программного обеспечения вычислительной техники и автоматизированных систем</text:p>
      <text:p text:style-name="P41"/>
      <text:p text:style-name="P41"/>
      <text:p text:style-name="P41"/>
      <text:p text:style-name="P41"/>
      <text:p text:style-name="P41"/>
      <text:p text:style-name="P41"/>
      <text:p text:style-name="P45"/>
      <text:p text:style-name="P48"><text:span text:style-name="T1">Лабораторная работа №</text:span><text:span text:style-name="T2">4</text:span><text:span text:style-name="T3">e</text:span></text:p>
      <text:p text:style-name="P46">по дисциплине: Основы программирования</text:p>
      <text:p text:style-name="P49"><text:span text:style-name="T4">тема: «</text:span><text:span text:style-name="T5">Структуры. Функции для работы со структурами</text:span><text:span text:style-name="T4">» 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2"/>
      <text:p text:style-name="P43"/>
      <text:p text:style-name="P43"/>
      <text:p text:style-name="P47">Выполнил: ст. группы ПВ-211</text:p>
      <text:p text:style-name="P47">Чувилко Илья Романович</text:p>
      <text:p text:style-name="P47"/>
      <text:p text:style-name="P47">Проверили: </text:p>
      <text:p text:style-name="P47">Притчин Иван Сергеевич</text:p>
      <text:p text:style-name="P47">Черников Сергей Викторович</text:p>
      <text:p text:style-name="P41"/>
      <text:p text:style-name="P41"/>
      <text:p text:style-name="P41"/>
      <text:p text:style-name="P42"/>
      <text:p text:style-name="P41"/>
      <text:p text:style-name="P41"/>
      <text:p text:style-name="P41"/>
      <text:p text:style-name="P45"/>
      <text:p text:style-name="P45"/>
      <text:p text:style-name="P45"/>
      <text:p text:style-name="P45">Белгород 2021 г.</text:p>
      <text:p text:style-name="P1"/>
      <text:p text:style-name="P1"><text:soft-page-break/>Цель работы: <text:span text:style-name="T6">получение навыков написания функций для решения задач со структурами. </text:span></text:p>
      <text:p text:style-name="P29"/>
      <text:p text:style-name="P50"><text:span text:style-name="T47">Содержание отчета:</text:span><text:span text:style-name="T16">  </text:span></text:p>
      <text:list xml:id="list1476576102" text:style-name="L1">
        <text:list-item>
          <text:p text:style-name="P124">Тема лабораторной работы.  </text:p>
        </text:list-item>
        <text:list-item>
          <text:p text:style-name="P124">Цель лабораторной работы.  </text:p>
        </text:list-item>
        <text:list-item>
          <text:p text:style-name="P124">Решения задач: </text:p>
          <text:list>
            <text:list-item>
              <text:p text:style-name="P124">Текст задания.</text:p>
            </text:list-item>
            <text:list-item>
              <text:p text:style-name="P124">Исходный код.</text:p>
            </text:list-item>
            <text:list-item>
              <text:p text:style-name="P124">Решение задач со звёздочкой требуется для получения максимального балла.</text:p>
              <text:p text:style-name="P124"/>
            </text:list-item>
          </text:list>
        </text:list-item>
      </text:list>
      <text:p text:style-name="P1">Требования к лабораторной работе:</text:p>
      <text:list xml:id="list180605211819403" text:continue-numbering="true" text:style-name="L1">
        <text:list-item>
          <text:p text:style-name="P124">Каждая функция в качестве комментария, должна содержать спецификацию.</text:p>
        </text:list-item>
        <text:list-item>
          <text:p text:style-name="P124">Указание спецификаций отдельно от кода не требуется. </text:p>
        </text:list-item>
      </text:list>
      <text:p text:style-name="P29"/>
      <text:p text:style-name="P29"/>
      <text:p text:style-name="P73">Решение задач:</text:p>
      <text:p text:style-name="P74"/>
      <text:p text:style-name="P123"><text:span text:style-name="T95">Задача №</text:span><text:span text:style-name="T89">1.</text:span><text:span text:style-name="T79"> Опишем структуру </text:span><text:span text:style-name="T87">point</text:span><text:span text:style-name="T79">: </text:span></text:p>
      <text:p text:style-name="P30"/>
      <text:p text:style-name="P114"><text:span text:style-name="T89">П</text:span><text:span text:style-name="T90">ункт (а).</text:span><text:span text:style-name="T80"> </text:span><text:span text:style-name="T78">Объявите структуру </text:span><text:span text:style-name="T81">point</text:span><text:span text:style-name="T78"> с инициализацией. </text:span></text:p>
      <text:p text:style-name="P100">Код программы:</text:p>
      <text:p text:style-name="P100"><draw:custom-shape text:anchor-type="paragraph" draw:z-index="0" draw:name="Врезка 1" draw:style-name="gr47" draw:text-style-name="P146" svg:width="16.925cm" svg:height="6.293cm" svg:x="-0.053cm" svg:y="0.002cm"><text:p text:style-name="P145"><text:span text:style-name="T109">#include </text:span><text:span text:style-name="T106">&lt;stdio.h&gt;</text:span><text:span text:style-name="T106"><text:line-break/></text:span><text:span text:style-name="T106"><text:line-break/></text:span><text:span text:style-name="T99">// Структура Point хранит в себе координаты точки (x; y)</text:span><text:span text:style-name="T99"><text:line-break/></text:span><text:span text:style-name="T106">struct </text:span><text:span text:style-name="T108">point </text:span><text:span text:style-name="T102">{</text:span><text:span text:style-name="T102"><text:line-break/></text:span><text:span text:style-name="T102"> <text:s/></text:span><text:span text:style-name="T103">double </text:span><text:span text:style-name="T104">x</text:span><text:span text:style-name="T103">; </text:span><text:span text:style-name="T99">// Координаты по оx</text:span><text:span text:style-name="T99"><text:line-break/></text:span><text:span text:style-name="T99"> <text:s/></text:span><text:span text:style-name="T103">double </text:span><text:span text:style-name="T104">y</text:span><text:span text:style-name="T103">; </text:span><text:span text:style-name="T99">// Координаты по оy</text:span><text:span text:style-name="T99"><text:line-break/></text:span><text:span text:style-name="T102">}</text:span><text:span text:style-name="T103">;</text:span><text:span text:style-name="T103"><text:line-break/></text:span><text:span text:style-name="T103"><text:line-break/></text:span><text:span text:style-name="T103">typedef struct </text:span><text:span text:style-name="T108">point </text:span><text:span text:style-name="T100">point</text:span><text:span text:style-name="T103">;</text:span><text:span text:style-name="T103"><text:line-break/></text:span><text:span text:style-name="T103"><text:line-break/></text:span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point </text:span><text:span text:style-name="T102">p = {</text:span><text:span text:style-name="T107">1</text:span><text:span text:style-name="T103">, </text:span><text:span text:style-name="T107">2</text:span><text:span text:style-name="T102">}</text:span><text:span text:style-name="T103">;</text:span><text:span text:style-name="T103"><text:line-break/></text:span><text:span text:style-name="T103"> <text:s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text:span text:style-name="T102"><text:line-break/></text:span><text:span text:style-name="T10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51"><text:span text:style-name="T48">П</text:span><text:span text:style-name="T49">ункт (b).</text:span><text:span text:style-name="T17"> Реализуйте функцию ввода структуры </text:span><text:span text:style-name="T27">point</text:span><text:span text:style-name="T17">. Заголовок: </text:span><text:span text:style-name="T27">void inputPoint(point *p)</text:span><text:span text:style-name="T17">. </text:span></text:p>
      <text:p text:style-name="P100">Код программы:</text:p>
      <text:p text:style-name="P100"><draw:custom-shape text:anchor-type="paragraph" draw:z-index="1" draw:name="Врезка 2" draw:style-name="gr46" draw:text-style-name="P146" svg:width="16.925cm" svg:height="1.604cm" svg:x="-0.053cm" svg:y="0.002cm"><text:p text:style-name="P145"><text:span text:style-name="T99">// Предназначен для ввода координат точки (x; y)</text:span><text:span text:style-name="T99"><text:line-break/></text:span><text:span text:style-name="T103">void </text:span><text:span text:style-name="T101">inputPoint</text:span><text:span text:style-name="T102">(</text:span><text:span text:style-name="T100">point </text:span><text:span text:style-name="T102">*p) {</text:span><text:span text:style-name="T102"><text:line-break/></text:span><text:span text:style-name="T102"> <text:s/>scanf(</text:span><text:span text:style-name="T106">"%lf %lf"</text:span><text:span text:style-name="T103">, </text:span><text:span text:style-name="T102">&amp;p-&gt;</text:span><text:span text:style-name="T104">x</text:span><text:span text:style-name="T103">, </text:span><text:span text:style-name="T102">&amp;p-&gt;</text:span><text:span text:style-name="T104">y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4"/>
      <text:p text:style-name="P74"/>
      <text:p text:style-name="P74"/>
      <text:p text:style-name="P52"><text:span text:style-name="T48">П</text:span><text:span text:style-name="T49">ункт (</text:span><text:span text:style-name="T50">c</text:span><text:span text:style-name="T49">).</text:span><text:span text:style-name="T17"> Реализуйте функцию вывода структуры </text:span><text:span text:style-name="T27">point</text:span><text:span text:style-name="T17">. Выводите данные в следующем формате (1.450; 1.850) с тремя знаками после запятой. Заголовок: </text:span><text:span text:style-name="T27">void outputPoint(point p)</text:span><text:span text:style-name="T17">.</text:span></text:p>
      <text:p text:style-name="P101">Код программы:</text:p>
      <text:p text:style-name="P101"><draw:custom-shape text:anchor-type="paragraph" draw:z-index="2" draw:name="Врезка 3" draw:style-name="gr45" draw:text-style-name="P146" svg:width="16.925cm" svg:height="1.661cm" svg:x="-0.053cm" svg:y="0.002cm"><text:p text:style-name="P145"><text:span text:style-name="T99">// Выводит координату точки p в формате (x; y)</text:span><text:span text:style-name="T99"><text:line-break/></text:span><text:span text:style-name="T103">void </text:span><text:span text:style-name="T101">outputPoint</text:span><text:span text:style-name="T102">(</text:span><text:span text:style-name="T100">point </text:span><text:span text:style-name="T102">p) {</text:span><text:span text:style-name="T102"><text:line-break/></text:span><text:span text:style-name="T102"> <text:s/>printf(</text:span><text:span text:style-name="T106">"(%.3lf; %.3lf)"</text:span><text:span text:style-name="T103">, </text:span><text:span text:style-name="T102">p.</text:span><text:span text:style-name="T104">x</text:span><text:span text:style-name="T103">, </text:span><text:span text:style-name="T102">p.</text:span><text:span text:style-name="T104">y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5"/>
      <text:p text:style-name="P75"/>
      <text:p text:style-name="P75"/>
      <text:p text:style-name="P2"/>
      <text:p text:style-name="P2"/>
      <text:p text:style-name="P2"/>
      <text:p text:style-name="P52"><text:soft-page-break/><text:span text:style-name="T48">П</text:span><text:span text:style-name="T49">ункт (</text:span><text:span text:style-name="T50">d</text:span><text:span text:style-name="T49">).</text:span><text:span text:style-name="T17"> Создайте две точки </text:span><text:span text:style-name="T27">p1</text:span><text:span text:style-name="T17"> и </text:span><text:span text:style-name="T27">p2</text:span><text:span text:style-name="T17">. Проведите их инициализацию в коде. Выполните присваивание точки </text:span><text:span text:style-name="T27">p2</text:span><text:span text:style-name="T17"> точке </text:span><text:span text:style-name="T27">p1</text:span><text:span text:style-name="T17">. </text:span></text:p>
      <text:p text:style-name="P101">Код программы:</text:p>
      <text:p text:style-name="P101"><draw:custom-shape text:anchor-type="paragraph" draw:z-index="3" draw:name="Врезка 4" draw:style-name="gr44" draw:text-style-name="P146" svg:width="16.925cm" svg:height="3.352cm" svg:x="-0.053cm" svg:y="0.002cm"><text:p text:style-name="P145"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point </text:span><text:span text:style-name="T102">p1 = {</text:span><text:span text:style-name="T107">1.45</text:span><text:span text:style-name="T103">, </text:span><text:span text:style-name="T107">1.86</text:span><text:span text:style-name="T102">}</text:span><text:span text:style-name="T103">;</text:span><text:span text:style-name="T103"><text:line-break/></text:span><text:span text:style-name="T103"> <text:s/></text:span><text:span text:style-name="T100">point </text:span><text:span text:style-name="T102">p2 = p1</text:span><text:span text:style-name="T103">;</text:span><text:span text:style-name="T103"><text:line-break/></text:span><text:span text:style-name="T103"><text:line-break/></text:span><text:span text:style-name="T103"> <text:s/></text:span><text:span text:style-name="T102">outputPoint(p2)</text:span><text:span text:style-name="T103">;</text:span></text:p><text:p text:style-name="P145"><text:span text:style-name="T102"><text:line-break/></text:span><text:span text:style-name="T102"> <text:s/></text:span><text:span text:style-name="T103"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5"/>
      <text:p text:style-name="P75"/>
      <text:p text:style-name="P75"/>
      <text:p text:style-name="P2"/>
      <text:p text:style-name="P2"/>
      <text:p text:style-name="P2"/>
      <text:p text:style-name="P2"/>
      <text:p text:style-name="P52"><text:span text:style-name="T48">П</text:span><text:span text:style-name="T49">ункт (</text:span><text:span text:style-name="T50">e</text:span><text:span text:style-name="T49">).</text:span><text:span text:style-name="T17"> Создайте массив структур размера </text:span><text:span text:style-name="T27">N=3</text:span><text:span text:style-name="T17">. Реализуйте функции для его ввода </text:span><text:span text:style-name="T27">inputPoints</text:span><text:span text:style-name="T17"> и вывода </text:span><text:span text:style-name="T27">outputPoint</text:span><text:span text:style-name="T17">. </text:span></text:p>
      <text:p text:style-name="P52"><text:span text:style-name="T17">Заголовок функции ввода: </text:span><text:span text:style-name="T27">void inputPoints(point *p, int n)</text:span><text:span text:style-name="T17">.</text:span></text:p>
      <text:p text:style-name="P52"><text:span text:style-name="T17">Заголовок функции вывода: </text:span><text:span text:style-name="T27">void outputPoints(point *p, int n)</text:span><text:span text:style-name="T17">.</text:span></text:p>
      <text:p text:style-name="P101">Код программы:</text:p>
      <text:p text:style-name="P101"><draw:custom-shape text:anchor-type="paragraph" draw:z-index="4" draw:name="Врезка 5" draw:style-name="gr43" draw:text-style-name="P146" svg:width="16.925cm" svg:height="6cm" svg:x="-0.053cm" svg:y="0.002cm"><text:p text:style-name="P145"><text:span text:style-name="T99">// Предназначен для ввода массива p размера size с координатами точек</text:span><text:span text:style-name="T99"><text:line-break/></text:span><text:span text:style-name="T103">void </text:span><text:span text:style-name="T101">inputPoints</text:span><text:span text:style-name="T102">(</text:span><text:span text:style-name="T100">point </text:span><text:span text:style-name="T102">*p</text:span><text:span text:style-name="T103">, int </text:span><text:span text:style-name="T102">size) {</text:span><text:span text:style-name="T102"><text:line-break/></text:span><text:span text:style-name="T102"> <text:s/></text:span><text:span text:style-name="T103">for </text:span><text:span text:style-name="T102">(</text:span><text:span text:style-name="T103">int </text:span><text:span text:style-name="T102">i = </text:span><text:span text:style-name="T107">0</text:span><text:span text:style-name="T103">; </text:span><text:span text:style-name="T102">i &lt; size</text:span><text:span text:style-name="T103">; </text:span><text:span text:style-name="T102">i++) {</text:span><text:span text:style-name="T102"><text:line-break/></text:span><text:span text:style-name="T102"> <text:s text:c="3"/>inputPoint(&amp;p[i])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}</text:span><text:span text:style-name="T102"><text:line-break/></text:span><text:span text:style-name="T102"><text:line-break/></text:span><text:span text:style-name="T99">// Выводит массив p размера size содержащий координаты точек</text:span><text:span text:style-name="T99"><text:line-break/></text:span><text:span text:style-name="T103">void </text:span><text:span text:style-name="T101">outputPoints</text:span><text:span text:style-name="T102">(</text:span><text:span text:style-name="T100">point </text:span><text:span text:style-name="T102">*p</text:span><text:span text:style-name="T103">, int </text:span><text:span text:style-name="T102">size) {</text:span><text:span text:style-name="T102"><text:line-break/></text:span><text:span text:style-name="T102"> <text:s/></text:span><text:span text:style-name="T103">for </text:span><text:span text:style-name="T102">(</text:span><text:span text:style-name="T103">int </text:span><text:span text:style-name="T102">i = </text:span><text:span text:style-name="T107">0</text:span><text:span text:style-name="T103">; </text:span><text:span text:style-name="T102">i &lt; size</text:span><text:span text:style-name="T103">; </text:span><text:span text:style-name="T102">i++) {</text:span><text:span text:style-name="T102"><text:line-break/></text:span><text:span text:style-name="T102"> <text:s text:c="3"/>outputPoint(p[i])</text:span><text:span text:style-name="T103">;</text:span><text:span text:style-name="T103"><text:line-break/></text:span><text:span text:style-name="T103"> <text:s text:c="3"/></text:span><text:span text:style-name="T102">printf(</text:span><text:span text:style-name="T106">" "</text:span><text:span text:style-name="T102">)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 <text:s/>printf(</text:span><text:span text:style-name="T106">"</text:span><text:span text:style-name="T103">\n</text:span><text:span text:style-name="T106">"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5"/>
      <text:p text:style-name="P75"/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3"/>
      <text:p text:style-name="P53"><text:span text:style-name="T48">П</text:span><text:span text:style-name="T49">ункт (</text:span><text:span text:style-name="T51">f</text:span><text:span text:style-name="T49">).</text:span><text:span text:style-name="T17"> Реализуйте функцию, которая принимает на вход две структуры типа point и возвращает точку, находящуюся посередине между точками </text:span><text:span text:style-name="T27">p1</text:span><text:span text:style-name="T17"> и </text:span><text:span text:style-name="T27">p2</text:span><text:span text:style-name="T17">. Заголовок: </text:span><text:span text:style-name="T27">point getMiddlePoint(point p1, point p2)</text:span><text:span text:style-name="T17">. </text:span></text:p>
      <text:p text:style-name="P102">Код программы:</text:p>
      <text:p text:style-name="P102"><draw:custom-shape text:anchor-type="paragraph" draw:z-index="5" draw:name="Врезка 6" draw:style-name="gr42" draw:text-style-name="P146" svg:width="16.925cm" svg:height="2.052cm" svg:x="-0.053cm" svg:y="0.002cm"><text:p text:style-name="P145"><text:span text:style-name="T99">// Возвращает координату точки, находящейся между точкой p1 и p2</text:span><text:span text:style-name="T99"><text:line-break/></text:span><text:span text:style-name="T100">point </text:span><text:span text:style-name="T101">getMiddlePoint</text:span><text:span text:style-name="T102">(</text:span><text:span text:style-name="T100">point </text:span><text:span text:style-name="T102">p1</text:span><text:span text:style-name="T103">, </text:span><text:span text:style-name="T100">point </text:span><text:span text:style-name="T102">p2) {</text:span><text:span text:style-name="T102"><text:line-break/></text:span><text:span text:style-name="T102"> <text:s/></text:span><text:span text:style-name="T100">point </text:span><text:span text:style-name="T102">pm = {(p1.</text:span><text:span text:style-name="T104">x </text:span><text:span text:style-name="T102">+ p2.</text:span><text:span text:style-name="T104">x</text:span><text:span text:style-name="T102">) / </text:span><text:span text:style-name="T107">2</text:span><text:span text:style-name="T103">, </text:span><text:span text:style-name="T102">(p1.</text:span><text:span text:style-name="T104">y </text:span><text:span text:style-name="T102">+ p2.</text:span><text:span text:style-name="T104">y</text:span><text:span text:style-name="T102">) / </text:span><text:span text:style-name="T107">2</text:span><text:span text:style-name="T102">}</text:span><text:span text:style-name="T103">;</text:span><text:span text:style-name="T103"><text:line-break/></text:span><text:span text:style-name="T103"> <text:s/>return </text:span><text:span text:style-name="T102">pm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6"/>
      <text:p text:style-name="P76"/>
      <text:p text:style-name="P76"/>
      <text:p text:style-name="P54"><text:span text:style-name="T48">П</text:span><text:span text:style-name="T49">ункт (</text:span><text:span text:style-name="T52">g</text:span><text:span text:style-name="T49">). </text:span><text:span text:style-name="T41">Реализуйте функцию </text:span><text:span text:style-name="T44">isEqualPoint</text:span><text:span text:style-name="T41">, которая возвращает значение ’истина’, если точки совпадают (с погрешностью не более </text:span><text:span text:style-name="T44">DBL_EPSILON</text:span><text:span text:style-name="T41">, определённой в </text:span><text:span text:style-name="T44">&lt;</text:span><text:span text:style-name="T45">float.h&gt;</text:span><text:span text:style-name="T41">) </text:span></text:p>
      <text:p text:style-name="P54"><text:span text:style-name="T41">Заголовок: </text:span><text:span text:style-name="T44">int isEqualPoint(point p1, point p2)</text:span><text:span text:style-name="T41">.</text:span><text:span text:style-name="T88"> </text:span></text:p>
      <text:p text:style-name="P103">Код программы:</text:p>
      <text:p text:style-name="P103"><draw:custom-shape text:anchor-type="paragraph" draw:z-index="6" draw:name="Врезка 7" draw:style-name="gr41" draw:text-style-name="P146" svg:width="16.925cm" svg:height="2.467cm" svg:x="-0.053cm" svg:y="0.002cm"><text:p text:style-name="P145"><text:span text:style-name="T99">// Возвращает 1 ("Истина"), если точка p1 равна p2, 0 - ином случае</text:span><text:span text:style-name="T99"><text:line-break/></text:span><text:span text:style-name="T103">int </text:span><text:span text:style-name="T101">isEqualPoint</text:span><text:span text:style-name="T102">(</text:span><text:span text:style-name="T100">point </text:span><text:span text:style-name="T102">p1</text:span><text:span text:style-name="T103">, </text:span><text:span text:style-name="T100">point </text:span><text:span text:style-name="T102">p2) {</text:span><text:span text:style-name="T102"><text:line-break/></text:span><text:span text:style-name="T102"> <text:s/></text:span><text:span text:style-name="T103">if </text:span><text:span text:style-name="T102">(dabs(p1.</text:span><text:span text:style-name="T104">x </text:span><text:span text:style-name="T102">- p2.</text:span><text:span text:style-name="T104">x</text:span><text:span text:style-name="T102">) &lt; </text:span><text:span text:style-name="T105">DBL_EPSILON </text:span><text:span text:style-name="T102">&amp;&amp; dabs(p1.</text:span><text:span text:style-name="T104">y </text:span><text:span text:style-name="T102">- p2.</text:span><text:span text:style-name="T104">y</text:span><text:span text:style-name="T102">) &lt; </text:span><text:span text:style-name="T105">DBL_EPSILON</text:span><text:span text:style-name="T102">)</text:span><text:span text:style-name="T102"><text:line-break/></text:span><text:span text:style-name="T102"> <text:s text:c="3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7"/>
      <text:p text:style-name="P77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55"><text:soft-page-break/><text:span text:style-name="T48">П</text:span><text:span text:style-name="T49">ункт (</text:span><text:span text:style-name="T53">h</text:span><text:span text:style-name="T49">). </text:span><text:span text:style-name="T17">Реализуйте функцию, которая возвращает значение ’истина’, если точка </text:span><text:span text:style-name="T27">p3</text:span><text:span text:style-name="T17"> лежит ровно посередине между точками </text:span><text:span text:style-name="T27">p1</text:span><text:span text:style-name="T17"> и </text:span><text:span text:style-name="T27">p2</text:span><text:span text:style-name="T17">.</text:span></text:p>
      <text:p text:style-name="P55"><text:span text:style-name="T17">Заголовок: </text:span><text:span text:style-name="T27">int isPointBetween(point p1, point p2, point p3)</text:span><text:span text:style-name="T17">. </text:span></text:p>
      <text:p text:style-name="P103">Код программы:</text:p>
      <text:p text:style-name="P103"><draw:custom-shape text:anchor-type="paragraph" draw:z-index="7" draw:name="Врезка 8" draw:style-name="gr40" draw:text-style-name="P146" svg:width="16.925cm" svg:height="3.149cm" svg:x="-0.053cm" svg:y="0.002cm"><text:p text:style-name="P145"><text:span text:style-name="T99">// Возвращает 1 ("Истина"), если точка p3, находится между p1 и p2,</text:span><text:span text:style-name="T99"><text:line-break/></text:span><text:span text:style-name="T99">// 0 - ином случае</text:span><text:span text:style-name="T99"><text:line-break/></text:span><text:span text:style-name="T103">int </text:span><text:span text:style-name="T101">isPointBetween</text:span><text:span text:style-name="T102">(</text:span><text:span text:style-name="T100">point </text:span><text:span text:style-name="T102">p1</text:span><text:span text:style-name="T103">, </text:span><text:span text:style-name="T100">point </text:span><text:span text:style-name="T102">p2</text:span><text:span text:style-name="T103">, </text:span><text:span text:style-name="T100">point </text:span><text:span text:style-name="T102">p3) {</text:span><text:span text:style-name="T102"><text:line-break/></text:span><text:span text:style-name="T102"> <text:s/></text:span><text:span text:style-name="T100">point </text:span><text:span text:style-name="T102">pm = getMiddlePoint(p1</text:span><text:span text:style-name="T103">, </text:span><text:span text:style-name="T102">p2)</text:span><text:span text:style-name="T103">;</text:span><text:span text:style-name="T103"><text:line-break/></text:span><text:span text:style-name="T103"> <text:s/>if </text:span><text:span text:style-name="T102">(isEqualPoint(pm</text:span><text:span text:style-name="T103">, </text:span><text:span text:style-name="T102">p3))</text:span><text:span text:style-name="T102"><text:line-break/></text:span><text:span text:style-name="T102"> <text:s text:c="3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7"/>
      <text:p text:style-name="P77"/>
      <text:p text:style-name="P6"/>
      <text:p text:style-name="P6"/>
      <text:p text:style-name="P4"/>
      <text:p text:style-name="P55"><text:span text:style-name="T48">П</text:span><text:span text:style-name="T49">ункт (</text:span><text:span text:style-name="T54">i</text:span><text:span text:style-name="T49">). </text:span><text:span text:style-name="T41">Реализуйте функцию </text:span><text:span text:style-name="T44">swapCoordinates</text:span><text:span text:style-name="T41"> которая меняет значения координат </text:span><text:span text:style-name="T44">x</text:span><text:span text:style-name="T41"> и </text:span><text:span text:style-name="T44">y</text:span><text:span text:style-name="T41"> структуры типа </text:span><text:span text:style-name="T44">point</text:span><text:span text:style-name="T41">. </text:span></text:p>
      <text:p text:style-name="P55"><text:span text:style-name="T41">Заголовок: </text:span><text:span text:style-name="T44">void swapCoordinates(point *p)</text:span><text:span text:style-name="T41">. </text:span></text:p>
      <text:p text:style-name="P104">Код программы:</text:p>
      <text:p text:style-name="P104"><draw:custom-shape text:anchor-type="paragraph" draw:z-index="8" draw:name="Врезка 9" draw:style-name="gr39" draw:text-style-name="P146" svg:width="16.925cm" svg:height="2.454cm" svg:x="-0.053cm" svg:y="0.002cm"><text:p text:style-name="P145"><text:span text:style-name="T99">// Обменивает значение x и y в структуре point</text:span><text:span text:style-name="T99"><text:line-break/></text:span><text:span text:style-name="T103">void </text:span><text:span text:style-name="T101">swapCoordinates</text:span><text:span text:style-name="T102">(</text:span><text:span text:style-name="T100">point </text:span><text:span text:style-name="T102">*p) {</text:span><text:span text:style-name="T102"><text:line-break/></text:span><text:span text:style-name="T102"> <text:s/></text:span><text:span text:style-name="T103">double </text:span><text:span text:style-name="T102">t = p-&gt;</text:span><text:span text:style-name="T104">x</text:span><text:span text:style-name="T103">;</text:span><text:span text:style-name="T103"><text:line-break/></text:span><text:span text:style-name="T103"> <text:s/></text:span><text:span text:style-name="T102">p-&gt;</text:span><text:span text:style-name="T104">x </text:span><text:span text:style-name="T102">= p-&gt;</text:span><text:span text:style-name="T104">y</text:span><text:span text:style-name="T103">;</text:span><text:span text:style-name="T103"><text:line-break/></text:span><text:span text:style-name="T103"> <text:s/></text:span><text:span text:style-name="T102">p-&gt;</text:span><text:span text:style-name="T104">y </text:span><text:span text:style-name="T102">= t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/>
      <text:p text:style-name="P7"/>
      <text:p text:style-name="P7"/>
      <text:p text:style-name="P78"><text:span text:style-name="T7">П</text:span><text:span text:style-name="T88">ункт (</text:span><text:span text:style-name="T91">j</text:span><text:span text:style-name="T88">). </text:span><text:span text:style-name="T85">Реализуйте функцию </text:span><text:span text:style-name="T83">swapPoints</text:span><text:span text:style-name="T85"> которая обменивает две точки. Заголовок: </text:span><text:span text:style-name="T83">void swapPoints(point *p1, point *p2)</text:span><text:span text:style-name="T85">.</text:span></text:p>
      <text:p text:style-name="P78">Код программы:</text:p>
      <text:p text:style-name="P104"><draw:custom-shape text:anchor-type="paragraph" draw:z-index="9" draw:name="Врезка 10" draw:style-name="gr38" draw:text-style-name="P146" svg:width="16.925cm" svg:height="2.444cm" svg:x="-0.053cm" svg:y="0.002cm"><text:p text:style-name="P145"><text:span text:style-name="T99">// Обменивает координаты p1 и p2</text:span><text:span text:style-name="T99"><text:line-break/></text:span><text:span text:style-name="T103">void </text:span><text:span text:style-name="T101">swapPoints</text:span><text:span text:style-name="T102">(</text:span><text:span text:style-name="T100">point </text:span><text:span text:style-name="T102">*p1</text:span><text:span text:style-name="T103">, </text:span><text:span text:style-name="T100">point </text:span><text:span text:style-name="T102">*p2) {</text:span><text:span text:style-name="T102"><text:line-break/></text:span><text:span text:style-name="T102"> <text:s/></text:span><text:span text:style-name="T100">point </text:span><text:span text:style-name="T102">t = *p1</text:span><text:span text:style-name="T103">;</text:span><text:span text:style-name="T103"><text:line-break/></text:span><text:span text:style-name="T103"> <text:s/></text:span><text:span text:style-name="T102">*p1 = *p2</text:span><text:span text:style-name="T103">;</text:span><text:span text:style-name="T103"><text:line-break/></text:span><text:span text:style-name="T103"> <text:s/></text:span><text:span text:style-name="T102">*p2 = t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/>
      <text:p text:style-name="P7"/>
      <text:p text:style-name="P31"/>
      <text:p text:style-name="P56"><text:span text:style-name="T48">П</text:span><text:span text:style-name="T49">ункт (</text:span><text:span text:style-name="T55">k</text:span><text:span text:style-name="T49">). </text:span><text:span text:style-name="T21">Напишите фрагмент кода, в котором выделяется память под массив структур размера </text:span><text:span text:style-name="T25">N</text:span><text:span text:style-name="T21"> = 3, после чего укажите инструкцию освобождения памяти. </text:span></text:p>
      <text:p text:style-name="P78">Код программы:</text:p>
      <text:p text:style-name="P104"><draw:custom-shape text:anchor-type="paragraph" draw:z-index="10" draw:name="Врезка 11" draw:style-name="gr37" draw:text-style-name="P146" svg:width="16.925cm" svg:height="4.428cm" svg:x="-0.053cm" svg:y="0.002cm"><text:p text:style-name="P145"><text:span text:style-name="T109">#include </text:span><text:span text:style-name="T106">&lt;malloc.h&gt;</text:span><text:span text:style-name="T106"><text:line-break/></text:span><text:span text:style-name="T106"><text:line-break/></text:span><text:span text:style-name="T109">#define </text:span><text:span text:style-name="T105">N </text:span><text:span text:style-name="T107">3</text:span></text:p><text:p text:style-name="P145"><text:span text:style-name="T103"/></text:p><text:p text:style-name="P145"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point </text:span><text:span text:style-name="T102">*p = (</text:span><text:span text:style-name="T100">point</text:span><text:span text:style-name="T102">*)malloc(</text:span><text:span text:style-name="T103">sizeof</text:span><text:span text:style-name="T102">(</text:span><text:span text:style-name="T100">point</text:span><text:span text:style-name="T102">)*</text:span><text:span text:style-name="T105">N</text:span><text:span text:style-name="T102">)</text:span><text:span text:style-name="T103">;</text:span><text:span text:style-name="T103"><text:line-break/></text:span><text:span text:style-name="T103"><text:line-break/></text:span><text:span text:style-name="T103"> <text:s/></text:span><text:span text:style-name="T102">free(p)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/>
      <text:p text:style-name="P7"/>
      <text:p text:style-name="P31"/>
      <text:p text:style-name="P31"/>
      <text:p text:style-name="P31"/>
      <text:p text:style-name="P31"/>
      <text:p text:style-name="P31"/>
      <text:p text:style-name="P57"><text:span text:style-name="T48">П</text:span><text:span text:style-name="T49">ункт (</text:span><text:span text:style-name="T56">l</text:span><text:span text:style-name="T49">). </text:span><text:span text:style-name="T17">Реализуйте функцию, которая находит расстояние между двумя точками. Заголовок: </text:span><text:span text:style-name="T27">double getDistance(point p1, point p2)</text:span><text:span text:style-name="T17">.</text:span></text:p>
      <text:p text:style-name="P79">Код программы:</text:p>
      <text:p text:style-name="P105"><draw:custom-shape text:anchor-type="paragraph" draw:z-index="11" draw:name="Врезка 12" draw:style-name="gr36" draw:text-style-name="P146" svg:width="16.925cm" svg:height="1.618cm" svg:x="-0.053cm" svg:y="0.002cm"><text:p text:style-name="P145"><text:span text:style-name="T99">// Возвращает расстояние между точками p1 и p2</text:span><text:span text:style-name="T99"><text:line-break/></text:span><text:span text:style-name="T103">double </text:span><text:span text:style-name="T101">getDistance</text:span><text:span text:style-name="T102">(</text:span><text:span text:style-name="T100">point </text:span><text:span text:style-name="T102">p1</text:span><text:span text:style-name="T103">, </text:span><text:span text:style-name="T100">point </text:span><text:span text:style-name="T102">p2) {</text:span><text:span text:style-name="T102"><text:line-break/></text:span><text:span text:style-name="T102"> <text:s/></text:span><text:span text:style-name="T103">return </text:span><text:span text:style-name="T102">sqrt(pow(p1.</text:span><text:span text:style-name="T104">x </text:span><text:span text:style-name="T102">- p2.</text:span><text:span text:style-name="T104">x</text:span><text:span text:style-name="T103">, </text:span><text:span text:style-name="T107">2</text:span><text:span text:style-name="T102">) + pow(p1.</text:span><text:span text:style-name="T104">y </text:span><text:span text:style-name="T102">- p2.</text:span><text:span text:style-name="T104">y</text:span><text:span text:style-name="T103">, </text:span><text:span text:style-name="T107">2</text:span><text:span text:style-name="T102">)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8"><text:soft-page-break/><text:span text:style-name="T48">П</text:span><text:span text:style-name="T49">ункт (</text:span><text:span text:style-name="T57">m</text:span><text:span text:style-name="T49">). </text:span><text:span text:style-name="T17">Реализуйте функцию, которая сортирует массив точек размера </text:span><text:span text:style-name="T27">N</text:span><text:span text:style-name="T17"> = 3 по увеличению координаты </text:span><text:span text:style-name="T27">x</text:span><text:span text:style-name="T17">, а при их равенстве – по координате </text:span><text:span text:style-name="T27">y</text:span><text:span text:style-name="T17">. </text:span></text:p>
      <text:p text:style-name="P80">Код программы:</text:p>
      <text:p text:style-name="P106"><draw:custom-shape text:anchor-type="paragraph" draw:z-index="12" draw:name="Врезка 13" draw:style-name="gr35" draw:text-style-name="P146" svg:width="16.925cm" svg:height="10.785cm" svg:x="-0.053cm" svg:y="0.002cm"><text:p text:style-name="P145"><text:span text:style-name="T109">#include </text:span><text:span text:style-name="T106">&lt;stdio.h&gt;</text:span></text:p><text:p text:style-name="P145"><text:span text:style-name="T109"/></text:p><text:p text:style-name="P145"><text:span text:style-name="T109">#define </text:span><text:span text:style-name="T105">N </text:span><text:span text:style-name="T107">3</text:span></text:p><text:p text:style-name="P145"><text:span text:style-name="T103"/></text:p><text:p text:style-name="P145"><text:span text:style-name="T103">int </text:span><text:span text:style-name="T101">cmp_distance</text:span><text:span text:style-name="T102">(</text:span><text:span text:style-name="T103">const void </text:span><text:span text:style-name="T102">*a</text:span><text:span text:style-name="T103">, const void </text:span><text:span text:style-name="T102">*b) {</text:span><text:span text:style-name="T102"><text:line-break/></text:span><text:span text:style-name="T102"> <text:s/></text:span><text:span text:style-name="T100">point </text:span><text:span text:style-name="T102">*p1 = (</text:span><text:span text:style-name="T100">point</text:span><text:span text:style-name="T102">*)a</text:span><text:span text:style-name="T103">;</text:span><text:span text:style-name="T103"><text:line-break/></text:span><text:span text:style-name="T103"> <text:s/></text:span><text:span text:style-name="T100">point </text:span><text:span text:style-name="T102">*p2 = (</text:span><text:span text:style-name="T100">point</text:span><text:span text:style-name="T102">*)b</text:span><text:span text:style-name="T103">;</text:span><text:span text:style-name="T103"><text:line-break/></text:span><text:span text:style-name="T103"> <text:s/>if </text:span><text:span text:style-name="T102">(isEqualPoint(*p1</text:span><text:span text:style-name="T103">, </text:span><text:span text:style-name="T102">*p2))</text:span><text:span text:style-name="T102"><text:line-break/></text:span><text:span text:style-name="T102"> <text:s text:c="3"/></text:span><text:span text:style-name="T103">return </text:span><text:span text:style-name="T107">0</text:span><text:span text:style-name="T103">;</text:span><text:span text:style-name="T103"><text:line-break/></text:span><text:span text:style-name="T103"> <text:s/>else if </text:span><text:span text:style-name="T102">(p1-&gt;</text:span><text:span text:style-name="T104">x </text:span><text:span text:style-name="T102">&lt; p2-&gt;</text:span><text:span text:style-name="T104">x </text:span><text:span text:style-name="T102">|| p1-&gt;</text:span><text:span text:style-name="T104">x </text:span><text:span text:style-name="T102">== p2-&gt;</text:span><text:span text:style-name="T104">x </text:span><text:span text:style-name="T102">&amp;&amp; p1-&gt;</text:span><text:span text:style-name="T104">y </text:span><text:span text:style-name="T102">&lt; p2-&gt;</text:span><text:span text:style-name="T104">y</text:span><text:span text:style-name="T102">)</text:span><text:span text:style-name="T102"><text:line-break/></text:span><text:span text:style-name="T102"> <text:s text:c="3"/></text:span><text:span text:style-name="T103">return </text:span><text:span text:style-name="T102">-</text:span><text:span text:style-name="T107">1</text:span><text:span text:style-name="T103">;</text:span><text:span text:style-name="T103"><text:line-break/></text:span><text:span text:style-name="T103"> <text:s/>return </text:span><text:span text:style-name="T107">1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point </text:span><text:span text:style-name="T102">p[</text:span><text:span text:style-name="T105">N</text:span><text:span text:style-name="T102">] = {</text:span><text:span text:style-name="T102"><text:line-break/></text:span><text:span text:style-name="T102"> <text:s text:c="3"/>{</text:span><text:span text:style-name="T107">1</text:span><text:span text:style-name="T103">, </text:span><text:span text:style-name="T107">3</text:span><text:span text:style-name="T102">}</text:span><text:span text:style-name="T103">,</text:span><text:span text:style-name="T103"><text:line-break/></text:span><text:span text:style-name="T103"> <text:s text:c="3"/></text:span><text:span text:style-name="T102">{</text:span><text:span text:style-name="T107">2</text:span><text:span text:style-name="T103">, </text:span><text:span text:style-name="T107">2</text:span><text:span text:style-name="T102">}</text:span><text:span text:style-name="T103">,</text:span><text:span text:style-name="T103"><text:line-break/></text:span><text:span text:style-name="T103"> <text:s text:c="3"/></text:span><text:span text:style-name="T102">{</text:span><text:span text:style-name="T107">2</text:span><text:span text:style-name="T103">, </text:span><text:span text:style-name="T107">1</text:span><text:span text:style-name="T102">}</text:span><text:span text:style-name="T102"><text:line-break/></text:span><text:span text:style-name="T102"> <text:s/>}</text:span><text:span text:style-name="T103">;</text:span><text:span text:style-name="T103"><text:line-break/></text:span><text:span text:style-name="T103"><text:line-break/></text:span><text:span text:style-name="T103"> <text:s/></text:span><text:span text:style-name="T102">qsort(p</text:span><text:span text:style-name="T103">, </text:span><text:span text:style-name="T105">N</text:span><text:span text:style-name="T103">, sizeof</text:span><text:span text:style-name="T102">(</text:span><text:span text:style-name="T100">point</text:span><text:span text:style-name="T102">)</text:span><text:span text:style-name="T103">, </text:span><text:span text:style-name="T102">cmp_distance)</text:span><text:span text:style-name="T103">;</text:span><text:span text:style-name="T103"><text:line-break/></text:span><text:span text:style-name="T103"><text:line-break/></text:span><text:span text:style-name="T103"> <text:s/></text:span><text:span text:style-name="T102">outputPoints(p</text:span><text:span text:style-name="T103">, </text:span><text:span text:style-name="T107">4</text:span><text:span text:style-name="T102">)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9"><text:span text:style-name="T48">П</text:span><text:span text:style-name="T49">ункт (n).</text:span><text:span text:style-name="T17"> Реализуйте функцию, которая сортирует массив точек размера </text:span><text:span text:style-name="T27">N</text:span><text:span text:style-name="T17"> = 3 по увеличению расстояния до начала координат.</text:span></text:p>
      <text:p text:style-name="P81">Код программы:</text:p>
      <text:p text:style-name="P107"><draw:custom-shape text:anchor-type="paragraph" draw:z-index="13" draw:name="Врезка 14" draw:style-name="gr35" draw:text-style-name="P146" svg:width="16.925cm" svg:height="10.785cm" svg:x="-0.053cm" svg:y="0.002cm"><text:p text:style-name="P145"><text:span text:style-name="T103">int </text:span><text:span text:style-name="T101">cmp_distance</text:span><text:span text:style-name="T102">(</text:span><text:span text:style-name="T103">const void </text:span><text:span text:style-name="T102">*a</text:span><text:span text:style-name="T103">, const void </text:span><text:span text:style-name="T102">*b) {</text:span><text:span text:style-name="T102"><text:line-break/></text:span><text:span text:style-name="T102"> <text:s/></text:span><text:span text:style-name="T100">point </text:span><text:span text:style-name="T102">zeroPoint = {</text:span><text:span text:style-name="T107">0</text:span><text:span text:style-name="T103">, </text:span><text:span text:style-name="T107">0</text:span><text:span text:style-name="T102">}</text:span><text:span text:style-name="T103">;</text:span><text:span text:style-name="T103"><text:line-break/></text:span><text:span text:style-name="T103"> <text:s/></text:span><text:span text:style-name="T100">point </text:span><text:span text:style-name="T102">*p1 = (</text:span><text:span text:style-name="T100">point</text:span><text:span text:style-name="T102">*)a</text:span><text:span text:style-name="T103">;</text:span><text:span text:style-name="T103"><text:line-break/></text:span><text:span text:style-name="T103"> <text:s/></text:span><text:span text:style-name="T100">point </text:span><text:span text:style-name="T102">*p2 = (</text:span><text:span text:style-name="T100">point</text:span><text:span text:style-name="T102">*)b</text:span><text:span text:style-name="T103">;</text:span><text:span text:style-name="T103"><text:line-break/></text:span><text:span text:style-name="T103"> <text:s/>double </text:span><text:span text:style-name="T102">d1 = getDistance(*p1</text:span><text:span text:style-name="T103">, </text:span><text:span text:style-name="T102">zeroPoint)</text:span><text:span text:style-name="T103">;</text:span><text:span text:style-name="T103"><text:line-break/></text:span><text:span text:style-name="T103"> <text:s/>double </text:span><text:span text:style-name="T102">d2 = getDistance(*p2</text:span><text:span text:style-name="T103">, </text:span><text:span text:style-name="T102">zeroPoint)</text:span><text:span text:style-name="T103">;</text:span><text:span text:style-name="T103"><text:line-break/></text:span><text:span text:style-name="T103"> <text:s/>if </text:span><text:span text:style-name="T102">(dabs(d1 - d2) &lt; </text:span><text:span text:style-name="T105">DBL_EPSILON</text:span><text:span text:style-name="T102">)</text:span><text:span text:style-name="T102"><text:line-break/></text:span><text:span text:style-name="T102"> <text:s text:c="3"/></text:span><text:span text:style-name="T103">return </text:span><text:span text:style-name="T107">0</text:span><text:span text:style-name="T103">;</text:span><text:span text:style-name="T103"><text:line-break/></text:span><text:span text:style-name="T103"> <text:s/>else if </text:span><text:span text:style-name="T102">(d1 &lt; d2)</text:span><text:span text:style-name="T102"><text:line-break/></text:span><text:span text:style-name="T102"> <text:s text:c="3"/></text:span><text:span text:style-name="T103">return </text:span><text:span text:style-name="T102">-</text:span><text:span text:style-name="T107">1</text:span><text:span text:style-name="T103">;</text:span><text:span text:style-name="T103"><text:line-break/></text:span><text:span text:style-name="T103"> <text:s/>return </text:span><text:span text:style-name="T107">1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point </text:span><text:span text:style-name="T102">p[</text:span><text:span text:style-name="T105">N</text:span><text:span text:style-name="T102">] = {</text:span><text:span text:style-name="T102"><text:line-break/></text:span><text:span text:style-name="T102"> <text:s text:c="3"/>{</text:span><text:span text:style-name="T107">0</text:span><text:span text:style-name="T103">, </text:span><text:span text:style-name="T107">0</text:span><text:span text:style-name="T102">}</text:span><text:span text:style-name="T103">,</text:span><text:span text:style-name="T103"><text:line-break/></text:span><text:span text:style-name="T103"> <text:s text:c="3"/></text:span><text:span text:style-name="T102">{</text:span><text:span text:style-name="T107">2</text:span><text:span text:style-name="T103">, </text:span><text:span text:style-name="T107">2</text:span><text:span text:style-name="T102">}</text:span><text:span text:style-name="T103">,</text:span><text:span text:style-name="T103"><text:line-break/></text:span><text:span text:style-name="T103"> <text:s text:c="3"/></text:span><text:span text:style-name="T102">{</text:span><text:span text:style-name="T107">1</text:span><text:span text:style-name="T103">, </text:span><text:span text:style-name="T107">1</text:span><text:span text:style-name="T102">}</text:span><text:span text:style-name="T102"><text:line-break/></text:span><text:span text:style-name="T102"> <text:s/>}</text:span><text:span text:style-name="T103">;</text:span><text:span text:style-name="T103"><text:line-break/></text:span><text:span text:style-name="T103"><text:line-break/></text:span><text:span text:style-name="T103"> <text:s/></text:span><text:span text:style-name="T102">qsort(p</text:span><text:span text:style-name="T103">, </text:span><text:span text:style-name="T105">N</text:span><text:span text:style-name="T103">, sizeof</text:span><text:span text:style-name="T102">(</text:span><text:span text:style-name="T100">point</text:span><text:span text:style-name="T102">)</text:span><text:span text:style-name="T103">, </text:span><text:span text:style-name="T102">cmp_distance)</text:span><text:span text:style-name="T103">;</text:span><text:span text:style-name="T103"><text:line-break/></text:span><text:span text:style-name="T103"><text:line-break/></text:span><text:span text:style-name="T103"> <text:s/></text:span><text:span text:style-name="T102">outputPoints(p</text:span><text:span text:style-name="T103">, </text:span><text:span text:style-name="T107">5</text:span><text:span text:style-name="T102">)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99"><text:soft-page-break/><text:span text:style-name="T88">З</text:span><text:span text:style-name="T7">адача 2.</text:span><text:span text:style-name="T84"> Опишем структуру </text:span><text:span text:style-name="T82">line</text:span><text:span text:style-name="T84">, которая задаёт линию на плоскости уравнением </text:span></text:p>
      <text:p text:style-name="P35">𝑎𝑥 + 𝑏𝑦 + 𝑐 = 0 </text:p>
      <text:p text:style-name="P60"><text:span text:style-name="T48">П</text:span><text:span text:style-name="T49">ункт (</text:span><text:span text:style-name="T58">a</text:span><text:span text:style-name="T49">).</text:span><text:span text:style-name="T17"> Реализуйте функцию </text:span><text:span text:style-name="T27">inputLine</text:span><text:span text:style-name="T17"> ввода структуры </text:span><text:span text:style-name="T27">line</text:span><text:span text:style-name="T17">. </text:span></text:p>
      <text:p text:style-name="P60"><text:span text:style-name="T17">Заголовок: </text:span><text:span text:style-name="T27">void inputLine(line *line)</text:span><text:span text:style-name="T17">. </text:span></text:p>
      <text:p text:style-name="P82">Код программы:</text:p>
      <text:p text:style-name="P108"><draw:custom-shape text:anchor-type="paragraph" draw:z-index="14" draw:name="Врезка 15" draw:style-name="gr34" draw:text-style-name="P146" svg:width="16.925cm" svg:height="1.535cm" svg:x="-0.053cm" svg:y="0.002cm"><text:p text:style-name="P145"><text:span text:style-name="T99">// Осуществляет ввод структуры line, (коэффициенты: a, b, c)</text:span><text:span text:style-name="T99"><text:line-break/></text:span><text:span text:style-name="T103">void </text:span><text:span text:style-name="T101">inputLine</text:span><text:span text:style-name="T102">(</text:span><text:span text:style-name="T100">line </text:span><text:span text:style-name="T102">*line) {</text:span><text:span text:style-name="T102"><text:line-break/></text:span><text:span text:style-name="T102"> <text:s/>scanf(</text:span><text:span text:style-name="T106">"%lf %lf %lf"</text:span><text:span text:style-name="T103">, </text:span><text:span text:style-name="T102">&amp;line-&gt;</text:span><text:span text:style-name="T104">a</text:span><text:span text:style-name="T103">, </text:span><text:span text:style-name="T102">&amp;line-&gt;</text:span><text:span text:style-name="T104">b</text:span><text:span text:style-name="T103">, </text:span><text:span text:style-name="T102">&amp;line-&gt;</text:span><text:span text:style-name="T104">c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60"><text:span text:style-name="T48">П</text:span><text:span text:style-name="T49">ункт (</text:span><text:span text:style-name="T58">b</text:span><text:span text:style-name="T49">).</text:span><text:span text:style-name="T17"> Инициализируйте структуру типа </text:span><text:span text:style-name="T27">line</text:span><text:span text:style-name="T17"> при объявлении. </text:span></text:p>
      <text:p text:style-name="P82">Код программы:</text:p>
      <text:p text:style-name="P108"><draw:custom-shape text:anchor-type="paragraph" draw:z-index="15" draw:name="Врезка 16" draw:style-name="gr33" draw:text-style-name="P146" svg:width="16.925cm" svg:height="2.084cm" svg:x="-0.053cm" svg:y="0.002cm"><text:p text:style-name="P145"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line </text:span><text:span text:style-name="T102">line = {</text:span><text:span text:style-name="T107">1</text:span><text:span text:style-name="T103">, </text:span><text:span text:style-name="T107">2</text:span><text:span text:style-name="T103">, </text:span><text:span text:style-name="T107">3</text:span><text:span text:style-name="T102">}</text:span><text:span text:style-name="T103">;</text:span><text:span text:style-name="T103"><text:line-break/></text:span><text:span text:style-name="T103"> <text:s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34"/>
      <text:p text:style-name="P34"/>
      <text:p text:style-name="P128"/>
      <text:p text:style-name="P60"><text:span text:style-name="T48">П</text:span><text:span text:style-name="T49">ункт (</text:span><text:span text:style-name="T58">c</text:span><text:span text:style-name="T49">).</text:span><text:span text:style-name="T17"> Реализуйте функцию </text:span><text:span text:style-name="T27">getLine</text:span><text:span text:style-name="T17"> которая возвращает прямую по координатам точек. </text:span></text:p>
      <text:p text:style-name="P60"><text:span text:style-name="T17">Заголовок: </text:span><text:span text:style-name="T27">line getLineByPoints(point p1, point p2).</text:span></text:p>
      <text:p text:style-name="P82">Код программы:</text:p>
      <text:p text:style-name="P108"><draw:custom-shape text:anchor-type="paragraph" draw:z-index="16" draw:name="Врезка 17" draw:style-name="gr32" draw:text-style-name="P146" svg:width="16.925cm" svg:height="3.581cm" svg:x="-0.053cm" svg:y="0.002cm"><text:p text:style-name="P145"><text:span text:style-name="T99">// Возвращает коэффициенты прямой a, b и с в структуре line, построенной по</text:span><text:span text:style-name="T99"><text:line-break/></text:span><text:span text:style-name="T99">// точкам p1 И p2</text:span><text:span text:style-name="T99"><text:line-break/></text:span><text:span text:style-name="T100">line </text:span><text:span text:style-name="T101">getLineByPoints</text:span><text:span text:style-name="T102">(</text:span><text:span text:style-name="T100">point </text:span><text:span text:style-name="T102">p1</text:span><text:span text:style-name="T103">, </text:span><text:span text:style-name="T100">point </text:span><text:span text:style-name="T102">p2) {</text:span><text:span text:style-name="T102"><text:line-break/></text:span><text:span text:style-name="T102"> <text:s/></text:span><text:span text:style-name="T100">line </text:span><text:span text:style-name="T102">line</text:span><text:span text:style-name="T103">;</text:span><text:span text:style-name="T103"><text:line-break/></text:span><text:span text:style-name="T103"> <text:s/></text:span><text:span text:style-name="T102">line.</text:span><text:span text:style-name="T104">a </text:span><text:span text:style-name="T102">= p1.</text:span><text:span text:style-name="T104">y </text:span><text:span text:style-name="T102">- p2.</text:span><text:span text:style-name="T104">y</text:span><text:span text:style-name="T103">;</text:span><text:span text:style-name="T103"><text:line-break/></text:span><text:span text:style-name="T103"> <text:s/></text:span><text:span text:style-name="T102">line.</text:span><text:span text:style-name="T104">b </text:span><text:span text:style-name="T102">= p2.</text:span><text:span text:style-name="T104">x </text:span><text:span text:style-name="T102">- p1.</text:span><text:span text:style-name="T104">x</text:span><text:span text:style-name="T103">;</text:span><text:span text:style-name="T103"><text:line-break/></text:span><text:span text:style-name="T103"> <text:s/></text:span><text:span text:style-name="T102">line.</text:span><text:span text:style-name="T104">c </text:span><text:span text:style-name="T102">= p1.</text:span><text:span text:style-name="T104">x </text:span><text:span text:style-name="T102">* p2.</text:span><text:span text:style-name="T104">y </text:span><text:span text:style-name="T102">- p2.</text:span><text:span text:style-name="T104">x </text:span><text:span text:style-name="T102">* p1.</text:span><text:span text:style-name="T104">y</text:span><text:span text:style-name="T103">;</text:span><text:span text:style-name="T103"><text:line-break/></text:span><text:span text:style-name="T103"> <text:s/>return </text:span><text:span text:style-name="T102">line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34"/>
      <text:p text:style-name="P34"/>
      <text:p text:style-name="P34"/>
      <text:p text:style-name="P34"/>
      <text:p text:style-name="P129"/>
      <text:p text:style-name="P129"/>
      <text:p text:style-name="P61"><text:span text:style-name="T48">П</text:span><text:span text:style-name="T49">ункт (</text:span><text:span text:style-name="T59">d</text:span><text:span text:style-name="T49">). </text:span><text:span text:style-name="T41">Напишите код для создания линии из точек, без явного создания структур p1 и p2.</text:span><text:span text:style-name="T88"> </text:span></text:p>
      <text:p text:style-name="P83">Код программы:</text:p>
      <text:p text:style-name="P109"><draw:custom-shape text:anchor-type="paragraph" draw:z-index="17" draw:name="Врезка 18" draw:style-name="gr31" draw:text-style-name="P146" svg:width="16.925cm" svg:height="3.61cm" svg:x="-0.053cm" svg:y="0.002cm"><text:p text:style-name="P145"><text:span text:style-name="T99">// Возвращает коэффициенты прямой a, b и с в структуре line, построенной по</text:span><text:span text:style-name="T99"><text:line-break/></text:span><text:span text:style-name="T99">// координатам (x1, y1) и (x2, y2)</text:span><text:span text:style-name="T99"><text:line-break/></text:span><text:span text:style-name="T100">line </text:span><text:span text:style-name="T101">getLine</text:span><text:span text:style-name="T102">(</text:span><text:span text:style-name="T103">double </text:span><text:span text:style-name="T102">x1</text:span><text:span text:style-name="T103">, double </text:span><text:span text:style-name="T102">y1</text:span><text:span text:style-name="T103">, double </text:span><text:span text:style-name="T102">x2</text:span><text:span text:style-name="T103">, double </text:span><text:span text:style-name="T102">y2) {</text:span><text:span text:style-name="T102"><text:line-break/></text:span><text:span text:style-name="T102"> <text:s/></text:span><text:span text:style-name="T100">line </text:span><text:span text:style-name="T102">line</text:span><text:span text:style-name="T103">;</text:span><text:span text:style-name="T103"><text:line-break/></text:span><text:span text:style-name="T103"> <text:s/></text:span><text:span text:style-name="T102">line.</text:span><text:span text:style-name="T104">a </text:span><text:span text:style-name="T102">= y1 - y2</text:span><text:span text:style-name="T103">;</text:span><text:span text:style-name="T103"><text:line-break/></text:span><text:span text:style-name="T103"> <text:s/></text:span><text:span text:style-name="T102">line.</text:span><text:span text:style-name="T104">b </text:span><text:span text:style-name="T102">= x2 - x1</text:span><text:span text:style-name="T103">;</text:span><text:span text:style-name="T103"><text:line-break/></text:span><text:span text:style-name="T103"> <text:s/></text:span><text:span text:style-name="T102">line.</text:span><text:span text:style-name="T104">c </text:span><text:span text:style-name="T102">= x1 * y2 - x2 * y1</text:span><text:span text:style-name="T103">;</text:span><text:span text:style-name="T103"><text:line-break/></text:span><text:span text:style-name="T103"> <text:s/>return </text:span><text:span text:style-name="T102">line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9"/>
      <text:p text:style-name="P61"><text:span text:style-name="T48">П</text:span><text:span text:style-name="T49">ункт (</text:span><text:span text:style-name="T59">e</text:span><text:span text:style-name="T49">). </text:span><text:span text:style-name="T17">Реализуйте функцию </text:span><text:span text:style-name="T27">outputLineEquation</text:span><text:span text:style-name="T17"> вывода уравнения прямой </text:span><text:span text:style-name="T27">line</text:span><text:span text:style-name="T17">. Заголовок: </text:span><text:span text:style-name="T27">void outputLineEquation(line line)</text:span><text:span text:style-name="T17">.</text:span></text:p>
      <text:p text:style-name="P83">Код программы:</text:p>
      <text:p text:style-name="P109"><draw:custom-shape text:anchor-type="paragraph" draw:z-index="18" draw:name="Врезка 19" draw:style-name="gr30" draw:text-style-name="P146" svg:width="16.925cm" svg:height="1.56cm" svg:x="-0.053cm" svg:y="0.002cm"><text:p text:style-name="P145"><text:span text:style-name="T99">// Выводит структуру line в формате: ax + bx + c = 0</text:span><text:span text:style-name="T99"><text:line-break/></text:span><text:span text:style-name="T103">void </text:span><text:span text:style-name="T101">outputLineEquation</text:span><text:span text:style-name="T102">(</text:span><text:span text:style-name="T100">line </text:span><text:span text:style-name="T102">line) {</text:span><text:span text:style-name="T102"><text:line-break/></text:span><text:span text:style-name="T102"> <text:s/>printf(</text:span><text:span text:style-name="T106">"%+.2lfx%+.2lfy%+.2lf = 0"</text:span><text:span text:style-name="T103">, </text:span><text:span text:style-name="T102">line.</text:span><text:span text:style-name="T104">a</text:span><text:span text:style-name="T103">, </text:span><text:span text:style-name="T102">line.</text:span><text:span text:style-name="T104">b</text:span><text:span text:style-name="T103">, </text:span><text:span text:style-name="T102">line.</text:span><text:span text:style-name="T104">c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62"><text:span text:style-name="T48">П</text:span><text:span text:style-name="T49">ункт (</text:span><text:span text:style-name="T60">f</text:span><text:span text:style-name="T49">). </text:span><text:span text:style-name="T17">Реализуйте функцию </text:span><text:span text:style-name="T27">isParallel</text:span><text:span text:style-name="T17">, которая возвращает значение ’истина’ если прямые </text:span><text:span text:style-name="T27">line1</text:span><text:span text:style-name="T17"> и </text:span><text:span text:style-name="T27">line2</text:span><text:span text:style-name="T17"> параллельны, ’ложь’ – в противном случае. </text:span></text:p>
      <text:p text:style-name="P62"><text:span text:style-name="T17">Заголовок: </text:span><text:span text:style-name="T27">int isParallel(line l1, line l2)</text:span><text:span text:style-name="T17">. </text:span></text:p>
      <text:p text:style-name="P84">Код программы:</text:p>
      <text:p text:style-name="P110"><draw:custom-shape text:anchor-type="paragraph" draw:z-index="19" draw:name="Врезка 20" draw:style-name="gr29" draw:text-style-name="P146" svg:width="16.925cm" svg:height="2.772cm" svg:x="-0.053cm" svg:y="0.002cm"><text:p text:style-name="P145"><text:span text:style-name="T99">// Возвращает 1 ("истина"), если прямая l1 параллельна l2,</text:span><text:span text:style-name="T99"><text:line-break/></text:span><text:span text:style-name="T99">// 0 ("Ложь") - в ином случае</text:span><text:span text:style-name="T99"><text:line-break/></text:span><text:span text:style-name="T103">int </text:span><text:span text:style-name="T101">isParallel</text:span><text:span text:style-name="T102">(</text:span><text:span text:style-name="T100">line </text:span><text:span text:style-name="T102">l1</text:span><text:span text:style-name="T103">, </text:span><text:span text:style-name="T100">line </text:span><text:span text:style-name="T102">l2) {</text:span><text:span text:style-name="T102"><text:line-break/></text:span><text:span text:style-name="T102"> <text:s/></text:span><text:span text:style-name="T103">if </text:span><text:span text:style-name="T102">(dabs(l1.</text:span><text:span text:style-name="T104">a </text:span><text:span text:style-name="T102">/ l2.</text:span><text:span text:style-name="T104">a </text:span><text:span text:style-name="T102">- l1.</text:span><text:span text:style-name="T104">b </text:span><text:span text:style-name="T102">/ l2.</text:span><text:span text:style-name="T104">b</text:span><text:span text:style-name="T102">) &lt; </text:span><text:span text:style-name="T105">DBL_EPSILON</text:span><text:span text:style-name="T102">)</text:span><text:span text:style-name="T102"><text:line-break/></text:span><text:span text:style-name="T102"> <text:s text:c="3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p text:style-name="P13"/>
      <text:p text:style-name="P12"/>
      <text:p text:style-name="P63"><text:soft-page-break/><text:span text:style-name="T48">П</text:span><text:span text:style-name="T49">ункт (</text:span><text:span text:style-name="T60">g</text:span><text:span text:style-name="T49">). </text:span><text:span text:style-name="T17">Реализуйте функцию </text:span><text:span text:style-name="T97">isPerpendicular</text:span><text:span text:style-name="T17">, которая возвращает значение ’истина’ если прямые </text:span><text:span text:style-name="T27">line1</text:span><text:span text:style-name="T17"> и </text:span><text:span text:style-name="T27">line2</text:span><text:span text:style-name="T17"> перпендикулярны, ’ложь’ – в противном случае. Заголовок: </text:span><text:span text:style-name="T27">int isPerpendicular(line l1, line l2)</text:span><text:span text:style-name="T17">. </text:span></text:p>
      <text:p text:style-name="P85">Код программы:</text:p>
      <text:p text:style-name="P111"><draw:custom-shape text:anchor-type="paragraph" draw:z-index="20" draw:name="Врезка 21" draw:style-name="gr28" draw:text-style-name="P146" svg:width="16.925cm" svg:height="2.835cm" svg:x="-0.053cm" svg:y="0.002cm"><text:p text:style-name="P145"><text:span text:style-name="T99">// Возвращает 1 ("истина"), если прямая l1 перпендикулярна l2,</text:span><text:span text:style-name="T99"><text:line-break/></text:span><text:span text:style-name="T99">// 0 ("Ложь") - в ином случае</text:span><text:span text:style-name="T99"><text:line-break/></text:span><text:span text:style-name="T103">int </text:span><text:span text:style-name="T101">isPerpendicular</text:span><text:span text:style-name="T102">(</text:span><text:span text:style-name="T100">line </text:span><text:span text:style-name="T102">l1</text:span><text:span text:style-name="T103">, </text:span><text:span text:style-name="T100">line </text:span><text:span text:style-name="T102">l2) {</text:span><text:span text:style-name="T102"><text:line-break/></text:span><text:span text:style-name="T102"> <text:s/></text:span><text:span text:style-name="T103">if </text:span><text:span text:style-name="T102">(dabs(l1.</text:span><text:span text:style-name="T104">a </text:span><text:span text:style-name="T102">* l2.</text:span><text:span text:style-name="T104">a </text:span><text:span text:style-name="T102">+ l1.</text:span><text:span text:style-name="T104">b </text:span><text:span text:style-name="T102">* l2.</text:span><text:span text:style-name="T104">b</text:span><text:span text:style-name="T102">) &lt; </text:span><text:span text:style-name="T105">DBL_EPSILON</text:span><text:span text:style-name="T102">)</text:span><text:span text:style-name="T102"><text:line-break/></text:span><text:span text:style-name="T102"> <text:s text:c="3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30"/>
      <text:p text:style-name="P64"><text:span text:style-name="T48">П</text:span><text:span text:style-name="T49">ункт (</text:span><text:span text:style-name="T61">h</text:span><text:span text:style-name="T49">). </text:span><text:span text:style-name="T17">Определите, есть ли среди данных </text:span><text:span text:style-name="T27">n</text:span><text:span text:style-name="T17"> прямых на плоскости (</text:span><text:span text:style-name="T27">n</text:span><text:span text:style-name="T17"> – </text:span><text:span text:style-name="T96">const</text:span><text:span text:style-name="T17">) параллельные. </text:span></text:p>
      <text:p text:style-name="P64"><text:span text:style-name="T17">Заголовок: </text:span><text:span text:style-name="T27">int hasParallelLines(line *lines, size_t n)</text:span><text:span text:style-name="T17">. </text:span></text:p>
      <text:p text:style-name="P86">Код программы:</text:p>
      <text:p text:style-name="P112"><draw:custom-shape text:anchor-type="paragraph" draw:z-index="21" draw:name="Врезка 22" draw:style-name="gr27" draw:text-style-name="P146" svg:width="16.925cm" svg:height="3.322cm" svg:x="-0.053cm" svg:y="0.002cm"><text:p text:style-name="P145"><text:span text:style-name="T99">// Возвращает 1 ('Истина'), если в массиве lines размера n структуры line есть</text:span><text:span text:style-name="T99"><text:line-break/></text:span><text:span text:style-name="T99">// две параллельные прямые</text:span><text:span text:style-name="T99"><text:line-break/></text:span><text:span text:style-name="T103">int </text:span><text:span text:style-name="T101">hasParallelLines</text:span><text:span text:style-name="T102">(</text:span><text:span text:style-name="T100">line </text:span><text:span text:style-name="T102">*lines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 - </text:span><text:span text:style-name="T107">1</text:span><text:span text:style-name="T103">; </text:span><text:span text:style-name="T102">i++)</text:span><text:span text:style-name="T102"><text:line-break/></text:span><text:span text:style-name="T102"> <text:s text:c="3"/></text:span><text:span text:style-name="T103">if </text:span><text:span text:style-name="T102">(isParallel(lines[i]</text:span><text:span text:style-name="T103">, </text:span><text:span text:style-name="T102">lines[i + </text:span><text:span text:style-name="T107">1</text:span><text:span text:style-name="T102">]))</text:span><text:span text:style-name="T102"><text:line-break/></text:span><text:span text:style-name="T102"> <text:s text:c="5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64"><text:span text:style-name="T48">П</text:span><text:span text:style-name="T49">ункт (</text:span><text:span text:style-name="T61">i</text:span><text:span text:style-name="T49">). </text:span><text:span text:style-name="T17">Реализуйте функцию </text:span><text:span text:style-name="T27">printIntersectionPoint</text:span><text:span text:style-name="T17">, которая выводит точку пересечения прямых </text:span><text:span text:style-name="T27">line1</text:span><text:span text:style-name="T17"> и </text:span><text:span text:style-name="T27">line2</text:span><text:span text:style-name="T17">. Если точек пересечения нет – проинформируйте пользователя. </text:span></text:p>
      <text:p text:style-name="P64"><text:span text:style-name="T17">Заголовок: </text:span><text:span text:style-name="T27">void printIntersectionPoint(line l1, line l2)</text:span><text:span text:style-name="T17">. </text:span></text:p>
      <text:p text:style-name="P86">Код программы:</text:p>
      <text:p text:style-name="P112"><draw:custom-shape text:anchor-type="paragraph" draw:z-index="22" draw:name="Врезка 23" draw:style-name="gr26" draw:text-style-name="P146" svg:width="16.925cm" svg:height="2.871cm" svg:x="-0.053cm" svg:y="0.002cm"><text:p text:style-name="P145"><text:span text:style-name="T99">// Выводит координаты точки пересечения двух прямых l1 и l2</text:span><text:span text:style-name="T99"><text:line-break/></text:span><text:span text:style-name="T103">void </text:span><text:span text:style-name="T101">printIntersectionPoint</text:span><text:span text:style-name="T102">(</text:span><text:span text:style-name="T100">line </text:span><text:span text:style-name="T102">l1</text:span><text:span text:style-name="T103">, </text:span><text:span text:style-name="T100">line </text:span><text:span text:style-name="T102">l2) {</text:span><text:span text:style-name="T102"><text:line-break/></text:span><text:span text:style-name="T102"> <text:s/></text:span><text:span text:style-name="T100">point </text:span><text:span text:style-name="T102">p</text:span><text:span text:style-name="T103">;</text:span><text:span text:style-name="T103"><text:line-break/></text:span><text:span text:style-name="T103"> <text:s/></text:span><text:span text:style-name="T102">p.</text:span><text:span text:style-name="T104">x </text:span><text:span text:style-name="T102">= (l1.</text:span><text:span text:style-name="T104">b </text:span><text:span text:style-name="T102">* l2.</text:span><text:span text:style-name="T104">c </text:span><text:span text:style-name="T102">- l2.</text:span><text:span text:style-name="T104">b </text:span><text:span text:style-name="T102">* l1.</text:span><text:span text:style-name="T104">c</text:span><text:span text:style-name="T102">) / (l1.</text:span><text:span text:style-name="T104">a </text:span><text:span text:style-name="T102">* l2.</text:span><text:span text:style-name="T104">b </text:span><text:span text:style-name="T102">- l2.</text:span><text:span text:style-name="T104">a </text:span><text:span text:style-name="T102">* l1.</text:span><text:span text:style-name="T104">b</text:span><text:span text:style-name="T102">)</text:span><text:span text:style-name="T103">;</text:span><text:span text:style-name="T103"><text:line-break/></text:span><text:span text:style-name="T103"> <text:s/></text:span><text:span text:style-name="T102">p.</text:span><text:span text:style-name="T104">y </text:span><text:span text:style-name="T102">= (l2.</text:span><text:span text:style-name="T104">a </text:span><text:span text:style-name="T102">* l1.</text:span><text:span text:style-name="T104">c </text:span><text:span text:style-name="T102">- l1.</text:span><text:span text:style-name="T104">a </text:span><text:span text:style-name="T102">* l2.</text:span><text:span text:style-name="T104">c</text:span><text:span text:style-name="T102">) / (l1.</text:span><text:span text:style-name="T104">a </text:span><text:span text:style-name="T102">* l2.</text:span><text:span text:style-name="T104">b </text:span><text:span text:style-name="T102">- l2.</text:span><text:span text:style-name="T104">a </text:span><text:span text:style-name="T102">* l1.</text:span><text:span text:style-name="T104">b</text:span><text:span text:style-name="T102">)</text:span><text:span text:style-name="T103">;</text:span><text:span text:style-name="T103"><text:line-break/></text:span><text:span text:style-name="T103"> <text:s/></text:span><text:span text:style-name="T102">outputPoint(p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65"><text:span text:style-name="T70"/></text:p>
      <text:p text:style-name="P65"><text:span text:style-name="T70"/></text:p>
      <text:p text:style-name="P65"><text:soft-page-break/><text:span text:style-name="T49">З</text:span><text:span text:style-name="T62">адача 3. </text:span><text:span text:style-name="T20">Опишите структуру </text:span><text:span text:style-name="T24">circle</text:span><text:span text:style-name="T20">, которая задаёт окружность посредством центра окружности </text:span><text:span text:style-name="T24">center</text:span><text:span text:style-name="T20">(</text:span><text:span text:style-name="T24">x0</text:span><text:span text:style-name="T20">, </text:span><text:span text:style-name="T24">y0</text:span><text:span text:style-name="T20">), и радиуса </text:span><text:span text:style-name="T24">r</text:span><text:span text:style-name="T20">. </text:span></text:p>
      <text:p text:style-name="P36"/>
      <text:p text:style-name="P65"><text:span text:style-name="T71">Пункт(a).</text:span><text:span text:style-name="T22"> </text:span><text:span text:style-name="T20">Объявите с инициализацией структуру типа </text:span><text:span text:style-name="T24">circle</text:span><text:span text:style-name="T20">.</text:span></text:p>
      <text:p text:style-name="P87">Код программы:</text:p>
      <text:p text:style-name="P113"><draw:custom-shape text:anchor-type="paragraph" draw:z-index="23" draw:name="Врезка 24" draw:style-name="gr25" draw:text-style-name="P146" svg:width="16.925cm" svg:height="2.006cm" svg:x="-0.053cm" svg:y="0.002cm"><text:p text:style-name="P145"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circle </text:span><text:span text:style-name="T102">circle = {{</text:span><text:span text:style-name="T107">0</text:span><text:span text:style-name="T103">, </text:span><text:span text:style-name="T107">0</text:span><text:span text:style-name="T102">}</text:span><text:span text:style-name="T103">, </text:span><text:span text:style-name="T107">4</text:span><text:span text:style-name="T102">}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/>
      <text:p text:style-name="P66"><text:span text:style-name="T71">Пункт(</text:span><text:span text:style-name="T73">b</text:span><text:span text:style-name="T71">).</text:span><text:span text:style-name="T22"> </text:span><text:span text:style-name="T30">Объявите с инициализацией массив из двух структур типа </text:span><text:span text:style-name="T26">circle</text:span><text:span text:style-name="T20">.</text:span></text:p>
      <text:p text:style-name="P87">Код программы:</text:p>
      <text:p text:style-name="P113"><draw:custom-shape text:anchor-type="paragraph" draw:z-index="24" draw:name="Врезка 25" draw:style-name="gr24" draw:text-style-name="P146" svg:width="16.925cm" svg:height="3.278cm" svg:x="-0.053cm" svg:y="0.002cm"><text:p text:style-name="P145"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circle </text:span><text:span text:style-name="T102">circle[</text:span><text:span text:style-name="T107">2</text:span><text:span text:style-name="T102">] = {</text:span><text:span text:style-name="T102"><text:line-break/></text:span><text:span text:style-name="T102"> <text:s text:c="3"/>{{</text:span><text:span text:style-name="T107">0</text:span><text:span text:style-name="T103">, </text:span><text:span text:style-name="T107">0</text:span><text:span text:style-name="T102">}</text:span><text:span text:style-name="T103">, </text:span><text:span text:style-name="T107">4</text:span><text:span text:style-name="T102">}</text:span><text:span text:style-name="T103">,</text:span><text:span text:style-name="T103"><text:line-break/></text:span><text:span text:style-name="T103"> <text:s text:c="3"/></text:span><text:span text:style-name="T102">{{</text:span><text:span text:style-name="T107">2</text:span><text:span text:style-name="T103">, </text:span><text:span text:style-name="T107">5</text:span><text:span text:style-name="T102">}</text:span><text:span text:style-name="T103">, </text:span><text:span text:style-name="T107">2</text:span><text:span text:style-name="T102">}</text:span><text:span text:style-name="T102"><text:line-break/></text:span><text:span text:style-name="T102"> <text:s/>}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67"><text:span text:style-name="T71">Пункт(</text:span><text:span text:style-name="T73">b</text:span><text:span text:style-name="T71">).</text:span><text:span text:style-name="T22"> </text:span><text:span text:style-name="T30">Объявите с инициализацией массив из двух структур типа </text:span><text:span text:style-name="T26">circle</text:span><text:span text:style-name="T20">.</text:span></text:p>
      <text:p text:style-name="P88">Код программы:</text:p>
      <text:p text:style-name="P17"><draw:custom-shape text:anchor-type="paragraph" draw:z-index="25" draw:name="Врезка 26" draw:style-name="gr24" draw:text-style-name="P146" svg:width="16.925cm" svg:height="3.278cm" svg:x="0.035cm" svg:y="0cm"><text:p text:style-name="P145"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circle </text:span><text:span text:style-name="T102">circle[</text:span><text:span text:style-name="T107">2</text:span><text:span text:style-name="T102">] = {</text:span><text:span text:style-name="T102"><text:line-break/></text:span><text:span text:style-name="T102"> <text:s text:c="3"/>{{</text:span><text:span text:style-name="T107">0</text:span><text:span text:style-name="T103">, </text:span><text:span text:style-name="T107">0</text:span><text:span text:style-name="T102">}</text:span><text:span text:style-name="T103">, </text:span><text:span text:style-name="T107">4</text:span><text:span text:style-name="T102">}</text:span><text:span text:style-name="T103">,</text:span><text:span text:style-name="T103"><text:line-break/></text:span><text:span text:style-name="T103"> <text:s text:c="3"/></text:span><text:span text:style-name="T102">{{</text:span><text:span text:style-name="T107">2</text:span><text:span text:style-name="T103">, </text:span><text:span text:style-name="T107">5</text:span><text:span text:style-name="T102">}</text:span><text:span text:style-name="T103">, </text:span><text:span text:style-name="T107">2</text:span><text:span text:style-name="T102">}</text:span><text:span text:style-name="T102"><text:line-break/></text:span><text:span text:style-name="T102"> <text:s/>}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88"><text:span text:style-name="T92">Пункт(</text:span><text:span text:style-name="T93">c</text:span><text:span text:style-name="T92">). </text:span><text:span text:style-name="T85">Реализуйте функцию </text:span><text:span text:style-name="T83">inputCircle</text:span><text:span text:style-name="T85"> ввода структуры </text:span><text:span text:style-name="T83">circle</text:span><text:span text:style-name="T85">. </text:span></text:p>
      <text:p text:style-name="P88"><text:span text:style-name="T85">Заголовок: </text:span><text:span text:style-name="T83">void inputCircle(circle *a)</text:span><text:span text:style-name="T85">. </text:span></text:p>
      <text:p text:style-name="P88">Код программы:</text:p>
      <text:p text:style-name="P17"><draw:custom-shape text:anchor-type="paragraph" draw:z-index="26" draw:name="Врезка 27" draw:style-name="gr23" draw:text-style-name="P146" svg:width="16.925cm" svg:height="1.565cm" svg:x="0.035cm" svg:y="0cm"><text:p text:style-name="P145"><text:span text:style-name="T99">// Ввод структуры circle (координаты центра окружности и радиуса)</text:span><text:span text:style-name="T99"><text:line-break/></text:span><text:span text:style-name="T103">void </text:span><text:span text:style-name="T101">inputCircle</text:span><text:span text:style-name="T102">(</text:span><text:span text:style-name="T100">circle </text:span><text:span text:style-name="T102">*a) {</text:span><text:span text:style-name="T102"><text:line-break/></text:span><text:span text:style-name="T102"> <text:s/>scanf(</text:span><text:span text:style-name="T106">"%lf %lf %lf"</text:span><text:span text:style-name="T103">, </text:span><text:span text:style-name="T102">&amp;a-&gt;</text:span><text:span text:style-name="T104">center</text:span><text:span text:style-name="T102">.</text:span><text:span text:style-name="T104">x</text:span><text:span text:style-name="T103">, </text:span><text:span text:style-name="T102">&amp;a-&gt;</text:span><text:span text:style-name="T104">center</text:span><text:span text:style-name="T102">.</text:span><text:span text:style-name="T104">y</text:span><text:span text:style-name="T103">, </text:span><text:span text:style-name="T102">&amp;a-&gt;</text:span><text:span text:style-name="T104">r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67"><text:span text:style-name="T62">Пункт(</text:span><text:span text:style-name="T63">d</text:span><text:span text:style-name="T62">). </text:span><text:span text:style-name="T42">Реализуйте функцию </text:span><text:span text:style-name="T46">inputCircles</text:span><text:span text:style-name="T42"> ввода массива структур </text:span><text:span text:style-name="T46">circle</text:span><text:span text:style-name="T42">. Заголовок: </text:span><text:span text:style-name="T46">void inputCircles(circle *a, size_t n)</text:span><text:span text:style-name="T42">. </text:span></text:p>
      <text:p text:style-name="P88">Код программы:</text:p>
      <text:p text:style-name="P17"><draw:custom-shape text:anchor-type="paragraph" draw:z-index="27" draw:name="Врезка 28" draw:style-name="gr22" draw:text-style-name="P146" svg:width="16.925cm" svg:height="1.992cm" svg:x="0.035cm" svg:y="0cm"><text:p text:style-name="P145"><text:span text:style-name="T99">// Ввод массива a размера n структуры circle</text:span><text:span text:style-name="T99"><text:line-break/></text:span><text:span text:style-name="T103">void </text:span><text:span text:style-name="T101">inputCircles</text:span><text:span text:style-name="T102">(</text:span><text:span text:style-name="T100">circle </text:span><text:span text:style-name="T102">*a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++i)</text:span><text:span text:style-name="T102"><text:line-break/></text:span><text:span text:style-name="T102"> <text:s text:c="3"/>inputCircle(&amp;a[i]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17"/>
      <text:p text:style-name="P67"><text:span text:style-name="T62">Пункт(</text:span><text:span text:style-name="T63">e</text:span><text:span text:style-name="T62">). </text:span><text:span text:style-name="T18">Реализуйте функцию </text:span><text:span text:style-name="T28">outputCircle</text:span><text:span text:style-name="T18"> вывода структуры </text:span><text:span text:style-name="T28">circle</text:span><text:span text:style-name="T18">. </text:span></text:p>
      <text:p text:style-name="P67"><text:span text:style-name="T18">Заголовок: </text:span><text:span text:style-name="T28">void outputCircle(circle a)</text:span><text:span text:style-name="T31">.</text:span><text:span text:style-name="T18"> </text:span><text:span text:style-name="T22"><text:s/></text:span></text:p>
      <text:p text:style-name="P88">Код программы:</text:p>
      <text:p text:style-name="P17"><draw:custom-shape text:anchor-type="paragraph" draw:z-index="28" draw:name="Врезка 29" draw:style-name="gr21" draw:text-style-name="P146" svg:width="16.925cm" svg:height="2.449cm" svg:x="0.035cm" svg:y="0cm"><text:p text:style-name="P145"><text:span text:style-name="T99">// Вывод структуры circle (координаты центра окружности и радиуса)</text:span><text:span text:style-name="T99"><text:line-break/></text:span><text:span text:style-name="T103">void </text:span><text:span text:style-name="T101">outputCircle</text:span><text:span text:style-name="T102">(</text:span><text:span text:style-name="T100">circle </text:span><text:span text:style-name="T102">a) {</text:span><text:span text:style-name="T102"><text:line-break/></text:span><text:span text:style-name="T102"> <text:s/>printf(</text:span><text:span text:style-name="T106">"C"</text:span><text:span text:style-name="T102">)</text:span><text:span text:style-name="T103">;</text:span><text:span text:style-name="T103"><text:line-break/></text:span><text:span text:style-name="T103"> <text:s/></text:span><text:span text:style-name="T102">outputPoint(a.</text:span><text:span text:style-name="T104">center</text:span><text:span text:style-name="T102">)</text:span><text:span text:style-name="T103">;</text:span><text:span text:style-name="T103"><text:line-break/></text:span><text:span text:style-name="T103"> <text:s/></text:span><text:span text:style-name="T102">printf(</text:span><text:span text:style-name="T106">", r = %.3lf"</text:span><text:span text:style-name="T103">, </text:span><text:span text:style-name="T102">a.</text:span><text:span text:style-name="T104">r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17"/>
      <text:p text:style-name="P17"/>
      <text:p text:style-name="P135"/>
      <text:p text:style-name="P68"><text:soft-page-break/><text:span text:style-name="T62">Пункт(</text:span><text:span text:style-name="T64">f</text:span><text:span text:style-name="T62">). </text:span><text:span text:style-name="T42">Реализуйте функцию </text:span><text:span text:style-name="T46">outputCircles</text:span><text:span text:style-name="T42"> вывода массива структур </text:span><text:span text:style-name="T46">circle</text:span><text:span text:style-name="T42">. Заголовок: </text:span><text:span text:style-name="T46">void outputCircles(circle *a, size_t n)</text:span><text:span text:style-name="T42">. </text:span></text:p>
      <text:p text:style-name="P89">Код программы:</text:p>
      <text:p text:style-name="P18"><draw:custom-shape text:anchor-type="paragraph" draw:z-index="29" draw:name="Врезка 30" draw:style-name="gr20" draw:text-style-name="P146" svg:width="16.925cm" svg:height="2.955cm" svg:x="0.035cm" svg:y="0cm"><text:p text:style-name="P145"><text:span text:style-name="T99">// Вывод массива a размера n структуры circle</text:span><text:span text:style-name="T99"><text:line-break/></text:span><text:span text:style-name="T103">void </text:span><text:span text:style-name="T101">outputCircles</text:span><text:span text:style-name="T102">(</text:span><text:span text:style-name="T100">circle </text:span><text:span text:style-name="T102">*a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 {</text:span><text:span text:style-name="T102"><text:line-break/></text:span><text:span text:style-name="T102"> <text:s text:c="3"/>outputCircle(a[i])</text:span><text:span text:style-name="T103">;</text:span><text:span text:style-name="T103"><text:line-break/></text:span><text:span text:style-name="T103"> <text:s text:c="3"/></text:span><text:span text:style-name="T102">printf(</text:span><text:span text:style-name="T106">"</text:span><text:span text:style-name="T103">\n</text:span><text:span text:style-name="T106">"</text:span><text:span text:style-name="T102">)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68"><text:span text:style-name="T62">Пункт(</text:span><text:span text:style-name="T64">g</text:span><text:span text:style-name="T62">). </text:span><text:span text:style-name="T42">Реализуйте функцию </text:span><text:span text:style-name="T46">hasOneOuterIntersection</text:span><text:span text:style-name="T42">, которая возвращает значение ’истина’, если окружность </text:span><text:span text:style-name="T46">c1</text:span><text:span text:style-name="T42"> касается внешним образом окружности </text:span><text:span text:style-name="T46">с2</text:span><text:span text:style-name="T42">. Заголовок: </text:span><text:span text:style-name="T46">int hasOneOuterIntersection(circle c1, circle c2)</text:span><text:span text:style-name="T42">.</text:span><text:span text:style-name="T92"> </text:span></text:p>
      <text:p text:style-name="P89">Код программы:</text:p>
      <text:p text:style-name="P18"><draw:custom-shape text:anchor-type="paragraph" draw:z-index="30" draw:name="Врезка 31" draw:style-name="gr19" draw:text-style-name="P146" svg:width="16.925cm" svg:height="2.791cm" svg:x="0.035cm" svg:y="0cm"><text:p text:style-name="P145"><text:span text:style-name="T99">// Возвращает 1 ('Истина'), если окружность c1 касается внешней стороны</text:span><text:span text:style-name="T99"><text:line-break/></text:span><text:span text:style-name="T99">// окружности c2, 0 ('Ложь')- в ином случае</text:span><text:span text:style-name="T99"><text:line-break/></text:span><text:span text:style-name="T103">int </text:span><text:span text:style-name="T101">hasOneOuterIntersection</text:span><text:span text:style-name="T102">(</text:span><text:span text:style-name="T100">circle </text:span><text:span text:style-name="T102">c1</text:span><text:span text:style-name="T103">, </text:span><text:span text:style-name="T100">circle </text:span><text:span text:style-name="T102">c2) {</text:span><text:span text:style-name="T102"><text:line-break/></text:span><text:span text:style-name="T102"> <text:s/></text:span><text:span text:style-name="T103">if </text:span><text:span text:style-name="T102">(dabs(c1.</text:span><text:span text:style-name="T104">r </text:span><text:span text:style-name="T102">+ c2.</text:span><text:span text:style-name="T104">r </text:span><text:span text:style-name="T102">- getDistance(c1.</text:span><text:span text:style-name="T104">center</text:span><text:span text:style-name="T103">, </text:span><text:span text:style-name="T102">c2.</text:span><text:span text:style-name="T104">center</text:span><text:span text:style-name="T102">)) &lt; </text:span><text:span text:style-name="T105">DBL_EPSILON</text:span><text:span text:style-name="T102">)</text:span><text:span text:style-name="T102"><text:line-break/></text:span><text:span text:style-name="T102"> <text:s text:c="3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69"><text:span text:style-name="T62">Пункт(</text:span><text:span text:style-name="T65">h</text:span><text:span text:style-name="T62">). </text:span><text:span text:style-name="T18">Вводится массив из </text:span><text:span text:style-name="T29">n</text:span><text:span text:style-name="T18"> окружностей (</text:span><text:span text:style-name="T28">n</text:span><text:span text:style-name="T18"> вводится с клавиатуры). Реализуйте функцию, которая возвращает окружность, в которой лежит наибольшее количество окружностей. Если таких несколько – вернуть окружность с наименьшим радиусом. </text:span><text:span text:style-name="T92"><text:s/></text:span></text:p>
      <text:p text:style-name="P90">Код программы:</text:p>
      <text:p text:style-name="P19"><draw:custom-shape text:anchor-type="paragraph" draw:z-index="31" draw:name="Врезка 32" draw:style-name="gr18" draw:text-style-name="P146" svg:width="16.925cm" svg:height="14.004cm" svg:x="0.035cm" svg:y="0cm"><text:p text:style-name="P145"><text:span text:style-name="T99">// Возвращает количество окружностей внутри i-ой окружности массива c размера n</text:span><text:span text:style-name="T99"><text:line-break/></text:span><text:span text:style-name="T103">int </text:span><text:span text:style-name="T101">countInnerCircles</text:span><text:span text:style-name="T102">(</text:span><text:span text:style-name="T100">circle </text:span><text:span text:style-name="T102">*c</text:span><text:span text:style-name="T103">, </text:span><text:span text:style-name="T100">size_t </text:span><text:span text:style-name="T102">n</text:span><text:span text:style-name="T103">, </text:span><text:span text:style-name="T100">size_t </text:span><text:span text:style-name="T102">i) {</text:span><text:span text:style-name="T102"><text:line-break/></text:span><text:span text:style-name="T102"> <text:s/></text:span><text:span text:style-name="T103">int </text:span><text:span text:style-name="T102">count = </text:span><text:span text:style-name="T107">0</text:span><text:span text:style-name="T103">;</text:span><text:span text:style-name="T103"><text:line-break/></text:span><text:span text:style-name="T103"> <text:s/>for </text:span><text:span text:style-name="T102">(</text:span><text:span text:style-name="T100">size_t </text:span><text:span text:style-name="T102">j = i + </text:span><text:span text:style-name="T107">1</text:span><text:span text:style-name="T103">; </text:span><text:span text:style-name="T102">j &lt; n</text:span><text:span text:style-name="T103">; </text:span><text:span text:style-name="T102">j++)</text:span><text:span text:style-name="T102"><text:line-break/></text:span><text:span text:style-name="T102"> <text:s text:c="3"/></text:span><text:span text:style-name="T103">if </text:span><text:span text:style-name="T102">(getDistance(c[i].</text:span><text:span text:style-name="T104">center</text:span><text:span text:style-name="T103">, </text:span><text:span text:style-name="T102">c[j].</text:span><text:span text:style-name="T104">center</text:span><text:span text:style-name="T102">) + c[j].</text:span><text:span text:style-name="T104">r </text:span><text:span text:style-name="T102">&lt;= c[i].</text:span><text:span text:style-name="T104">r</text:span><text:span text:style-name="T102">)</text:span><text:span text:style-name="T102"><text:line-break/></text:span><text:span text:style-name="T102"> <text:s text:c="5"/>count += </text:span><text:span text:style-name="T107">1</text:span><text:span text:style-name="T103">;</text:span><text:span text:style-name="T103"><text:line-break/></text:span><text:span text:style-name="T103"> <text:s/>return </text:span><text:span text:style-name="T102">count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ит значения окружности массива с размера n, внутри которой</text:span><text:span text:style-name="T99"><text:line-break/></text:span><text:span text:style-name="T99">// располагается набольшее число окружностей</text:span><text:span text:style-name="T99"><text:line-break/></text:span><text:span text:style-name="T103">void </text:span><text:span text:style-name="T101">printCircleWithMostInnerCircles</text:span><text:span text:style-name="T102">(</text:span><text:span text:style-name="T100">circle </text:span><text:span text:style-name="T102">*c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int </text:span><text:span text:style-name="T102">maxInnerCircle = </text:span><text:span text:style-name="T107">0</text:span><text:span text:style-name="T103">;</text:span><text:span text:style-name="T103"><text:line-break/></text:span><text:span text:style-name="T103"> <text:s/></text:span><text:span text:style-name="T100">size_t </text:span><text:span text:style-name="T102">maxIndex = </text:span><text:span text:style-name="T107">0</text:span><text:span text:style-name="T103">;</text:span><text:span text:style-name="T103"><text:line-break/></text:span><text:span text:style-name="T103"> <text:s/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 {</text:span><text:span text:style-name="T102"><text:line-break/></text:span><text:span text:style-name="T102"> <text:s text:c="3"/></text:span><text:span text:style-name="T103">int </text:span><text:span text:style-name="T102">countI = countInnerCircles(c</text:span><text:span text:style-name="T103">, </text:span><text:span text:style-name="T102">n</text:span><text:span text:style-name="T103">, </text:span><text:span text:style-name="T102">i)</text:span><text:span text:style-name="T103">;</text:span><text:span text:style-name="T103"><text:line-break/></text:span><text:span text:style-name="T103"> <text:s text:c="3"/>if </text:span><text:span text:style-name="T102">(countI &gt; maxInnerCircle) {</text:span><text:span text:style-name="T102"><text:line-break/></text:span><text:span text:style-name="T102"> <text:s text:c="5"/>maxInnerCircle = countI</text:span><text:span text:style-name="T103">;</text:span><text:span text:style-name="T103"><text:line-break/></text:span><text:span text:style-name="T103"> <text:s text:c="5"/></text:span><text:span text:style-name="T102">maxIndex = i</text:span><text:span text:style-name="T103">;</text:span><text:span text:style-name="T103"><text:line-break/></text:span><text:span text:style-name="T103"> <text:s text:c="3"/></text:span><text:span text:style-name="T102">} </text:span><text:span text:style-name="T103">else if </text:span><text:span text:style-name="T102">(countI == maxInnerCircle &amp;&amp; c[i].</text:span><text:span text:style-name="T104">r </text:span><text:span text:style-name="T102">&lt; c[maxIndex].</text:span><text:span text:style-name="T104">r</text:span><text:span text:style-name="T102">)</text:span><text:span text:style-name="T102"><text:line-break/></text:span><text:span text:style-name="T102"> <text:s text:c="5"/>maxIndex = i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 <text:s/>outputCircle(c[maxIndex]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size_t </text:span><text:span text:style-name="T102">n</text:span><text:span text:style-name="T103">;</text:span><text:span text:style-name="T103"><text:line-break/></text:span><text:span text:style-name="T103"> <text:s/></text:span><text:span text:style-name="T102">scanf(</text:span><text:span text:style-name="T106">"%zd"</text:span><text:span text:style-name="T103">, </text:span><text:span text:style-name="T102">&amp;n)</text:span><text:span text:style-name="T103">;</text:span><text:span text:style-name="T103"><text:line-break/></text:span><text:span text:style-name="T103"> <text:s/></text:span><text:span text:style-name="T100">circle </text:span><text:span text:style-name="T102">circle[n]</text:span><text:span text:style-name="T103">;</text:span><text:span text:style-name="T103"><text:line-break/></text:span><text:span text:style-name="T103"> <text:s/></text:span><text:span text:style-name="T102">inputCircles(circle</text:span><text:span text:style-name="T103">, </text:span><text:span text:style-name="T102">n)</text:span><text:span text:style-name="T103">;</text:span><text:span text:style-name="T103"><text:line-break/></text:span><text:span text:style-name="T103"><text:line-break/></text:span><text:span text:style-name="T103"> <text:s/></text:span><text:span text:style-name="T102">printCircleWithMostInnerCircles(circle</text:span><text:span text:style-name="T103">, </text:span><text:span text:style-name="T102">n)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6"/>
      <text:p text:style-name="P119"><text:soft-page-break/><text:span text:style-name="T14">Пункт</text:span><text:span text:style-name="T62">(i) *</text:span><text:span text:style-name="T18">Вводится массив из 𝑛 окружностей (n вводится с клавиатуры). Реализуйте функцию сортировки окружностей, по неубыванию количества лежащих в ней окружностей. При равенстве количества последнего показателя, отсортировать по неубыванию радиуса. </text:span><text:span text:style-name="T9"><text:s/></text:span><text:span text:style-name="T94"><text:s/></text:span></text:p>
      <text:p text:style-name="P98">Код программы:</text:p>
      <text:p text:style-name="P27"><draw:custom-shape text:anchor-type="paragraph" draw:z-index="44" draw:name="Врезка 45" draw:style-name="gr5" draw:text-style-name="P146" svg:width="16.925cm" svg:height="12.145cm" svg:x="0.035cm" svg:y="0.034cm"><text:p text:style-name="P145"><text:span text:style-name="T99">// Обменивает значения a и b структуры circle</text:span><text:span text:style-name="T99"><text:line-break/></text:span><text:span text:style-name="T103">void </text:span><text:span text:style-name="T101">swapCircles</text:span><text:span text:style-name="T102">(</text:span><text:span text:style-name="T100">circle </text:span><text:span text:style-name="T102">*a</text:span><text:span text:style-name="T103">, </text:span><text:span text:style-name="T100">circle </text:span><text:span text:style-name="T102">*b) {</text:span><text:span text:style-name="T102"><text:line-break/></text:span><text:span text:style-name="T102"> <text:s/></text:span><text:span text:style-name="T100">circle </text:span><text:span text:style-name="T102">t = *a</text:span><text:span text:style-name="T103">;</text:span><text:span text:style-name="T103"><text:line-break/></text:span><text:span text:style-name="T103"> <text:s/></text:span><text:span text:style-name="T102">*a = *b</text:span><text:span text:style-name="T103">;</text:span><text:span text:style-name="T103"><text:line-break/></text:span><text:span text:style-name="T103"> <text:s/></text:span><text:span text:style-name="T102">*b = t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озвращает индекс окружности массива с размера n, внутри которой</text:span><text:span text:style-name="T99"><text:line-break/></text:span><text:span text:style-name="T99">// располагается набольшее число окружностей</text:span><text:span text:style-name="T99"><text:line-break/></text:span><text:span text:style-name="T100">size_t </text:span><text:span text:style-name="T101">indexCircleWithMostInnerCircles</text:span><text:span text:style-name="T102">(</text:span><text:span text:style-name="T100">circle </text:span><text:span text:style-name="T102">*c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int </text:span><text:span text:style-name="T102">maxInnerCircle = </text:span><text:span text:style-name="T107">0</text:span><text:span text:style-name="T103">;</text:span><text:span text:style-name="T103"><text:line-break/></text:span><text:span text:style-name="T103"> <text:s/></text:span><text:span text:style-name="T100">size_t </text:span><text:span text:style-name="T102">maxIndex = </text:span><text:span text:style-name="T107">0</text:span><text:span text:style-name="T103">;</text:span><text:span text:style-name="T103"><text:line-break/></text:span><text:span text:style-name="T103"> <text:s/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 {</text:span><text:span text:style-name="T102"><text:line-break/></text:span><text:span text:style-name="T102"> <text:s text:c="3"/></text:span><text:span text:style-name="T103">int </text:span><text:span text:style-name="T102">countI = countInnerCircles(c</text:span><text:span text:style-name="T103">, </text:span><text:span text:style-name="T102">n</text:span><text:span text:style-name="T103">, </text:span><text:span text:style-name="T102">i)</text:span><text:span text:style-name="T103">;</text:span><text:span text:style-name="T103"><text:line-break/></text:span><text:span text:style-name="T103"> <text:s text:c="3"/>if </text:span><text:span text:style-name="T102">(countI &gt; maxInnerCircle) {</text:span><text:span text:style-name="T102"><text:line-break/></text:span><text:span text:style-name="T102"> <text:s text:c="5"/>maxInnerCircle = countI</text:span><text:span text:style-name="T103">;</text:span><text:span text:style-name="T103"><text:line-break/></text:span><text:span text:style-name="T103"> <text:s text:c="5"/></text:span><text:span text:style-name="T102">maxIndex = i</text:span><text:span text:style-name="T103">;</text:span><text:span text:style-name="T103"><text:line-break/></text:span><text:span text:style-name="T103"> <text:s text:c="3"/></text:span><text:span text:style-name="T102">} </text:span><text:span text:style-name="T103">else if </text:span><text:span text:style-name="T102">(countI == maxInnerCircle &amp;&amp; c[i].</text:span><text:span text:style-name="T104">r </text:span><text:span text:style-name="T102">&lt; c[maxIndex].</text:span><text:span text:style-name="T104">r</text:span><text:span text:style-name="T102">)</text:span><text:span text:style-name="T102"><text:line-break/></text:span><text:span text:style-name="T102"> <text:s text:c="5"/>maxIndex = i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 <text:s/></text:span><text:span text:style-name="T103">return </text:span><text:span text:style-name="T102">maxIndex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Сортирует массив по неубыванию количества лежащих в ней окружностей, в</text:span><text:span text:style-name="T99"><text:line-break/></text:span><text:span text:style-name="T99">// случае, при равенстве - сортирует по неубыванию радиуса</text:span><text:span text:style-name="T99"><text:line-break/></text:span><text:span text:style-name="T103">void </text:span><text:span text:style-name="T101">sortCircleWithMostInnerCircles</text:span><text:span text:style-name="T102">(</text:span><text:span text:style-name="T100">circle </text:span><text:span text:style-name="T102">*c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 - </text:span><text:span text:style-name="T107">1</text:span><text:span text:style-name="T103">; </text:span><text:span text:style-name="T102">i++) {</text:span><text:span text:style-name="T102"><text:line-break/></text:span><text:span text:style-name="T102"> <text:s text:c="3"/>swapCircles(&amp;c[i]</text:span><text:span text:style-name="T103">, </text:span><text:span text:style-name="T102">&amp;c[indexCircleWithMostInnerCircles(c</text:span><text:span text:style-name="T103">, </text:span><text:span text:style-name="T102">n)])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}</text:span><text:span text:style-name="T102"><text:line-break/></text:span><text:span text:style-name="T10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0"><text:span text:style-name="T49"/></text:p>
      <text:p text:style-name="P70"><text:span text:style-name="T49"/></text:p>
      <text:p text:style-name="P70"><text:soft-page-break/><text:span text:style-name="T49">З</text:span><text:span text:style-name="T66">адание 4.</text:span><text:span text:style-name="T19"> </text:span><text:span text:style-name="T40">Опишем структуру </text:span><text:span text:style-name="T75">fraction</text:span><text:span text:style-name="T40">: </text:span></text:p>
      <text:p text:style-name="P37"/>
      <text:p text:style-name="P70"><text:span text:style-name="T72">Пункт (a). </text:span><text:span text:style-name="T40">Реализуйте функцию </text:span><text:span text:style-name="T75">inputFraction</text:span><text:span text:style-name="T40"> ввода структуры </text:span><text:span text:style-name="T75">fraction</text:span><text:span text:style-name="T40">. Пример ввода, который должен обрабатываться программой: ’5/7’, ’2 / 17’. </text:span></text:p>
      <text:p text:style-name="P70"><text:span text:style-name="T40">Заголовок: </text:span><text:span text:style-name="T75">void inputFraction(fraction *f)</text:span><text:span text:style-name="T40">. </text:span></text:p>
      <text:p text:style-name="P91">Код программы:</text:p>
      <text:p text:style-name="P20"><draw:custom-shape text:anchor-type="paragraph" draw:z-index="32" draw:name="Врезка 33" draw:style-name="gr17" draw:text-style-name="P146" svg:width="16.925cm" svg:height="1.595cm" svg:x="0.035cm" svg:y="0cm"><text:p text:style-name="P145"><text:span text:style-name="T99">// Осуществляет ввод структуры fraction</text:span><text:span text:style-name="T99"><text:line-break/></text:span><text:span text:style-name="T103">void </text:span><text:span text:style-name="T101">inputFraction</text:span><text:span text:style-name="T102">(</text:span><text:span text:style-name="T100">fraction </text:span><text:span text:style-name="T102">*f) {</text:span><text:span text:style-name="T102"><text:line-break/></text:span><text:span text:style-name="T102"> <text:s/>scanf(</text:span><text:span text:style-name="T106">"%d %d"</text:span><text:span text:style-name="T103">, </text:span><text:span text:style-name="T102">&amp;f-&gt;</text:span><text:span text:style-name="T104">numerator</text:span><text:span text:style-name="T103">, </text:span><text:span text:style-name="T102">&amp;f-&gt;</text:span><text:span text:style-name="T104">denumerator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p text:style-name="P20"/>
      <text:p text:style-name="P70"><text:span text:style-name="T72">Пункт (b). </text:span><text:span text:style-name="T23">Реализуйте функцию </text:span><text:span text:style-name="T32">inputFractions</text:span><text:span text:style-name="T23"> ввода массива структур </text:span><text:span text:style-name="T32">fraction</text:span><text:span text:style-name="T23">. Заголовок: </text:span><text:span text:style-name="T32">void inputFractions(fraction *f, size_t n)</text:span><text:span text:style-name="T23">. </text:span><text:span text:style-name="T40"><text:s/></text:span></text:p>
      <text:p text:style-name="P91">Код программы:</text:p>
      <text:p text:style-name="P20"><draw:custom-shape text:anchor-type="paragraph" draw:z-index="33" draw:name="Врезка 34" draw:style-name="gr16" draw:text-style-name="P146" svg:width="16.925cm" svg:height="1.987cm" svg:x="0.035cm" svg:y="0cm"><text:p text:style-name="P145"><text:span text:style-name="T99">// Осуществляет ввод массива структуры fraction</text:span><text:span text:style-name="T99"><text:line-break/></text:span><text:span text:style-name="T103">void </text:span><text:span text:style-name="T101">inputFractions</text:span><text:span text:style-name="T102">(</text:span><text:span text:style-name="T100">fraction </text:span><text:span text:style-name="T102">*f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</text:span><text:span text:style-name="T102"><text:line-break/></text:span><text:span text:style-name="T102"> <text:s text:c="3"/>inputFraction(&amp;f[i]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p text:style-name="P28"/>
      <text:p text:style-name="P28"/>
      <text:p text:style-name="P70"><text:span text:style-name="T72">Пункт (c). </text:span><text:span text:style-name="T23">Реализуйте функцию </text:span><text:span text:style-name="T32">outputFraction</text:span><text:span text:style-name="T23"> вывода структуры </text:span><text:span text:style-name="T32">fraction</text:span><text:span text:style-name="T23"> в формате ’5/7’. </text:span></text:p>
      <text:p text:style-name="P70"><text:span text:style-name="T23">Заголовок: </text:span><text:span text:style-name="T32">void outputFraction(fraction f)</text:span><text:span text:style-name="T23">. <text:s/></text:span><text:span text:style-name="T40"><text:s/></text:span></text:p>
      <text:p text:style-name="P91">Код программы:</text:p>
      <text:p text:style-name="P20"><draw:custom-shape text:anchor-type="paragraph" draw:z-index="34" draw:name="Врезка 35" draw:style-name="gr15" draw:text-style-name="P146" svg:width="16.925cm" svg:height="1.585cm" svg:x="0.035cm" svg:y="0cm"><text:p text:style-name="P145"><text:span text:style-name="T99">// Выводит структуру fraction</text:span><text:span text:style-name="T99"><text:line-break/></text:span><text:span text:style-name="T103">void </text:span><text:span text:style-name="T101">outputFraction</text:span><text:span text:style-name="T102">(</text:span><text:span text:style-name="T100">fraction </text:span><text:span text:style-name="T102">f) {</text:span><text:span text:style-name="T102"><text:line-break/></text:span><text:span text:style-name="T102"> <text:s/>printf(</text:span><text:span text:style-name="T106">"%d/%d"</text:span><text:span text:style-name="T103">, </text:span><text:span text:style-name="T102">f.</text:span><text:span text:style-name="T104">numerator</text:span><text:span text:style-name="T103">, </text:span><text:span text:style-name="T102">f.</text:span><text:span text:style-name="T104">denumerator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/>
      <text:p text:style-name="P20"/>
      <text:p text:style-name="P71"><text:span text:style-name="T72">Пункт (</text:span><text:span text:style-name="T74">d</text:span><text:span text:style-name="T72">). </text:span><text:span text:style-name="T23">Реализуйте функцию </text:span><text:span text:style-name="T32">outputFractions</text:span><text:span text:style-name="T23"> вывода массива структур </text:span><text:span text:style-name="T32">fraction</text:span><text:span text:style-name="T23">. Заголовок: </text:span><text:span text:style-name="T32">void outputFractions(fraction *f, size_t n)</text:span><text:span text:style-name="T23">.</text:span></text:p>
      <text:p text:style-name="P92">Код программы:</text:p>
      <text:p text:style-name="P21"><draw:custom-shape text:anchor-type="paragraph" draw:z-index="35" draw:name="Врезка 36" draw:style-name="gr14" draw:text-style-name="P146" svg:width="16.925cm" svg:height="3.634cm" svg:x="0.035cm" svg:y="0cm"><text:p text:style-name="P145"><text:span text:style-name="T99">// Выводит массив структуры fraction</text:span><text:span text:style-name="T99"><text:line-break/></text:span><text:span text:style-name="T103">void </text:span><text:span text:style-name="T101">outputFractions</text:span><text:span text:style-name="T102">(</text:span><text:span text:style-name="T100">fraction </text:span><text:span text:style-name="T102">*f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 {</text:span><text:span text:style-name="T102"><text:line-break/></text:span><text:span text:style-name="T102"> <text:s text:c="3"/>outputFraction(f[i])</text:span><text:span text:style-name="T103">;</text:span><text:span text:style-name="T103"><text:line-break/></text:span><text:span text:style-name="T103"> <text:s text:c="3"/>if </text:span><text:span text:style-name="T102">(i &lt; n - </text:span><text:span text:style-name="T107">1</text:span><text:span text:style-name="T102">)</text:span><text:span text:style-name="T102"><text:line-break/></text:span><text:span text:style-name="T102"> <text:s text:c="5"/>printf(</text:span><text:span text:style-name="T106">", "</text:span><text:span text:style-name="T102">)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 <text:s/>printf(</text:span><text:span text:style-name="T106">"</text:span><text:span text:style-name="T103">\n</text:span><text:span text:style-name="T106">"</text:span><text:span text:style-name="T102">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71"><text:span text:style-name="T66">Пункт (</text:span><text:span text:style-name="T67">e)</text:span><text:span text:style-name="T66">. </text:span><text:span text:style-name="T43">Реализуйте функцию </text:span><text:span text:style-name="T76">gcd</text:span><text:span text:style-name="T43"> возвращающую наибольший общий делитель. Заголовок: </text:span><text:span text:style-name="T76">int gcd(int a, int b)</text:span><text:span text:style-name="T43">.</text:span></text:p>
      <text:p text:style-name="P92">Код программы:</text:p>
      <text:p text:style-name="P21"><draw:custom-shape text:anchor-type="paragraph" draw:z-index="36" draw:name="Врезка 37" draw:style-name="gr13" draw:text-style-name="P146" svg:width="16.925cm" svg:height="4.492cm" svg:x="0.035cm" svg:y="0cm"><text:p text:style-name="P145"><text:span text:style-name="T99">// Возвращает наибольший общий делитель чисел a и b</text:span><text:span text:style-name="T99"><text:line-break/></text:span><text:span text:style-name="T103">int </text:span><text:span text:style-name="T101">gcd</text:span><text:span text:style-name="T102">(</text:span><text:span text:style-name="T103">int </text:span><text:span text:style-name="T102">a</text:span><text:span text:style-name="T103">, int </text:span><text:span text:style-name="T102">b) {</text:span><text:span text:style-name="T102"><text:line-break/></text:span><text:span text:style-name="T102"> <text:s/>sort2(&amp;a</text:span><text:span text:style-name="T103">, </text:span><text:span text:style-name="T102">&amp;b)</text:span><text:span text:style-name="T103">;</text:span><text:span text:style-name="T103"><text:line-break/></text:span><text:span text:style-name="T103"> <text:s/>if </text:span><text:span text:style-name="T102">(b % a == </text:span><text:span text:style-name="T107">0</text:span><text:span text:style-name="T102">)</text:span><text:span text:style-name="T102"><text:line-break/></text:span><text:span text:style-name="T102"> <text:s text:c="3"/></text:span><text:span text:style-name="T103">return </text:span><text:span text:style-name="T102">a</text:span><text:span text:style-name="T103">;</text:span><text:span text:style-name="T103"><text:line-break/></text:span><text:span text:style-name="T103"> <text:s/>int </text:span><text:span text:style-name="T102">gcd = </text:span><text:span text:style-name="T107">1</text:span><text:span text:style-name="T103">;</text:span><text:span text:style-name="T103"><text:line-break/></text:span><text:span text:style-name="T103"> <text:s/>for </text:span><text:span text:style-name="T102">(</text:span><text:span text:style-name="T103">int </text:span><text:span text:style-name="T102">i = </text:span><text:span text:style-name="T107">2</text:span><text:span text:style-name="T103">; </text:span><text:span text:style-name="T102">i &lt;= (</text:span><text:span text:style-name="T103">int</text:span><text:span text:style-name="T102">)sqrt(b)</text:span><text:span text:style-name="T103">; </text:span><text:span text:style-name="T102">i ++)</text:span><text:span text:style-name="T102"><text:line-break/></text:span><text:span text:style-name="T102"> <text:s text:c="3"/></text:span><text:span text:style-name="T103">if </text:span><text:span text:style-name="T102">(a % i == </text:span><text:span text:style-name="T107">0 </text:span><text:span text:style-name="T102">&amp;&amp; b % i == </text:span><text:span text:style-name="T107">0</text:span><text:span text:style-name="T102">)</text:span><text:span text:style-name="T102"><text:line-break/></text:span><text:span text:style-name="T102"> <text:s text:c="5"/>gcd = i</text:span><text:span text:style-name="T103">;</text:span><text:span text:style-name="T103"><text:line-break/></text:span><text:span text:style-name="T103"> <text:s/>return </text:span><text:span text:style-name="T102">gcd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7"/>
      <text:p text:style-name="P137"/>
      <text:p text:style-name="P137"/>
      <text:p text:style-name="P137"/>
      <text:p text:style-name="P137"/>
      <text:p text:style-name="P137"/>
      <text:p text:style-name="P72"><text:span text:style-name="T66"/></text:p>
      <text:p text:style-name="P72"><text:soft-page-break/><text:span text:style-name="T66">Пункт (</text:span><text:span text:style-name="T68">f</text:span><text:span text:style-name="T67">)</text:span><text:span text:style-name="T66">. </text:span><text:span text:style-name="T19">Реализуйте функцию </text:span><text:span text:style-name="T33">lcm</text:span><text:span text:style-name="T19"> возвращающую наименьшее общее кратное.</text:span></text:p>
      <text:p text:style-name="P72"><text:span text:style-name="T19">Заголовок: </text:span><text:span text:style-name="T33">int lcm(int a, int b)</text:span><text:span text:style-name="T19">. </text:span></text:p>
      <text:p text:style-name="P93">Код программы:</text:p>
      <text:p text:style-name="P22"><draw:custom-shape text:anchor-type="paragraph" draw:z-index="37" draw:name="Врезка 38" draw:style-name="gr12" draw:text-style-name="P146" svg:width="16.925cm" svg:height="3.996cm" svg:x="0.035cm" svg:y="0cm"><text:p text:style-name="P145"><text:span text:style-name="T99">// Возвращает наименьшее общее кратное чисел a и b</text:span><text:span text:style-name="T99"><text:line-break/></text:span><text:span text:style-name="T103">int </text:span><text:span text:style-name="T101">lcm</text:span><text:span text:style-name="T102">(</text:span><text:span text:style-name="T103">int </text:span><text:span text:style-name="T102">a</text:span><text:span text:style-name="T103">, int </text:span><text:span text:style-name="T102">b) {</text:span><text:span text:style-name="T102"><text:line-break/></text:span><text:span text:style-name="T102"> <text:s/>sort2(&amp;a</text:span><text:span text:style-name="T103">, </text:span><text:span text:style-name="T102">&amp;b)</text:span><text:span text:style-name="T103">;</text:span><text:span text:style-name="T103"><text:line-break/></text:span><text:span text:style-name="T103"> <text:s/>int </text:span><text:span text:style-name="T102">d = gcd(a</text:span><text:span text:style-name="T103">, </text:span><text:span text:style-name="T102">b)</text:span><text:span text:style-name="T103">;</text:span><text:span text:style-name="T103"><text:line-break/></text:span><text:span text:style-name="T103"> <text:s/>if </text:span><text:span text:style-name="T102">(d == </text:span><text:span text:style-name="T107">1</text:span><text:span text:style-name="T102">)</text:span><text:span text:style-name="T102"><text:line-break/></text:span><text:span text:style-name="T102"> <text:s text:c="3"/></text:span><text:span text:style-name="T103">return </text:span><text:span text:style-name="T102">a * b</text:span><text:span text:style-name="T103">;</text:span><text:span text:style-name="T103"><text:line-break/></text:span><text:span text:style-name="T103"> <text:s/>else if </text:span><text:span text:style-name="T102">(d == a)</text:span><text:span text:style-name="T102"><text:line-break/></text:span><text:span text:style-name="T102"> <text:s text:c="3"/></text:span><text:span text:style-name="T103">return </text:span><text:span text:style-name="T102">b</text:span><text:span text:style-name="T103">;</text:span><text:span text:style-name="T103"><text:line-break/></text:span><text:span text:style-name="T103"> <text:s/>return </text:span><text:span text:style-name="T102">b * a / d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2"><text:span text:style-name="T66">Пункт (</text:span><text:span text:style-name="T69">g</text:span><text:span text:style-name="T67">)</text:span><text:span text:style-name="T66">. </text:span><text:span text:style-name="T23">Реализуйте функцию </text:span><text:span text:style-name="T32">simpleFraction</text:span><text:span text:style-name="T23"> для сокращения дроби </text:span><text:span text:style-name="T32">a</text:span><text:span text:style-name="T23">. </text:span></text:p>
      <text:p text:style-name="P72"><text:span text:style-name="T23">Заголовок: </text:span><text:span text:style-name="T32">void simpleFraction(fraction *f)</text:span><text:span text:style-name="T23">.</text:span><text:span text:style-name="T86"> </text:span></text:p>
      <text:p text:style-name="P94">Код программы:</text:p>
      <text:p text:style-name="P23"><draw:custom-shape text:anchor-type="paragraph" draw:z-index="38" draw:name="Врезка 39" draw:style-name="gr11" draw:text-style-name="P148" svg:width="16.925cm" svg:height="2.879cm" svg:x="0.035cm" svg:y="0cm"><text:p text:style-name="P147"><text:span text:style-name="T99">// Возвращает упрощенную дробь f структуры fraction</text:span><text:span text:style-name="T99"><text:line-break/></text:span><text:span text:style-name="T103">void </text:span><text:span text:style-name="T101">simpleFraction</text:span><text:span text:style-name="T102">(</text:span><text:span text:style-name="T100">fraction </text:span><text:span text:style-name="T102">*f) {</text:span><text:span text:style-name="T102"><text:line-break/></text:span><text:span text:style-name="T102"> <text:s/></text:span><text:span text:style-name="T105">assert</text:span><text:span text:style-name="T102">(f-&gt;</text:span><text:span text:style-name="T104">denumerator </text:span><text:span text:style-name="T102">!= </text:span><text:span text:style-name="T107">0</text:span><text:span text:style-name="T102">)</text:span><text:span text:style-name="T103">;</text:span><text:span text:style-name="T103"><text:line-break/></text:span><text:span text:style-name="T103"> <text:s/>int </text:span><text:span text:style-name="T102">d = gcd(f-&gt;</text:span><text:span text:style-name="T104">numerator</text:span><text:span text:style-name="T103">, </text:span><text:span text:style-name="T102">f-&gt;</text:span><text:span text:style-name="T104">denumerator</text:span><text:span text:style-name="T102">)</text:span><text:span text:style-name="T103">;</text:span><text:span text:style-name="T103"><text:line-break/></text:span><text:span text:style-name="T103"> <text:s/></text:span><text:span text:style-name="T102">f-&gt;</text:span><text:span text:style-name="T104">numerator </text:span><text:span text:style-name="T102">/= d</text:span><text:span text:style-name="T103">;</text:span><text:span text:style-name="T103"><text:line-break/></text:span><text:span text:style-name="T103"> <text:s/></text:span><text:span text:style-name="T102">f-&gt;</text:span><text:span text:style-name="T104">denumerator </text:span><text:span text:style-name="T102">/= d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23"/>
      <text:p text:style-name="P23"/>
      <text:p text:style-name="P115"><text:span text:style-name="T12"/></text:p>
      <text:p text:style-name="P115"><text:span text:style-name="T12">Пункт (</text:span><text:span text:style-name="T34">h</text:span><text:span text:style-name="T13">)</text:span><text:span text:style-name="T12">. </text:span><text:span text:style-name="T19">Реализуйте функцию </text:span><text:span text:style-name="T33">mulFractions</text:span><text:span text:style-name="T19"> умножения двух дробей </text:span><text:span text:style-name="T33">a</text:span><text:span text:style-name="T19"> и </text:span><text:span text:style-name="T33">b</text:span><text:span text:style-name="T19">.</text:span></text:p>
      <text:p text:style-name="P115"><text:span text:style-name="T19">Заголовок: </text:span><text:span text:style-name="T33">fraction mulFractions(fraction f1, fraction f2)</text:span><text:span text:style-name="T19">. </text:span></text:p>
      <text:p text:style-name="P94">Код программы:</text:p>
      <text:p text:style-name="P23"><draw:custom-shape text:anchor-type="paragraph" draw:z-index="39" draw:name="Врезка 40" draw:style-name="gr10" draw:text-style-name="P148" svg:width="16.925cm" svg:height="4.896cm" svg:x="0.035cm" svg:y="0cm"><text:p text:style-name="P147"><text:span text:style-name="T99">// Возвращает дробь, которая является результатом произведения дроби f1 и f2</text:span><text:span text:style-name="T99"><text:line-break/></text:span><text:span text:style-name="T100">fraction </text:span><text:span text:style-name="T101">mulFractions</text:span><text:span text:style-name="T102">(</text:span><text:span text:style-name="T100">fraction </text:span><text:span text:style-name="T102">f1</text:span><text:span text:style-name="T103">, </text:span><text:span text:style-name="T100">fraction </text:span><text:span text:style-name="T102">f2) {</text:span><text:span text:style-name="T102"><text:line-break/></text:span><text:span text:style-name="T102"> <text:s/></text:span><text:span text:style-name="T105">assert</text:span><text:span text:style-name="T102">(f1.</text:span><text:span text:style-name="T104">denumerator </text:span><text:span text:style-name="T102">!= </text:span><text:span text:style-name="T107">0 </text:span><text:span text:style-name="T102">&amp;&amp; f2.</text:span><text:span text:style-name="T104">denumerator </text:span><text:span text:style-name="T102">!= </text:span><text:span text:style-name="T107">0</text:span><text:span text:style-name="T102">)</text:span><text:span text:style-name="T103">;</text:span><text:span text:style-name="T103"><text:line-break/></text:span><text:span text:style-name="T103"> <text:s/></text:span><text:span text:style-name="T100">fraction </text:span><text:span text:style-name="T102">f3</text:span><text:span text:style-name="T103">;</text:span><text:span text:style-name="T103"><text:line-break/></text:span><text:span text:style-name="T103"> <text:s/></text:span><text:span text:style-name="T100">fraction </text:span><text:span text:style-name="T102">n1 = (</text:span><text:span text:style-name="T100">fraction</text:span><text:span text:style-name="T102">){f1.</text:span><text:span text:style-name="T104">numerator</text:span><text:span text:style-name="T103">, </text:span><text:span text:style-name="T102">f2.</text:span><text:span text:style-name="T104">denumerator</text:span><text:span text:style-name="T102">}</text:span><text:span text:style-name="T103">;</text:span><text:span text:style-name="T103"><text:line-break/></text:span><text:span text:style-name="T103"> <text:s/></text:span><text:span text:style-name="T100">fraction </text:span><text:span text:style-name="T102">n2 = (</text:span><text:span text:style-name="T100">fraction</text:span><text:span text:style-name="T102">){f2.</text:span><text:span text:style-name="T104">numerator</text:span><text:span text:style-name="T103">, </text:span><text:span text:style-name="T102">f1.</text:span><text:span text:style-name="T104">denumerator</text:span><text:span text:style-name="T102">}</text:span><text:span text:style-name="T103">;</text:span><text:span text:style-name="T103"><text:line-break/></text:span><text:span text:style-name="T103"> <text:s/></text:span><text:span text:style-name="T102">simpleFraction(&amp;n1)</text:span><text:span text:style-name="T103">;</text:span><text:span text:style-name="T103"><text:line-break/></text:span><text:span text:style-name="T103"> <text:s/></text:span><text:span text:style-name="T102">simpleFraction(&amp;n2)</text:span><text:span text:style-name="T103">;</text:span><text:span text:style-name="T103"><text:line-break/></text:span><text:span text:style-name="T103"> <text:s/></text:span><text:span text:style-name="T102">f3.</text:span><text:span text:style-name="T104">numerator </text:span><text:span text:style-name="T102">= n1.</text:span><text:span text:style-name="T104">numerator </text:span><text:span text:style-name="T102">* n2.</text:span><text:span text:style-name="T104">numerator</text:span><text:span text:style-name="T103">;</text:span><text:span text:style-name="T103"><text:line-break/></text:span><text:span text:style-name="T103"> <text:s/></text:span><text:span text:style-name="T102">f3.</text:span><text:span text:style-name="T104">denumerator </text:span><text:span text:style-name="T102">= n1.</text:span><text:span text:style-name="T104">denumerator </text:span><text:span text:style-name="T102">* n2.</text:span><text:span text:style-name="T104">denumerator</text:span><text:span text:style-name="T103">;</text:span><text:span text:style-name="T103"><text:line-break/></text:span><text:span text:style-name="T103"> <text:s/>return </text:span><text:span text:style-name="T102">f3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116"><text:span text:style-name="T12"/></text:p>
      <text:p text:style-name="P116"><text:span text:style-name="T12"/></text:p>
      <text:p text:style-name="P116"><text:span text:style-name="T12"/></text:p>
      <text:p text:style-name="P116"><text:span text:style-name="T12">Пункт (</text:span><text:span text:style-name="T35">i</text:span><text:span text:style-name="T13">)</text:span><text:span text:style-name="T12">. </text:span><text:span text:style-name="T8">Реализуйте функцию </text:span><text:span text:style-name="T11">divFractions</text:span><text:span text:style-name="T8"> деления двух дробей </text:span><text:span text:style-name="T11">a</text:span><text:span text:style-name="T8"> и </text:span><text:span text:style-name="T11">b</text:span><text:span text:style-name="T8">. </text:span></text:p>
      <text:p text:style-name="P116"><text:span text:style-name="T8">Заголовок: </text:span><text:span text:style-name="T11">fraction divFraction(fraction f1, fraction f2)</text:span><text:span text:style-name="T8">. </text:span></text:p>
      <text:p text:style-name="P95">Код программы:</text:p>
      <text:p text:style-name="P24"><draw:custom-shape text:anchor-type="paragraph" draw:z-index="40" draw:name="Врезка 41" draw:style-name="gr9" draw:text-style-name="P148" svg:width="16.925cm" svg:height="2.075cm" svg:x="0.035cm" svg:y="0cm"><text:p text:style-name="P147"><text:span text:style-name="T99">// Возвращает дробь, которая является результатом делением дроби f1 на f2</text:span><text:span text:style-name="T99"><text:line-break/></text:span><text:span text:style-name="T100">fraction </text:span><text:span text:style-name="T101">divFraction</text:span><text:span text:style-name="T102">(</text:span><text:span text:style-name="T100">fraction </text:span><text:span text:style-name="T102">f1</text:span><text:span text:style-name="T103">, </text:span><text:span text:style-name="T100">fraction </text:span><text:span text:style-name="T102">f2) {</text:span><text:span text:style-name="T102"><text:line-break/></text:span><text:span text:style-name="T102"> <text:s/></text:span><text:span text:style-name="T105">assert</text:span><text:span text:style-name="T102">(f1.</text:span><text:span text:style-name="T104">denumerator </text:span><text:span text:style-name="T102">!= </text:span><text:span text:style-name="T107">0 </text:span><text:span text:style-name="T102">&amp;&amp; f2.</text:span><text:span text:style-name="T104">denumerator </text:span><text:span text:style-name="T102">!= </text:span><text:span text:style-name="T107">0</text:span><text:span text:style-name="T102">)</text:span><text:span text:style-name="T103">;</text:span><text:span text:style-name="T103"><text:line-break/></text:span><text:span text:style-name="T103"> <text:s/>return </text:span><text:span text:style-name="T102">mulFractions(f1</text:span><text:span text:style-name="T103">, </text:span><text:span text:style-name="T102">(</text:span><text:span text:style-name="T100">fraction</text:span><text:span text:style-name="T102">){f2.</text:span><text:span text:style-name="T104">denumerator</text:span><text:span text:style-name="T103">, </text:span><text:span text:style-name="T102">f2.</text:span><text:span text:style-name="T104">numerator</text:span><text:span text:style-name="T102">}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p text:style-name="P24"/>
      <text:p text:style-name="P139">\</text:p>
      <text:p text:style-name="P139"/>
      <text:p text:style-name="P116"><text:span text:style-name="T12">Пункт (</text:span><text:span text:style-name="T35">j</text:span><text:span text:style-name="T13">)</text:span><text:span text:style-name="T12">. </text:span><text:span text:style-name="T8">Реализуйте функцию </text:span><text:span text:style-name="T11">addFractions</text:span><text:span text:style-name="T8"> сложения двух дробей </text:span><text:span text:style-name="T11">a</text:span><text:span text:style-name="T8"> и </text:span><text:span text:style-name="T11">b</text:span><text:span text:style-name="T8">. Заголовок: </text:span><text:span text:style-name="T11">fraction addFraction(fraction f1, fraction f2)</text:span><text:span text:style-name="T8">. <text:s/></text:span></text:p>
      <text:p text:style-name="P95">Код программы:</text:p>
      <text:p text:style-name="P24"><draw:custom-shape text:anchor-type="paragraph" draw:z-index="41" draw:name="Врезка 42" draw:style-name="gr8" draw:text-style-name="P148" svg:width="16.925cm" svg:height="4.398cm" svg:x="0.035cm" svg:y="0cm"><text:p text:style-name="P147"><text:span text:style-name="T99">// Возвращает дробь, которая является суммой дроби f1 и f2</text:span><text:span text:style-name="T99"><text:line-break/></text:span><text:span text:style-name="T100">fraction </text:span><text:span text:style-name="T101">addFraction</text:span><text:span text:style-name="T102">(</text:span><text:span text:style-name="T100">fraction </text:span><text:span text:style-name="T102">f1</text:span><text:span text:style-name="T103">, </text:span><text:span text:style-name="T100">fraction </text:span><text:span text:style-name="T102">f2) {</text:span><text:span text:style-name="T102"><text:line-break/></text:span><text:span text:style-name="T102"> <text:s/></text:span><text:span text:style-name="T105">assert</text:span><text:span text:style-name="T102">(f1.</text:span><text:span text:style-name="T104">denumerator </text:span><text:span text:style-name="T102">!= </text:span><text:span text:style-name="T107">0 </text:span><text:span text:style-name="T102">&amp;&amp; f2.</text:span><text:span text:style-name="T104">denumerator </text:span><text:span text:style-name="T102">!= </text:span><text:span text:style-name="T107">0</text:span><text:span text:style-name="T102">)</text:span><text:span text:style-name="T103">;</text:span><text:span text:style-name="T103"><text:line-break/></text:span><text:span text:style-name="T103"> <text:s/></text:span><text:span text:style-name="T100">fraction </text:span><text:span text:style-name="T102">f3</text:span><text:span text:style-name="T103">;</text:span><text:span text:style-name="T103"><text:line-break/></text:span><text:span text:style-name="T103"> <text:s/>int </text:span><text:span text:style-name="T102">d = lcm(f1.</text:span><text:span text:style-name="T104">denumerator</text:span><text:span text:style-name="T103">, </text:span><text:span text:style-name="T102">f2.</text:span><text:span text:style-name="T104">denumerator</text:span><text:span text:style-name="T102">)</text:span><text:span text:style-name="T103">;</text:span><text:span text:style-name="T103"><text:line-break/></text:span><text:span text:style-name="T103"> <text:s/></text:span><text:span text:style-name="T102">f3.</text:span><text:span text:style-name="T104">numerator </text:span><text:span text:style-name="T102">= f1.</text:span><text:span text:style-name="T104">numerator </text:span><text:span text:style-name="T102">* (d / f1.</text:span><text:span text:style-name="T104">denumerator</text:span><text:span text:style-name="T102">) +</text:span><text:span text:style-name="T102"><text:line-break/></text:span><text:span text:style-name="T102"> <text:s text:c="16"/>f2.</text:span><text:span text:style-name="T104">numerator </text:span><text:span text:style-name="T102">* (d / f2.</text:span><text:span text:style-name="T104">denumerator</text:span><text:span text:style-name="T102">)</text:span><text:span text:style-name="T103">;</text:span><text:span text:style-name="T103"><text:line-break/></text:span><text:span text:style-name="T103"> <text:s/></text:span><text:span text:style-name="T102">f3.</text:span><text:span text:style-name="T104">denumerator </text:span><text:span text:style-name="T102">= d</text:span><text:span text:style-name="T103">;</text:span><text:span text:style-name="T103"><text:line-break/></text:span><text:span text:style-name="T103"> <text:s/></text:span><text:span text:style-name="T102">simpleFraction(&amp;f3)</text:span><text:span text:style-name="T103">;</text:span><text:span text:style-name="T103"><text:line-break/></text:span><text:span text:style-name="T103"> <text:s/>return </text:span><text:span text:style-name="T102">f3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p text:style-name="P24"/>
      <text:p text:style-name="P24"/>
      <text:p text:style-name="P24"/>
      <text:p text:style-name="P138"/>
      <text:p text:style-name="P117"><text:soft-page-break/><text:span text:style-name="T12">Пункт (</text:span><text:span text:style-name="T36">k</text:span><text:span text:style-name="T13">)</text:span><text:span text:style-name="T12">. </text:span><text:span text:style-name="T8">Реализуйте функцию </text:span><text:span text:style-name="T11">subFractions</text:span><text:span text:style-name="T8"> вычитания двух дробей </text:span><text:span text:style-name="T11">a</text:span><text:span text:style-name="T8"> и </text:span><text:span text:style-name="T11">b</text:span><text:span text:style-name="T8">.</text:span></text:p>
      <text:p text:style-name="P117"><text:span text:style-name="T8">Заголовок: </text:span><text:span text:style-name="T11">fraction subFraction(fraction f1, fraction f2)</text:span><text:span text:style-name="T8">. <text:s text:c="2"/></text:span></text:p>
      <text:p text:style-name="P96">Код программы:</text:p>
      <text:p text:style-name="P25"><draw:custom-shape text:anchor-type="paragraph" draw:z-index="42" draw:name="Врезка 43" draw:style-name="gr7" draw:text-style-name="P146" svg:width="16.925cm" svg:height="1.576cm" svg:x="0.035cm" svg:y="0cm"><text:p text:style-name="P145"><text:span text:style-name="T99">// Возвращает дробь, которая является разницей f1 и f2</text:span><text:span text:style-name="T99"><text:line-break/></text:span><text:span text:style-name="T100">fraction </text:span><text:span text:style-name="T101">subFraction</text:span><text:span text:style-name="T102">(</text:span><text:span text:style-name="T100">fraction </text:span><text:span text:style-name="T102">f1</text:span><text:span text:style-name="T103">, </text:span><text:span text:style-name="T100">fraction </text:span><text:span text:style-name="T102">f2) {</text:span><text:span text:style-name="T102"><text:line-break/></text:span><text:span text:style-name="T102"> <text:s/></text:span><text:span text:style-name="T103">return </text:span><text:span text:style-name="T102">addFraction(f1</text:span><text:span text:style-name="T103">, </text:span><text:span text:style-name="T102">(</text:span><text:span text:style-name="T100">fraction</text:span><text:span text:style-name="T102">){-f2.</text:span><text:span text:style-name="T104">numerator</text:span><text:span text:style-name="T103">, </text:span><text:span text:style-name="T102">f2.</text:span><text:span text:style-name="T104">denumerator</text:span><text:span text:style-name="T102">})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118"><text:span text:style-name="T12">Пункт (</text:span><text:span text:style-name="T37">l</text:span><text:span text:style-name="T13">)</text:span><text:span text:style-name="T12">. </text:span><text:span text:style-name="T8">Реализуйте функцию для поиска суммы </text:span><text:span text:style-name="T11">n</text:span><text:span text:style-name="T8"> дробей. </text:span></text:p>
      <text:p text:style-name="P118"><text:span text:style-name="T8">Заголовок: </text:span><text:span text:style-name="T11">fraction sumFractions(fraction *f, size_t n)</text:span><text:span text:style-name="T8">. <text:s/></text:span></text:p>
      <text:p text:style-name="P97">Код программы:</text:p>
      <text:p text:style-name="P26"><draw:custom-shape text:anchor-type="paragraph" draw:z-index="43" draw:name="Врезка 44" draw:style-name="gr6" draw:text-style-name="P148" svg:width="16.925cm" svg:height="3.673cm" svg:x="0.035cm" svg:y="0cm"><text:p text:style-name="P147"><text:span text:style-name="T99">// Возвращает сумму дробей массива f размера n структуры fraction</text:span><text:span text:style-name="T99"><text:line-break/></text:span><text:span text:style-name="T100">fraction </text:span><text:span text:style-name="T101">sumFractions</text:span><text:span text:style-name="T102">(</text:span><text:span text:style-name="T100">fraction </text:span><text:span text:style-name="T102">*f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0">fraction </text:span><text:span text:style-name="T102">f3 = f[</text:span><text:span text:style-name="T107">0</text:span><text:span text:style-name="T102">]</text:span><text:span text:style-name="T103">;</text:span><text:span text:style-name="T103"><text:line-break/></text:span><text:span text:style-name="T103"> <text:s/>for </text:span><text:span text:style-name="T102">(</text:span><text:span text:style-name="T100">size_t </text:span><text:span text:style-name="T102">i = </text:span><text:span text:style-name="T107">1</text:span><text:span text:style-name="T103">; </text:span><text:span text:style-name="T102">i &lt; n</text:span><text:span text:style-name="T103">; </text:span><text:span text:style-name="T102">i++) {</text:span><text:span text:style-name="T102"><text:line-break/></text:span><text:span text:style-name="T102"> <text:s text:c="3"/></text:span><text:span text:style-name="T105">assert</text:span><text:span text:style-name="T102">(f-&gt;</text:span><text:span text:style-name="T104">denumerator </text:span><text:span text:style-name="T102">!= </text:span><text:span text:style-name="T107">0</text:span><text:span text:style-name="T102">)</text:span><text:span text:style-name="T103">;</text:span><text:span text:style-name="T103"><text:line-break/></text:span><text:span text:style-name="T103"> <text:s text:c="3"/></text:span><text:span text:style-name="T102">f3 = addFraction(f3</text:span><text:span text:style-name="T103">, </text:span><text:span text:style-name="T102">f[i])</text:span><text:span text:style-name="T103">;</text:span><text:span text:style-name="T103"><text:line-break/></text:span><text:span text:style-name="T103"> <text:s/></text:span><text:span text:style-name="T102">}</text:span><text:span text:style-name="T102"><text:line-break/></text:span><text:span text:style-name="T102"> <text:s/></text:span><text:span text:style-name="T103">return </text:span><text:span text:style-name="T102">f3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/>
      <text:p text:style-name="P26"/>
      <text:p text:style-name="P26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2"><text:soft-page-break/><text:span text:style-name="T15">З</text:span><text:span text:style-name="T12">адание </text:span><text:span text:style-name="T38">5</text:span><text:span text:style-name="T12">.</text:span><text:span text:style-name="T8"> </text:span><text:span text:style-name="T23">*Дан массив записей. Каждая запись содержит сведения о студенте группы: фамилию и оценки по 5 предметам. Удалить записи о студентах, имеющих более одной неудовлетворительной оценки. Вывести фамилии оставшихся студентов. Указание: используйте структуру </text:span><text:span text:style-name="T98"><text:s/></text:span></text:p>
      <text:p text:style-name="P38">Реализация:</text:p>
      <text:p text:style-name="P38"><draw:custom-shape text:anchor-type="paragraph" draw:z-index="45" draw:name="Врезка 47" draw:style-name="gr4" draw:text-style-name="P146" svg:width="16.925cm" svg:height="20.178cm" svg:x="0.035cm" svg:y="-0.039cm"><text:p text:style-name="P145"><text:span text:style-name="T99">// Ввод данных о студенте s</text:span><text:span text:style-name="T99"><text:line-break/></text:span><text:span text:style-name="T103">void </text:span><text:span text:style-name="T101">inputStudent</text:span><text:span text:style-name="T102">(</text:span><text:span text:style-name="T100">student </text:span><text:span text:style-name="T102">*s) {</text:span><text:span text:style-name="T102"><text:line-break/></text:span><text:span text:style-name="T102"> <text:s/>scanf(</text:span><text:span text:style-name="T106">"%s %d %d %d %d %d"</text:span><text:span text:style-name="T103">, </text:span><text:span text:style-name="T102">s-&gt;</text:span><text:span text:style-name="T104">surname</text:span><text:span text:style-name="T103">, </text:span><text:span text:style-name="T102">&amp;s-&gt;</text:span><text:span text:style-name="T104">marks</text:span><text:span text:style-name="T102">[</text:span><text:span text:style-name="T107">0</text:span><text:span text:style-name="T102">]</text:span><text:span text:style-name="T103">, </text:span><text:span text:style-name="T102">&amp;s-&gt;</text:span><text:span text:style-name="T104">marks</text:span><text:span text:style-name="T102">[</text:span><text:span text:style-name="T107">1</text:span><text:span text:style-name="T102">]</text:span><text:span text:style-name="T103">,</text:span><text:span text:style-name="T103"><text:line-break/></text:span><text:span text:style-name="T103"> <text:s text:c="7"/></text:span><text:span text:style-name="T102">&amp;s-&gt;</text:span><text:span text:style-name="T104">marks</text:span><text:span text:style-name="T102">[</text:span><text:span text:style-name="T107">2</text:span><text:span text:style-name="T102">]</text:span><text:span text:style-name="T103">, </text:span><text:span text:style-name="T102">&amp;s-&gt;</text:span><text:span text:style-name="T104">marks</text:span><text:span text:style-name="T102">[</text:span><text:span text:style-name="T107">3</text:span><text:span text:style-name="T102">]</text:span><text:span text:style-name="T103">, </text:span><text:span text:style-name="T102">&amp;s-&gt;</text:span><text:span text:style-name="T104">marks</text:span><text:span text:style-name="T102">[</text:span><text:span text:style-name="T107">4</text:span><text:span text:style-name="T102">]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вод массива s размера n данных о студентах</text:span><text:span text:style-name="T99"><text:line-break/></text:span><text:span text:style-name="T103">void </text:span><text:span text:style-name="T101">inputStudents</text:span><text:span text:style-name="T102">(</text:span><text:span text:style-name="T100">student </text:span><text:span text:style-name="T102">*s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3">in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</text:span><text:span text:style-name="T102"><text:line-break/></text:span><text:span text:style-name="T102"> <text:s text:c="3"/>inputStudent(&amp;s[i]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 имени студента</text:span><text:span text:style-name="T99"><text:line-break/></text:span><text:span text:style-name="T103">void </text:span><text:span text:style-name="T101">outputStudent</text:span><text:span text:style-name="T102">(</text:span><text:span text:style-name="T100">student </text:span><text:span text:style-name="T102">s) {</text:span><text:span text:style-name="T102"><text:line-break/></text:span><text:span text:style-name="T102"> <text:s/>printf(</text:span><text:span text:style-name="T106">"%s"</text:span><text:span text:style-name="T103">, </text:span><text:span text:style-name="T102">s.</text:span><text:span text:style-name="T104">surname</text:span><text:span text:style-name="T102">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ит 1 ('Истина'), если оценка меньше или равно двум, иначе 0</text:span><text:span text:style-name="T99"><text:line-break/></text:span><text:span text:style-name="T103">int </text:span><text:span text:style-name="T101">isBad</text:span><text:span text:style-name="T102">(</text:span><text:span text:style-name="T103">int </text:span><text:span text:style-name="T102">a) {</text:span><text:span text:style-name="T102"><text:line-break/></text:span><text:span text:style-name="T102"> <text:s/></text:span><text:span text:style-name="T103">return </text:span><text:span text:style-name="T102">a &lt;= </text:span><text:span text:style-name="T107">2 </text:span><text:span text:style-name="T102">? </text:span><text:span text:style-name="T107">1 </text:span><text:span text:style-name="T102">: </text:span><text:span text:style-name="T107">0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и 1 ('Истина'), если количество "Плохих" оценок у стедента &lt; 2, иначе 0</text:span><text:span text:style-name="T99"><text:line-break/></text:span><text:span text:style-name="T103">int </text:span><text:span text:style-name="T101">isGoodStudent</text:span><text:span text:style-name="T102">(</text:span><text:span text:style-name="T100">student </text:span><text:span text:style-name="T102">s) {</text:span><text:span text:style-name="T102"><text:line-break/></text:span><text:span text:style-name="T102"> <text:s/></text:span><text:span text:style-name="T103">int </text:span><text:span text:style-name="T102">countBad = </text:span><text:span text:style-name="T107">0</text:span><text:span text:style-name="T103">;</text:span><text:span text:style-name="T103"><text:line-break/></text:span><text:span text:style-name="T103"> <text:s/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</text:span><text:span text:style-name="T107">5</text:span><text:span text:style-name="T103">; </text:span><text:span text:style-name="T102">++i)</text:span><text:span text:style-name="T102"><text:line-break/></text:span><text:span text:style-name="T102"> <text:s text:c="3"/></text:span><text:span text:style-name="T103">if </text:span><text:span text:style-name="T102">(isBad(s.</text:span><text:span text:style-name="T104">marks</text:span><text:span text:style-name="T102">[i]))</text:span><text:span text:style-name="T102"><text:line-break/></text:span><text:span text:style-name="T102"> <text:s text:c="5"/>countBad++</text:span><text:span text:style-name="T103">;</text:span><text:span text:style-name="T103"><text:line-break/></text:span><text:span text:style-name="T103"> <text:s/>if </text:span><text:span text:style-name="T102">(countBad &lt; </text:span><text:span text:style-name="T107">2</text:span><text:span text:style-name="T102">)</text:span><text:span text:style-name="T102"><text:line-break/></text:span><text:span text:style-name="T102"> <text:s text:c="3"/></text:span><text:span text:style-name="T103">return </text:span><text:span text:style-name="T107">1</text:span><text:span text:style-name="T103">;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ит имена студентов прошедших аттестацию</text:span><text:span text:style-name="T99"><text:line-break/></text:span><text:span text:style-name="T103">void </text:span><text:span text:style-name="T101">outputGoodStudent</text:span><text:span text:style-name="T102">(</text:span><text:span text:style-name="T100">student </text:span><text:span text:style-name="T102">*s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3">in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++i)</text:span><text:span text:style-name="T102"><text:line-break/></text:span><text:span text:style-name="T102"> <text:s text:c="3"/></text:span><text:span text:style-name="T103">if </text:span><text:span text:style-name="T102">(isGoodStudent(s[i]))</text:span><text:span text:style-name="T102"><text:line-break/></text:span><text:span text:style-name="T102"> <text:s text:c="5"/>outputStudent(s[i]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3">int </text:span><text:span text:style-name="T101">main</text:span><text:span text:style-name="T102">() {</text:span><text:span text:style-name="T102"><text:line-break/></text:span><text:span text:style-name="T102"> <text:s/></text:span><text:span text:style-name="T100">size_t </text:span><text:span text:style-name="T102">n</text:span><text:span text:style-name="T103">;</text:span><text:span text:style-name="T103"><text:line-break/></text:span><text:span text:style-name="T103"> <text:s/></text:span><text:span text:style-name="T102">scanf(</text:span><text:span text:style-name="T106">"%zd"</text:span><text:span text:style-name="T103">, </text:span><text:span text:style-name="T102">&amp;n)</text:span><text:span text:style-name="T103">;</text:span><text:span text:style-name="T103"><text:line-break/></text:span><text:span text:style-name="T103"> <text:s/></text:span><text:span text:style-name="T100">student </text:span><text:span text:style-name="T102">s[n]</text:span><text:span text:style-name="T103">;</text:span><text:span text:style-name="T103"><text:line-break/></text:span><text:span text:style-name="T103"> <text:s/></text:span><text:span text:style-name="T102">inputStudents(s</text:span><text:span text:style-name="T103">, </text:span><text:span text:style-name="T102">n)</text:span><text:span text:style-name="T103">;</text:span><text:span text:style-name="T103"><text:line-break/></text:span><text:span text:style-name="T103"><text:line-break/></text:span><text:span text:style-name="T103"> <text:s/></text:span><text:span text:style-name="T102">outputGoodStudent(s</text:span><text:span text:style-name="T103">, </text:span><text:span text:style-name="T102">n)</text:span><text:span text:style-name="T103">;</text:span><text:span text:style-name="T103"><text:line-break/></text:span><text:span text:style-name="T103"><text:line-break/></text:span><text:span text:style-name="T103"> <text:s/>return </text:span><text:span text:style-name="T107">0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34"/>
      <text:p text:style-name="P120"><text:soft-page-break/><text:span text:style-name="T15">З</text:span><text:span text:style-name="T12">адание </text:span><text:span text:style-name="T39">6</text:span><text:span text:style-name="T12">.</text:span><text:span text:style-name="T8"> *Дан массив, каждый элемент которого представляет собой временную отметку в рамках одного дня (запись из трех полей: часы, минуты и секунды). Упорядочить отметки в хронологическом порядке. Сравнение времени </text:span><text:span text:style-name="T11">t1</text:span><text:span text:style-name="T8"> с </text:span><text:span text:style-name="T11">t2</text:span><text:span text:style-name="T8"> оформить подпрограммой. </text:span><text:span text:style-name="T15"><text:s/></text:span></text:p>
      <text:p text:style-name="P39">Реализация:</text:p>
      <text:p text:style-name="P39"><draw:custom-shape text:anchor-type="paragraph" draw:z-index="46" draw:name="Врезка 46" draw:style-name="gr3" draw:text-style-name="P146" svg:width="16.925cm" svg:height="22.942cm" svg:x="0.035cm" svg:y="-0.039cm"><text:p text:style-name="P145"><text:span text:style-name="T99">// Структура time хранит в себе:</text:span><text:span text:style-name="T99"><text:line-break/></text:span><text:span text:style-name="T99">// hh - Часы</text:span><text:span text:style-name="T99"><text:line-break/></text:span><text:span text:style-name="T99">// mm - Минуты</text:span><text:span text:style-name="T99"><text:line-break/></text:span><text:span text:style-name="T99">// ss - Секунды</text:span><text:span text:style-name="T99"><text:line-break/></text:span><text:span text:style-name="T103">struct </text:span><text:span text:style-name="T108">time </text:span><text:span text:style-name="T102">{</text:span><text:span text:style-name="T102"><text:line-break/></text:span><text:span text:style-name="T102"> <text:s/></text:span><text:span text:style-name="T103">int </text:span><text:span text:style-name="T104">hh</text:span><text:span text:style-name="T103">;</text:span><text:span text:style-name="T103"><text:line-break/></text:span><text:span text:style-name="T103"> <text:s/>int </text:span><text:span text:style-name="T104">mm</text:span><text:span text:style-name="T103">;</text:span><text:span text:style-name="T103"><text:line-break/></text:span><text:span text:style-name="T103"> <text:s/>int </text:span><text:span text:style-name="T104">ss</text:span><text:span text:style-name="T103">;</text:span><text:span text:style-name="T103"><text:line-break/></text:span><text:span text:style-name="T102">}</text:span><text:span text:style-name="T103">;</text:span><text:span text:style-name="T103"><text:line-break/></text:span><text:span text:style-name="T103"><text:line-break/></text:span><text:span text:style-name="T103">typedef struct </text:span><text:span text:style-name="T108">time </text:span><text:span text:style-name="T100">time</text:span><text:span text:style-name="T103">;</text:span><text:span text:style-name="T103"><text:line-break/></text:span><text:span text:style-name="T103"><text:line-break/></text:span><text:span text:style-name="T103"><text:line-break/></text:span><text:span text:style-name="T99">// Вводит данные в структуру time</text:span><text:span text:style-name="T99"><text:line-break/></text:span><text:span text:style-name="T103">void </text:span><text:span text:style-name="T101">inputTime</text:span><text:span text:style-name="T102">(</text:span><text:span text:style-name="T100">time </text:span><text:span text:style-name="T102">*t) {</text:span><text:span text:style-name="T102"><text:line-break/></text:span><text:span text:style-name="T102"> <text:s/>scanf(</text:span><text:span text:style-name="T106">"%d %d %d"</text:span><text:span text:style-name="T103">, </text:span><text:span text:style-name="T102">&amp;t-&gt;</text:span><text:span text:style-name="T104">hh</text:span><text:span text:style-name="T103">, </text:span><text:span text:style-name="T102">&amp;t-&gt;</text:span><text:span text:style-name="T104">mm</text:span><text:span text:style-name="T103">, </text:span><text:span text:style-name="T102">&amp;t-&gt;</text:span><text:span text:style-name="T104">ss</text:span><text:span text:style-name="T102">)</text:span><text:span text:style-name="T103">;</text:span><text:span text:style-name="T103"><text:line-break/></text:span><text:span text:style-name="T103"> <text:s/></text:span><text:span text:style-name="T105">assert</text:span><text:span text:style-name="T102">(t-&gt;</text:span><text:span text:style-name="T104">hh </text:span><text:span text:style-name="T102">&lt;= </text:span><text:span text:style-name="T107">24 </text:span><text:span text:style-name="T102">&amp;&amp; t-&gt;</text:span><text:span text:style-name="T104">mm </text:span><text:span text:style-name="T102">&lt;= </text:span><text:span text:style-name="T107">60 </text:span><text:span text:style-name="T102">&amp;&amp; t-&gt;</text:span><text:span text:style-name="T104">ss </text:span><text:span text:style-name="T102">&lt;= </text:span><text:span text:style-name="T107">60</text:span><text:span text:style-name="T102">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водит массив t размера n структуры time</text:span><text:span text:style-name="T99"><text:line-break/></text:span><text:span text:style-name="T103">void </text:span><text:span text:style-name="T101">inputTimes</text:span><text:span text:style-name="T102">(</text:span><text:span text:style-name="T100">time </text:span><text:span text:style-name="T102">*t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</text:span><text:span text:style-name="T102"><text:line-break/></text:span><text:span text:style-name="T102"> <text:s text:c="3"/>inputTime(&amp;t[i]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ит структуру time в формате hh:mm:ss</text:span><text:span text:style-name="T99"><text:line-break/></text:span><text:span text:style-name="T103">void </text:span><text:span text:style-name="T101">outputTime</text:span><text:span text:style-name="T102">(</text:span><text:span text:style-name="T100">time </text:span><text:span text:style-name="T102">t) {</text:span><text:span text:style-name="T102"><text:line-break/></text:span><text:span text:style-name="T102"> <text:s/>printf(</text:span><text:span text:style-name="T106">"%d:%d:%d</text:span><text:span text:style-name="T103">\n</text:span><text:span text:style-name="T106">"</text:span><text:span text:style-name="T103">, </text:span><text:span text:style-name="T102">t.</text:span><text:span text:style-name="T104">hh</text:span><text:span text:style-name="T103">, </text:span><text:span text:style-name="T102">t.</text:span><text:span text:style-name="T104">mm</text:span><text:span text:style-name="T103">, </text:span><text:span text:style-name="T102">t.</text:span><text:span text:style-name="T104">ss</text:span><text:span text:style-name="T102">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99">// Выводит массив t размера n структуры time </text:span><text:span text:style-name="T99"><text:line-break/></text:span><text:span text:style-name="T103">void </text:span><text:span text:style-name="T101">outputTimes</text:span><text:span text:style-name="T102">(</text:span><text:span text:style-name="T100">time </text:span><text:span text:style-name="T102">*t</text:span><text:span text:style-name="T103">, </text:span><text:span text:style-name="T100">size_t </text:span><text:span text:style-name="T102">n) {</text:span><text:span text:style-name="T102"><text:line-break/></text:span><text:span text:style-name="T102"> <text:s/></text:span><text:span text:style-name="T103">for </text:span><text:span text:style-name="T102">(</text:span><text:span text:style-name="T100">size_t </text:span><text:span text:style-name="T102">i = </text:span><text:span text:style-name="T107">0</text:span><text:span text:style-name="T103">; </text:span><text:span text:style-name="T102">i &lt; n</text:span><text:span text:style-name="T103">; </text:span><text:span text:style-name="T102">i++)</text:span><text:span text:style-name="T102"><text:line-break/></text:span><text:span text:style-name="T102"> <text:s text:c="3"/>outputTime(t[i])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9">#define </text:span><text:span text:style-name="T105">COUNT_SS_IN_HH </text:span><text:span text:style-name="T107">3600</text:span></text:p><text:p text:style-name="P145"><text:span text:style-name="T109">#define </text:span><text:span text:style-name="T105">COUNT_SS_IN_MM </text:span><text:span text:style-name="T107">60</text:span><text:span text:style-name="T107"><text:line-break/></text:span><text:span text:style-name="T107"><text:line-break/></text:span><text:span text:style-name="T99">// Возвращает 1, если время t1 &lt; t2, приведенное в секунды</text:span><text:span text:style-name="T99"><text:line-break/></text:span><text:span text:style-name="T103">int </text:span><text:span text:style-name="T101">isBefore</text:span><text:span text:style-name="T107">(</text:span><text:span text:style-name="T100">time </text:span><text:span text:style-name="T103">const </text:span><text:span text:style-name="T102">t1</text:span><text:span text:style-name="T103">, </text:span><text:span text:style-name="T100">time </text:span><text:span text:style-name="T103">const </text:span><text:span text:style-name="T102">t2) {</text:span><text:span text:style-name="T102"><text:line-break/></text:span><text:span text:style-name="T102"> <text:s/></text:span><text:span text:style-name="T103">int </text:span><text:span text:style-name="T102">ss1 = t1.</text:span><text:span text:style-name="T104">hh </text:span><text:span text:style-name="T102">* </text:span><text:span text:style-name="T105">COUNT_SS_IN_HH </text:span><text:span text:style-name="T102">+ t1.</text:span><text:span text:style-name="T104">mm </text:span><text:span text:style-name="T102">* </text:span><text:span text:style-name="T105">COUNT_SS_IN_MM </text:span><text:span text:style-name="T102">+ t1.</text:span><text:span text:style-name="T104">ss</text:span><text:span text:style-name="T103">;</text:span><text:span text:style-name="T103"><text:line-break/></text:span><text:span text:style-name="T103"> <text:s/>int </text:span><text:span text:style-name="T107">ss2 = t2.</text:span><text:span text:style-name="T104">hh </text:span><text:span text:style-name="T107">* </text:span><text:span text:style-name="T105">COUNT_SS_IN_HH </text:span><text:span text:style-name="T107">+ t2.</text:span><text:span text:style-name="T104">mm </text:span><text:span text:style-name="T107">* </text:span><text:span text:style-name="T105">COUNT_SS_IN_MM </text:span><text:span text:style-name="T107">+ t2.</text:span><text:span text:style-name="T104">ss</text:span><text:span text:style-name="T103">;</text:span><text:span text:style-name="T103"><text:line-break/></text:span><text:span text:style-name="T103"> <text:s/>if </text:span><text:span text:style-name="T102">(ss1 &lt; ss2)</text:span><text:span text:style-name="T102"><text:line-break/></text:span><text:span text:style-name="T102"> <text:s text:c="3"/></text:span><text:span text:style-name="T103">return </text:span><text:span text:style-name="T102">1</text:span><text:span text:style-name="T103">;</text:span><text:span text:style-name="T103"><text:line-break/></text:span><text:span text:style-name="T103"> <text:s/>return </text:span><text:span text:style-name="T102">0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3">int </text:span><text:span text:style-name="T101">cmp_sortTime</text:span><text:span text:style-name="T102">(</text:span><text:span text:style-name="T103">const void </text:span><text:span text:style-name="T102">*a</text:span><text:span text:style-name="T103">, const void </text:span><text:span text:style-name="T102">*b) {</text:span><text:span text:style-name="T102"><text:line-break/></text:span><text:span text:style-name="T102"> <text:s/></text:span><text:span text:style-name="T100">time </text:span><text:span text:style-name="T102">*t1 = (</text:span><text:span text:style-name="T100">time </text:span><text:span text:style-name="T102">*) a</text:span><text:span text:style-name="T103">;</text:span><text:span text:style-name="T103"><text:line-break/></text:span><text:span text:style-name="T103"> <text:s/></text:span><text:span text:style-name="T100">time </text:span><text:span text:style-name="T102">*t2 = (</text:span><text:span text:style-name="T100">time </text:span><text:span text:style-name="T102">*) b</text:span><text:span text:style-name="T103">;</text:span><text:span text:style-name="T103"><text:line-break/></text:span><text:span text:style-name="T103"> <text:s/>if </text:span><text:span text:style-name="T102">(t1-&gt;</text:span><text:span text:style-name="T104">hh </text:span><text:span text:style-name="T102">== t2-&gt;</text:span><text:span text:style-name="T104">hh </text:span><text:span text:style-name="T102">&amp;&amp; t1-&gt;</text:span><text:span text:style-name="T104">mm </text:span><text:span text:style-name="T102">== t2-&gt;</text:span><text:span text:style-name="T104">mm </text:span><text:span text:style-name="T102">&amp;&amp; t1-&gt;</text:span><text:span text:style-name="T104">ss </text:span><text:span text:style-name="T102">== t2-&gt;</text:span><text:span text:style-name="T104">ss</text:span><text:span text:style-name="T102">)</text:span><text:span text:style-name="T102"><text:line-break/></text:span><text:span text:style-name="T102"> <text:s text:c="3"/></text:span><text:span text:style-name="T103">return </text:span><text:span text:style-name="T107">0</text:span><text:span text:style-name="T103">;</text:span><text:span text:style-name="T103"><text:line-break/></text:span><text:span text:style-name="T103"> <text:s/>else if </text:span><text:span text:style-name="T102">(isBefore(*t1</text:span><text:span text:style-name="T103">, </text:span><text:span text:style-name="T102">*t2))</text:span><text:span text:style-name="T102"><text:line-break/></text:span><text:span text:style-name="T102"> <text:s text:c="3"/></text:span><text:span text:style-name="T103">return </text:span><text:span text:style-name="T102">-</text:span><text:span text:style-name="T107">1</text:span><text:span text:style-name="T103">;</text:span><text:span text:style-name="T103"><text:line-break/></text:span><text:span text:style-name="T103"> <text:s/>return </text:span><text:span text:style-name="T107">1</text:span><text:span text:style-name="T103">;</text:span><text:span text:style-name="T103"><text:line-break/></text:span><text:span text:style-name="T102">}</text:span><text:span text:style-name="T102"><text:line-break/></text:span><text:span text:style-name="T102"><text:line-break/></text:span><text:span text:style-name="T10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/>
      <text:p text:style-name="P38"/>
      <text:p text:style-name="P38"/>
      <text:p text:style-name="P38"/>
      <text:p text:style-name="P38"/>
      <text:p text:style-name="P38"><draw:custom-shape text:anchor-type="paragraph" draw:z-index="47" draw:name="Врезка 48" draw:style-name="gr2" draw:text-style-name="P146" svg:width="16.925cm" svg:height="4.823cm" svg:x="0.035cm" svg:y="-0.039cm"><text:p text:style-name="P145"><text:span text:style-name="T103">int </text:span><text:span text:style-name="T101">main</text:span><text:span text:style-name="T102">() { </text:span><text:span text:style-name="T102"><text:line-break/></text:span><text:span text:style-name="T102"> <text:s/></text:span><text:span text:style-name="T100">size_t </text:span><text:span text:style-name="T102">n</text:span><text:span text:style-name="T103">; </text:span><text:span text:style-name="T103"><text:line-break/></text:span><text:span text:style-name="T103"> <text:s/></text:span><text:span text:style-name="T102">scanf(</text:span><text:span text:style-name="T106">"%zd"</text:span><text:span text:style-name="T103">, </text:span><text:span text:style-name="T102">&amp;n)</text:span><text:span text:style-name="T103">; </text:span><text:span text:style-name="T103"><text:line-break/></text:span><text:span text:style-name="T103"> <text:s/></text:span><text:span text:style-name="T100">time </text:span><text:span text:style-name="T102">t[n]</text:span><text:span text:style-name="T103">; </text:span><text:span text:style-name="T103"><text:line-break/></text:span><text:span text:style-name="T103"> <text:s/></text:span><text:span text:style-name="T102">inputTimes(t</text:span><text:span text:style-name="T103">, </text:span><text:span text:style-name="T102">n)</text:span><text:span text:style-name="T103">; </text:span><text:span text:style-name="T103"><text:line-break/></text:span><text:span text:style-name="T103"> </text:span><text:span text:style-name="T103"><text:line-break/></text:span><text:span text:style-name="T103"> <text:s/></text:span><text:span text:style-name="T102">qsort(t</text:span><text:span text:style-name="T103">, </text:span><text:span text:style-name="T102">n</text:span><text:span text:style-name="T103">, sizeof</text:span><text:span text:style-name="T102">(</text:span><text:span text:style-name="T100">time</text:span><text:span text:style-name="T102">)</text:span><text:span text:style-name="T103">, </text:span><text:span text:style-name="T102">cmp_sortTime)</text:span><text:span text:style-name="T103">; </text:span><text:span text:style-name="T103"><text:line-break/></text:span><text:span text:style-name="T103"> </text:span><text:span text:style-name="T103"><text:line-break/></text:span><text:span text:style-name="T103"> <text:s/></text:span><text:span text:style-name="T102">outputTimes(t</text:span><text:span text:style-name="T103">, </text:span><text:span text:style-name="T102">n)</text:span><text:span text:style-name="T103">; </text:span><text:span text:style-name="T103"><text:line-break/></text:span><text:span text:style-name="T103"> </text:span><text:span text:style-name="T103"><text:line-break/></text:span><text:span text:style-name="T103"> <text:s/>return </text:span><text:span text:style-name="T107">0</text:span><text:span text:style-name="T103">; 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1"><text:span text:style-name="T15">З</text:span><text:span text:style-name="T12">адание </text:span><text:span text:style-name="T77">7</text:span><text:span text:style-name="T12">.</text:span><text:span text:style-name="T8"> </text:span><text:span text:style-name="T10">*Определить время, прошедшее от t1 до t2. Время предоставлено записью из трех полей: часы, минуты, секунды. </text:span></text:p>
      <text:p text:style-name="P40">Реализация:</text:p>
      <text:p text:style-name="P40"><draw:custom-shape text:anchor-type="paragraph" draw:z-index="48" draw:name="Врезка 49" draw:style-name="gr1" draw:text-style-name="P146" svg:width="16.925cm" svg:height="5.319cm" svg:x="0.035cm" svg:y="-0.039cm"><text:p text:style-name="P145"><text:span text:style-name="T99">// Возвращает время прошедшее в промежутке от t1 до t2</text:span><text:span text:style-name="T99"><text:line-break/></text:span><text:span text:style-name="T100">time </text:span><text:span text:style-name="T101">timePassed</text:span><text:span text:style-name="T102">(</text:span><text:span text:style-name="T100">time </text:span><text:span text:style-name="T103">const </text:span><text:span text:style-name="T102">t1</text:span><text:span text:style-name="T103">, </text:span><text:span text:style-name="T100">time </text:span><text:span text:style-name="T103">const </text:span><text:span text:style-name="T102">t2) {</text:span><text:span text:style-name="T102"><text:line-break/></text:span><text:span text:style-name="T102"> <text:s/></text:span><text:span text:style-name="T103">int </text:span><text:span text:style-name="T102">ss1 = t1.</text:span><text:span text:style-name="T104">hh </text:span><text:span text:style-name="T102">* </text:span><text:span text:style-name="T105">COUNT_SS_IN_HH </text:span><text:span text:style-name="T102">+ t1.</text:span><text:span text:style-name="T104">mm </text:span><text:span text:style-name="T102">* </text:span><text:span text:style-name="T105">COUNT_SS_IN_MM </text:span><text:span text:style-name="T102">+ t1.</text:span><text:span text:style-name="T104">ss</text:span><text:span text:style-name="T103">;</text:span><text:span text:style-name="T103"><text:line-break/></text:span><text:span text:style-name="T103"> <text:s/>int </text:span><text:span text:style-name="T102">ss2 = t2.</text:span><text:span text:style-name="T104">hh </text:span><text:span text:style-name="T102">* </text:span><text:span text:style-name="T105">COUNT_SS_IN_HH </text:span><text:span text:style-name="T102">+ t2.</text:span><text:span text:style-name="T104">mm </text:span><text:span text:style-name="T102">* </text:span><text:span text:style-name="T105">COUNT_SS_IN_MM </text:span><text:span text:style-name="T102">+ t2.</text:span><text:span text:style-name="T104">ss</text:span><text:span text:style-name="T103">;</text:span><text:span text:style-name="T103"><text:line-break/></text:span><text:span text:style-name="T103"> <text:s/>int </text:span><text:span text:style-name="T102">ss3 = ss2 - ss1</text:span><text:span text:style-name="T103">;</text:span><text:span text:style-name="T103"><text:line-break/></text:span><text:span text:style-name="T103"> <text:s/></text:span><text:span text:style-name="T100">time </text:span><text:span text:style-name="T102">t3</text:span><text:span text:style-name="T103">;</text:span><text:span text:style-name="T103"><text:line-break/></text:span><text:span text:style-name="T103"> <text:s/></text:span><text:span text:style-name="T102">t3.</text:span><text:span text:style-name="T104">hh </text:span><text:span text:style-name="T102">= ss3 / </text:span><text:span text:style-name="T105">COUNT_SS_IN_HH</text:span><text:span text:style-name="T103">;</text:span><text:span text:style-name="T103"><text:line-break/></text:span><text:span text:style-name="T103"> <text:s/></text:span><text:span text:style-name="T102">ss3 -= t3.</text:span><text:span text:style-name="T104">hh </text:span><text:span text:style-name="T102">* </text:span><text:span text:style-name="T105">COUNT_SS_IN_HH</text:span><text:span text:style-name="T103">;</text:span><text:span text:style-name="T103"><text:line-break/></text:span><text:span text:style-name="T103"> <text:s/></text:span><text:span text:style-name="T102">t3.</text:span><text:span text:style-name="T104">mm </text:span><text:span text:style-name="T102">= ss3 / </text:span><text:span text:style-name="T105">COUNT_SS_IN_MM</text:span><text:span text:style-name="T103">;</text:span><text:span text:style-name="T103"><text:line-break/></text:span><text:span text:style-name="T103"> <text:s/></text:span><text:span text:style-name="T102">ss3 -= t3.</text:span><text:span text:style-name="T104">mm </text:span><text:span text:style-name="T102">* </text:span><text:span text:style-name="T105">COUNT_SS_IN_MM</text:span><text:span text:style-name="T103">;</text:span><text:span text:style-name="T103"><text:line-break/></text:span><text:span text:style-name="T103"> <text:s/></text:span><text:span text:style-name="T102">t3.</text:span><text:span text:style-name="T104">ss </text:span><text:span text:style-name="T102">= ss3 % </text:span><text:span text:style-name="T105">COUNT_SS_IN_MM</text:span><text:span text:style-name="T103">;</text:span><text:span text:style-name="T103"><text:line-break/></text:span><text:span text:style-name="T103"> <text:s/>return </text:span><text:span text:style-name="T102">t3</text:span><text:span text:style-name="T103">;</text:span><text:span text:style-name="T103"><text:line-break/></text:span><text:span text:style-name="T102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2-15T16:44:51.078000000</dc:date>
    <meta:editing-duration>P2DT9H38M1S</meta:editing-duration>
    <meta:editing-cycles>7</meta:editing-cycles>
    <meta:document-statistic meta:table-count="0" meta:image-count="0" meta:object-count="0" meta:page-count="16" meta:paragraph-count="150" meta:word-count="1155" meta:character-count="8905" meta:non-whitespace-character-count="7823"/>
  </office:meta>
</office:document-meta>
</file>